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0">
            <text:p>10.11.17</text:p>
          </table:table-cell>
          <table:table-cell table:style-name="ce3" office:value-type="date" office:date-value="2017-11-11">
            <text:p>11.11.17</text:p>
          </table:table-cell>
          <table:table-cell table:style-name="ce3" office:value-type="date" office:date-value="2017-11-12">
            <text:p>12.11.17</text:p>
          </table:table-cell>
          <table:table-cell table:style-name="ce3" office:value-type="date" office:date-value="2017-11-13">
            <text:p>13.11.17</text:p>
          </table:table-cell>
          <table:table-cell table:style-name="ce3" office:value-type="date" office:date-value="2017-11-14">
            <text:p>14.11.17</text:p>
          </table:table-cell>
          <table:table-cell table:style-name="ce3" office:value-type="date" office:date-value="2017-11-15">
            <text:p>15.11.17</text:p>
          </table:table-cell>
          <table:table-cell table:style-name="ce3" office:value-type="date" office:date-value="2017-11-16">
            <text:p>16.11.17</text:p>
          </table:table-cell>
          <table:table-cell table:style-name="ce3" office:value-type="date" office:date-value="2017-11-17">
            <text:p>17.11.17</text:p>
          </table:table-cell>
          <table:table-cell table:style-name="ce3" office:value-type="date" office:date-value="2017-11-18">
            <text:p>18.11.17</text:p>
          </table:table-cell>
          <table:table-cell table:style-name="ce3" office:value-type="date" office:date-value="2017-11-19">
            <text:p>19.11.17</text:p>
          </table:table-cell>
          <table:table-cell table:style-name="ce3" office:value-type="date" office:date-value="2017-11-20">
            <text:p>20.11.17</text:p>
          </table:table-cell>
          <table:table-cell table:style-name="ce3" office:value-type="date" office:date-value="2017-11-21">
            <text:p>21.11.17</text:p>
          </table:table-cell>
          <table:table-cell table:style-name="ce3" office:value-type="date" office:date-value="2017-11-22">
            <text:p>22.11.17</text:p>
          </table:table-cell>
          <table:table-cell table:style-name="ce3" office:value-type="date" office:date-value="2017-11-23">
            <text:p>23.11.17</text:p>
          </table:table-cell>
          <table:table-cell table:style-name="ce3" office:value-type="date" office:date-value="2017-11-24">
            <text:p>24.11.17</text:p>
          </table:table-cell>
          <table:table-cell table:style-name="ce3" office:value-type="date" office:date-value="2017-11-25">
            <text:p>25.11.17</text:p>
          </table:table-cell>
          <table:table-cell table:style-name="ce3" office:value-type="date" office:date-value="2017-11-26">
            <text:p>26.11.17</text:p>
          </table:table-cell>
          <table:table-cell table:style-name="ce3" office:value-type="date" office:date-value="2017-11-27">
            <text:p>27.11.17</text:p>
          </table:table-cell>
          <table:table-cell table:style-name="ce3" office:value-type="date" office:date-value="2017-11-28">
            <text:p>28.11.17</text:p>
          </table:table-cell>
          <table:table-cell table:style-name="ce3" office:value-type="date" office:date-value="2017-11-29">
            <text:p>29.11.17</text:p>
          </table:table-cell>
          <table:table-cell table:style-name="ce3" office:value-type="date" office:date-value="2017-11-30">
            <text:p>30.11.17</text:p>
          </table:table-cell>
          <table:table-cell table:style-name="ce3" office:value-type="date" office:date-value="2017-12-01">
            <text:p>01.12.17</text:p>
          </table:table-cell>
          <table:table-cell table:style-name="ce3" office:value-type="date" office:date-value="2017-12-02">
            <text:p>02.12.17</text:p>
          </table:table-cell>
          <table:table-cell table:style-name="ce3" office:value-type="date" office:date-value="2017-12-03">
            <text:p>03.12.17</text:p>
          </table:table-cell>
          <table:table-cell table:style-name="ce3" office:value-type="date" office:date-value="2017-12-04">
            <text:p>04.12.17</text:p>
          </table:table-cell>
          <table:table-cell table:style-name="ce3" office:value-type="date" office:date-value="2017-12-05">
            <text:p>05.12.17</text:p>
          </table:table-cell>
          <table:table-cell table:style-name="ce3" office:value-type="date" office:date-value="2017-12-06">
            <text:p>06.12.17</text:p>
          </table:table-cell>
          <table:table-cell table:style-name="ce3" office:value-type="date" office:date-value="2017-12-07">
            <text:p>07.12.17</text:p>
          </table:table-cell>
          <table:table-cell table:style-name="ce3" office:value-type="date" office:date-value="2017-12-08">
            <text:p>08.12.17</text:p>
          </table:table-cell>
          <table:table-cell table:style-name="ce3" office:value-type="date" office:date-value="2017-12-09">
            <text:p>09.12.17</text:p>
          </table:table-cell>
          <table:table-cell table:style-name="ce3" office:value-type="date" office:date-value="2017-12-10">
            <text:p>10.12.17</text:p>
          </table:table-cell>
          <table:table-cell table:style-name="ce3" office:value-type="date" office:date-value="2017-12-11">
            <text:p>11.12.17</text:p>
          </table:table-cell>
          <table:table-cell table:style-name="ce3" office:value-type="date" office:date-value="2017-12-12">
            <text:p>12.12.17</text:p>
          </table:table-cell>
          <table:table-cell table:style-name="ce3" office:value-type="date" office:date-value="2017-12-13">
            <text:p>13.12.17</text:p>
          </table:table-cell>
          <table:table-cell table:style-name="ce3" office:value-type="date" office:date-value="2017-12-14">
            <text:p>14.12.17</text:p>
          </table:table-cell>
          <table:table-cell table:style-name="ce3" office:value-type="date" office:date-value="2017-12-15">
            <text:p>15.12.17</text:p>
          </table:table-cell>
          <table:table-cell table:style-name="ce3" office:value-type="date" office:date-value="2017-12-16">
            <text:p>16.12.17</text:p>
          </table:table-cell>
          <table:table-cell table:style-name="ce3" office:value-type="date" office:date-value="2017-12-17">
            <text:p>17.12.17</text:p>
          </table:table-cell>
          <table:table-cell table:style-name="ce3" office:value-type="date" office:date-value="2017-12-18">
            <text:p>18.12.17</text:p>
          </table:table-cell>
          <table:table-cell table:style-name="ce3" office:value-type="date" office:date-value="2017-12-19">
            <text:p>19.12.17</text:p>
          </table:table-cell>
          <table:table-cell table:style-name="ce3" office:value-type="date" office:date-value="2017-12-20">
            <text:p>20.12.17</text:p>
          </table:table-cell>
          <table:table-cell table:style-name="ce3" office:value-type="date" office:date-value="2017-12-21">
            <text:p>21.12.17</text:p>
          </table:table-cell>
          <table:table-cell table:style-name="ce3" office:value-type="date" office:date-value="2017-12-22">
            <text:p>22.12.17</text:p>
          </table:table-cell>
          <table:table-cell table:style-name="ce3" office:value-type="date" office:date-value="2017-12-23">
            <text:p>23.12.17</text:p>
          </table:table-cell>
          <table:table-cell table:style-name="ce3" office:value-type="date" office:date-value="2017-12-24">
            <text:p>24.12.17</text:p>
          </table:table-cell>
          <table:table-cell table:style-name="ce3" office:value-type="date" office:date-value="2017-12-25">
            <text:p>25.12.17</text:p>
          </table:table-cell>
          <table:table-cell table:style-name="ce3" office:value-type="date" office:date-value="2017-12-26">
            <text:p>26.12.17</text:p>
          </table:table-cell>
          <table:table-cell table:style-name="ce3" office:value-type="date" office:date-value="2017-12-27">
            <text:p>27.12.17</text:p>
          </table:table-cell>
          <table:table-cell table:style-name="ce3" office:value-type="date" office:date-value="2017-12-28">
            <text:p>28.12.17</text:p>
          </table:table-cell>
          <table:table-cell table:style-name="ce3" office:value-type="date" office:date-value="2017-12-29">
            <text:p>29.12.17</text:p>
          </table:table-cell>
          <table:table-cell table:style-name="ce3" office:value-type="date" office:date-value="2017-12-30">
            <text:p>30.12.17</text:p>
          </table:table-cell>
          <table:table-cell table:style-name="ce3" office:value-type="date" office:date-value="2017-12-31">
            <text:p>31.12.17</text:p>
          </table:table-cell>
          <table:table-cell table:style-name="ce3" office:value-type="date" office:date-value="2018-01-01">
            <text:p>01.01.18</text:p>
          </table:table-cell>
          <table:table-cell table:style-name="ce3" office:value-type="date" office:date-value="2018-01-02">
            <text:p>02.01.18</text:p>
          </table:table-cell>
          <table:table-cell table:style-name="ce3" office:value-type="date" office:date-value="2018-01-03">
            <text:p>03.01.18</text:p>
          </table:table-cell>
          <table:table-cell table:style-name="ce3" office:value-type="date" office:date-value="2018-01-04">
            <text:p>04.01.18</text:p>
          </table:table-cell>
          <table:table-cell table:style-name="ce3" office:value-type="date" office:date-value="2018-01-05">
            <text:p>05.01.18</text:p>
          </table:table-cell>
          <table:table-cell table:style-name="ce3" office:value-type="date" office:date-value="2018-01-06">
            <text:p>06.01.18</text:p>
          </table:table-cell>
          <table:table-cell table:style-name="ce3" office:value-type="date" office:date-value="2018-01-07">
            <text:p>07.01.18</text:p>
          </table:table-cell>
          <table:table-cell table:style-name="ce3" office:value-type="date" office:date-value="2018-01-08">
            <text:p>08.01.18</text:p>
          </table:table-cell>
          <table:table-cell table:style-name="ce3" office:value-type="date" office:date-value="2018-01-09">
            <text:p>09.01.18</text:p>
          </table:table-cell>
          <table:table-cell table:style-name="ce3" office:value-type="date" office:date-value="2018-01-10">
            <text:p>10.01.18</text:p>
          </table:table-cell>
          <table:table-cell table:style-name="ce3" office:value-type="date" office:date-value="2018-01-11">
            <text:p>11.01.18</text:p>
          </table:table-cell>
          <table:table-cell table:style-name="ce3" office:value-type="date" office:date-value="2018-01-12">
            <text:p>12.01.18</text:p>
          </table:table-cell>
          <table:table-cell table:style-name="ce3" office:value-type="date" office:date-value="2018-01-13">
            <text:p>13.01.18</text:p>
          </table:table-cell>
          <table:table-cell table:style-name="ce3" office:value-type="date" office:date-value="2018-01-14">
            <text:p>14.01.18</text:p>
          </table:table-cell>
          <table:table-cell table:style-name="ce3" office:value-type="date" office:date-value="2018-01-15">
            <text:p>15.01.18</text:p>
          </table:table-cell>
          <table:table-cell table:style-name="ce3" office:value-type="date" office:date-value="2018-01-16">
            <text:p>16.01.18</text:p>
          </table:table-cell>
          <table:table-cell table:style-name="ce3" office:value-type="date" office:date-value="2018-01-17">
            <text:p>17.01.18</text:p>
          </table:table-cell>
          <table:table-cell table:style-name="ce3" office:value-type="date" office:date-value="2018-01-18">
            <text:p>18.01.18</text:p>
          </table:table-cell>
          <table:table-cell table:style-name="ce3" office:value-type="date" office:date-value="2018-01-19">
            <text:p>19.01.18</text:p>
          </table:table-cell>
          <table:table-cell table:style-name="ce3" office:value-type="date" office:date-value="2018-01-20">
            <text:p>20.01.18</text:p>
          </table:table-cell>
          <table:table-cell table:style-name="ce3" office:value-type="date" office:date-value="2018-01-21">
            <text:p>21.01.18</text:p>
          </table:table-cell>
          <table:table-cell table:style-name="ce3" office:value-type="date" office:date-value="2018-01-22">
            <text:p>22.01.18</text:p>
          </table:table-cell>
          <table:table-cell table:style-name="ce3" office:value-type="date" office:date-value="2018-01-23">
            <text:p>23.01.18</text:p>
          </table:table-cell>
          <table:table-cell table:style-name="ce3" office:value-type="date" office:date-value="2018-01-24">
            <text:p>24.01.18</text:p>
          </table:table-cell>
          <table:table-cell table:style-name="ce3" office:value-type="date" office:date-value="2018-01-25">
            <text:p>25.01.18</text:p>
          </table:table-cell>
          <table:table-cell table:style-name="ce3" office:value-type="date" office:date-value="2018-01-26">
            <text:p>26.01.18</text:p>
          </table:table-cell>
          <table:table-cell table:style-name="ce3" office:value-type="date" office:date-value="2018-01-27">
            <text:p>27.01.18</text:p>
          </table:table-cell>
          <table:table-cell table:style-name="ce3" office:value-type="date" office:date-value="2018-01-28">
            <text:p>28.01.18</text:p>
          </table:table-cell>
          <table:table-cell table:style-name="ce3" office:value-type="date" office:date-value="2018-01-29">
            <text:p>29.01.18</text:p>
          </table:table-cell>
          <table:table-cell table:style-name="ce3" office:value-type="date" office:date-value="2018-01-30">
            <text:p>30.01.18</text:p>
          </table:table-cell>
          <table:table-cell table:style-name="ce3" office:value-type="date" office:date-value="2018-01-31">
            <text:p>31.01.18</text:p>
          </table:table-cell>
          <table:table-cell table:style-name="ce3" office:value-type="date" office:date-value="2018-02-01">
            <text:p>01.02.18</text:p>
          </table:table-cell>
          <table:table-cell table:style-name="ce3" office:value-type="date" office:date-value="2018-02-02">
            <text:p>02.02.18</text:p>
          </table:table-cell>
          <table:table-cell table:style-name="ce3" office:value-type="date" office:date-value="2018-02-03">
            <text:p>03.02.18</text:p>
          </table:table-cell>
          <table:table-cell table:style-name="ce3" office:value-type="date" office:date-value="2018-02-04">
            <text:p>04.02.18</text:p>
          </table:table-cell>
          <table:table-cell table:style-name="ce3" office:value-type="date" office:date-value="2018-02-05">
            <text:p>05.02.18</text:p>
          </table:table-cell>
          <table:table-cell table:style-name="ce3" office:value-type="date" office:date-value="2018-02-06">
            <text:p>06.02.18</text:p>
          </table:table-cell>
          <table:table-cell table:style-name="ce3" office:value-type="date" office:date-value="2018-02-07">
            <text:p>07.02.18</text:p>
          </table:table-cell>
          <table:table-cell table:style-name="ce3" office:value-type="date" office:date-value="2018-02-08">
            <text:p>08.02.18</text:p>
          </table:table-cell>
          <table:table-cell table:style-name="ce3" office:value-type="date" office:date-value="2018-02-09">
            <text:p>09.02.18</text:p>
          </table:table-cell>
          <table:table-cell table:style-name="ce3" office:value-type="date" office:date-value="2018-02-10">
            <text:p>10.02.18</text:p>
          </table:table-cell>
          <table:table-cell table:style-name="ce3" office:value-type="date" office:date-value="2018-02-11">
            <text:p>11.02.18</text:p>
          </table:table-cell>
          <table:table-cell table:style-name="ce3" office:value-type="date" office:date-value="2018-02-12">
            <text:p>12.02.18</text:p>
          </table:table-cell>
          <table:table-cell table:style-name="ce3" office:value-type="date" office:date-value="2018-02-13">
            <text:p>13.02.18</text:p>
          </table:table-cell>
          <table:table-cell table:style-name="ce3" office:value-type="date" office:date-value="2018-02-14">
            <text:p>14.02.18</text:p>
          </table:table-cell>
          <table:table-cell table:style-name="ce3" office:value-type="date" office:date-value="2018-02-15">
            <text:p>15.02.18</text:p>
          </table:table-cell>
          <table:table-cell table:style-name="ce3" office:value-type="date" office:date-value="2018-02-16">
            <text:p>16.02.18</text:p>
          </table:table-cell>
          <table:table-cell table:style-name="ce3" office:value-type="date" office:date-value="2018-02-17">
            <text:p>17.02.18</text:p>
          </table:table-cell>
          <table:table-cell table:style-name="ce3" office:value-type="date" office:date-value="2018-02-18">
            <text:p>18.02.18</text:p>
          </table:table-cell>
          <table:table-cell table:style-name="ce3" office:value-type="date" office:date-value="2018-02-19">
            <text:p>19.02.18</text:p>
          </table:table-cell>
          <table:table-cell table:style-name="ce3" office:value-type="date" office:date-value="2018-02-20">
            <text:p>20.02.18</text:p>
          </table:table-cell>
          <table:table-cell table:style-name="ce3" office:value-type="date" office:date-value="2018-02-21">
            <text:p>21.02.18</text:p>
          </table:table-cell>
          <table:table-cell table:style-name="ce3" office:value-type="date" office:date-value="2018-02-22">
            <text:p>22.02.18</text:p>
          </table:table-cell>
          <table:table-cell table:style-name="ce3" office:value-type="date" office:date-value="2018-02-23">
            <text:p>23.02.18</text:p>
          </table:table-cell>
          <table:table-cell table:style-name="ce3" office:value-type="date" office:date-value="2018-02-24">
            <text:p>24.02.18</text:p>
          </table:table-cell>
          <table:table-cell table:style-name="ce3" office:value-type="date" office:date-value="2018-02-25">
            <text:p>25.02.18</text:p>
          </table:table-cell>
          <table:table-cell table:style-name="ce3" office:value-type="date" office:date-value="2018-02-26">
            <text:p>26.02.18</text:p>
          </table:table-cell>
          <table:table-cell table:style-name="ce3" office:value-type="date" office:date-value="2018-02-27">
            <text:p>27.02.18</text:p>
          </table:table-cell>
          <table:table-cell table:style-name="ce3" office:value-type="date" office:date-value="2018-02-28">
            <text:p>28.02.18</text:p>
          </table:table-cell>
          <table:table-cell table:style-name="ce3" office:value-type="date" office:date-value="2018-03-01">
            <text:p>01.03.18</text:p>
          </table:table-cell>
          <table:table-cell table:style-name="ce3" office:value-type="date" office:date-value="2018-03-02">
            <text:p>02.03.18</text:p>
          </table:table-cell>
          <table:table-cell table:style-name="ce3" office:value-type="date" office:date-value="2018-03-03">
            <text:p>03.03.18</text:p>
          </table:table-cell>
          <table:table-cell table:style-name="ce3" office:value-type="date" office:date-value="2018-03-04">
            <text:p>04.03.18</text:p>
          </table:table-cell>
          <table:table-cell table:style-name="ce3" office:value-type="date" office:date-value="2018-03-05">
            <text:p>05.03.18</text:p>
          </table:table-cell>
          <table:table-cell table:style-name="ce3" office:value-type="date" office:date-value="2018-03-06">
            <text:p>06.03.18</text:p>
          </table:table-cell>
          <table:table-cell table:style-name="ce3" office:value-type="date" office:date-value="2018-03-07">
            <text:p>07.03.18</text:p>
          </table:table-cell>
          <table:table-cell table:style-name="ce3" office:value-type="date" office:date-value="2018-03-08">
            <text:p>08.03.18</text:p>
          </table:table-cell>
          <table:table-cell table:style-name="ce3" office:value-type="date" office:date-value="2018-03-09">
            <text:p>09.03.18</text:p>
          </table:table-cell>
          <table:table-cell table:style-name="ce3" office:value-type="date" office:date-value="2018-03-10">
            <text:p>10.03.18</text:p>
          </table:table-cell>
          <table:table-cell table:style-name="ce3" office:value-type="date" office:date-value="2018-03-11">
            <text:p>11.03.18</text:p>
          </table:table-cell>
          <table:table-cell table:style-name="ce3" office:value-type="date" office:date-value="2018-03-12">
            <text:p>12.03.18</text:p>
          </table:table-cell>
          <table:table-cell table:style-name="ce3" office:value-type="date" office:date-value="2018-03-13">
            <text:p>13.03.18</text:p>
          </table:table-cell>
          <table:table-cell table:style-name="ce3" office:value-type="date" office:date-value="2018-03-14">
            <text:p>14.03.18</text:p>
          </table:table-cell>
          <table:table-cell table:style-name="ce3" office:value-type="date" office:date-value="2018-03-15">
            <text:p>15.03.18</text:p>
          </table:table-cell>
          <table:table-cell table:style-name="ce3" office:value-type="date" office:date-value="2018-03-16">
            <text:p>16.03.18</text:p>
          </table:table-cell>
          <table:table-cell table:style-name="ce3" office:value-type="date" office:date-value="2018-03-17">
            <text:p>17.03.18</text:p>
          </table:table-cell>
          <table:table-cell table:style-name="ce3" office:value-type="date" office:date-value="2018-03-18">
            <text:p>18.03.18</text:p>
          </table:table-cell>
          <table:table-cell table:style-name="ce3" office:value-type="date" office:date-value="2018-03-19">
            <text:p>19.03.18</text:p>
          </table:table-cell>
          <table:table-cell table:style-name="ce3" office:value-type="date" office:date-value="2018-03-20">
            <text:p>20.03.18</text:p>
          </table:table-cell>
          <table:table-cell table:style-name="ce3" office:value-type="date" office:date-value="2018-03-21">
            <text:p>21.03.18</text:p>
          </table:table-cell>
          <table:table-cell table:style-name="ce3" office:value-type="date" office:date-value="2018-03-22">
            <text:p>22.03.18</text:p>
          </table:table-cell>
          <table:table-cell table:style-name="ce3" office:value-type="date" office:date-value="2018-03-23">
            <text:p>23.03.18</text:p>
          </table:table-cell>
          <table:table-cell table:style-name="ce3" office:value-type="date" office:date-value="2018-03-24">
            <text:p>24.03.18</text:p>
          </table:table-cell>
          <table:table-cell table:style-name="ce3" office:value-type="date" office:date-value="2018-03-25">
            <text:p>25.03.18</text:p>
          </table:table-cell>
          <table:table-cell table:style-name="ce3" office:value-type="date" office:date-value="2018-03-26">
            <text:p>26.03.18</text:p>
          </table:table-cell>
          <table:table-cell table:style-name="ce3" office:value-type="date" office:date-value="2018-03-27">
            <text:p>27.03.18</text:p>
          </table:table-cell>
          <table:table-cell table:style-name="ce3" office:value-type="date" office:date-value="2018-03-28">
            <text:p>28.03.18</text:p>
          </table:table-cell>
          <table:table-cell table:style-name="ce3" office:value-type="date" office:date-value="2018-03-29">
            <text:p>29.03.18</text:p>
          </table:table-cell>
          <table:table-cell table:style-name="ce3" office:value-type="date" office:date-value="2018-03-30">
            <text:p>30.03.18</text:p>
          </table:table-cell>
          <table:table-cell table:style-name="ce3" office:value-type="date" office:date-value="2018-03-31">
            <text:p>31.03.18</text:p>
          </table:table-cell>
          <table:table-cell table:style-name="ce3" office:value-type="date" office:date-value="2018-04-01">
            <text:p>01.04.18</text:p>
          </table:table-cell>
          <table:table-cell table:style-name="ce3" office:value-type="date" office:date-value="2018-04-02">
            <text:p>02.04.18</text:p>
          </table:table-cell>
          <table:table-cell table:style-name="ce3" office:value-type="date" office:date-value="2018-04-03">
            <text:p>03.04.18</text:p>
          </table:table-cell>
          <table:table-cell table:style-name="ce3" office:value-type="date" office:date-value="2018-04-04">
            <text:p>04.04.18</text:p>
          </table:table-cell>
          <table:table-cell table:style-name="ce3" office:value-type="date" office:date-value="2018-04-05">
            <text:p>05.04.18</text:p>
          </table:table-cell>
          <table:table-cell table:style-name="ce3" office:value-type="date" office:date-value="2018-04-06">
            <text:p>06.04.18</text:p>
          </table:table-cell>
          <table:table-cell table:style-name="ce3" office:value-type="date" office:date-value="2018-04-07">
            <text:p>07.04.18</text:p>
          </table:table-cell>
          <table:table-cell table:style-name="ce3" office:value-type="date" office:date-value="2018-04-08">
            <text:p>08.04.18</text:p>
          </table:table-cell>
          <table:table-cell table:style-name="ce3" office:value-type="date" office:date-value="2018-04-09">
            <text:p>09.04.18</text:p>
          </table:table-cell>
          <table:table-cell table:style-name="ce3" office:value-type="date" office:date-value="2018-04-10">
            <text:p>10.04.18</text:p>
          </table:table-cell>
          <table:table-cell table:style-name="ce3" office:value-type="date" office:date-value="2018-04-11">
            <text:p>11.04.18</text:p>
          </table:table-cell>
          <table:table-cell table:style-name="ce3" office:value-type="date" office:date-value="2018-04-12">
            <text:p>12.04.18</text:p>
          </table:table-cell>
          <table:table-cell table:style-name="ce3" office:value-type="date" office:date-value="2018-04-13">
            <text:p>13.04.18</text:p>
          </table:table-cell>
          <table:table-cell table:style-name="ce3" office:value-type="date" office:date-value="2018-04-14">
            <text:p>14.04.18</text:p>
          </table:table-cell>
          <table:table-cell table:style-name="ce3" office:value-type="date" office:date-value="2018-04-15">
            <text:p>15.04.18</text:p>
          </table:table-cell>
          <table:table-cell table:style-name="ce3" office:value-type="date" office:date-value="2018-04-16">
            <text:p>16.04.18</text:p>
          </table:table-cell>
          <table:table-cell table:style-name="ce3" office:value-type="date" office:date-value="2018-04-17">
            <text:p>17.04.18</text:p>
          </table:table-cell>
          <table:table-cell table:style-name="ce3" office:value-type="date" office:date-value="2018-04-18">
            <text:p>18.04.18</text:p>
          </table:table-cell>
          <table:table-cell table:style-name="ce3" office:value-type="date" office:date-value="2018-04-19">
            <text:p>19.04.18</text:p>
          </table:table-cell>
          <table:table-cell table:style-name="ce3" office:value-type="date" office:date-value="2018-04-20">
            <text:p>20.04.18</text:p>
          </table:table-cell>
          <table:table-cell table:style-name="ce3" office:value-type="date" office:date-value="2018-04-21">
            <text:p>21.04.18</text:p>
          </table:table-cell>
          <table:table-cell table:style-name="ce3" office:value-type="date" office:date-value="2018-04-22">
            <text:p>22.04.18</text:p>
          </table:table-cell>
          <table:table-cell table:style-name="ce3" office:value-type="date" office:date-value="2018-04-23">
            <text:p>23.04.18</text:p>
          </table:table-cell>
          <table:table-cell table:style-name="ce3" office:value-type="date" office:date-value="2018-04-24">
            <text:p>24.04.18</text:p>
          </table:table-cell>
          <table:table-cell table:style-name="ce3" office:value-type="date" office:date-value="2018-04-25">
            <text:p>25.04.18</text:p>
          </table:table-cell>
          <table:table-cell table:style-name="ce3" office:value-type="date" office:date-value="2018-04-26">
            <text:p>26.04.18</text:p>
          </table:table-cell>
          <table:table-cell table:style-name="ce3" office:value-type="date" office:date-value="2018-04-27">
            <text:p>27.04.18</text:p>
          </table:table-cell>
          <table:table-cell table:style-name="ce3" office:value-type="date" office:date-value="2018-04-28">
            <text:p>28.04.18</text:p>
          </table:table-cell>
          <table:table-cell table:style-name="ce3" office:value-type="date" office:date-value="2018-04-29">
            <text:p>29.04.18</text:p>
          </table:table-cell>
          <table:table-cell table:style-name="ce3" office:value-type="date" office:date-value="2018-04-30">
            <text:p>30.04.18</text:p>
          </table:table-cell>
          <table:table-cell table:style-name="ce3" office:value-type="date" office:date-value="2018-05-01">
            <text:p>01.05.18</text:p>
          </table:table-cell>
          <table:table-cell table:style-name="ce3" office:value-type="date" office:date-value="2018-05-02">
            <text:p>02.05.18</text:p>
          </table:table-cell>
          <table:table-cell table:style-name="ce3" office:value-type="date" office:date-value="2018-05-03">
            <text:p>03.05.18</text:p>
          </table:table-cell>
          <table:table-cell table:style-name="ce3" office:value-type="date" office:date-value="2018-05-04">
            <text:p>04.05.18</text:p>
          </table:table-cell>
          <table:table-cell table:style-name="ce3" office:value-type="date" office:date-value="2018-05-05">
            <text:p>05.05.18</text:p>
          </table:table-cell>
          <table:table-cell table:style-name="ce3" office:value-type="date" office:date-value="2018-05-06">
            <text:p>06.05.18</text:p>
          </table:table-cell>
          <table:table-cell table:style-name="ce3" office:value-type="date" office:date-value="2018-05-07">
            <text:p>07.05.18</text:p>
          </table:table-cell>
          <table:table-cell table:style-name="ce3" office:value-type="date" office:date-value="2018-05-08">
            <text:p>08.05.18</text:p>
          </table:table-cell>
          <table:table-cell table:style-name="ce3" office:value-type="date" office:date-value="2018-05-09">
            <text:p>09.05.18</text:p>
          </table:table-cell>
          <table:table-cell table:style-name="ce3" office:value-type="date" office:date-value="2018-05-10">
            <text:p>10.05.18</text:p>
          </table:table-cell>
          <table:table-cell table:style-name="ce3" office:value-type="date" office:date-value="2018-05-11">
            <text:p>11.05.18</text:p>
          </table:table-cell>
          <table:table-cell table:style-name="ce3" office:value-type="date" office:date-value="2018-05-12">
            <text:p>12.05.18</text:p>
          </table:table-cell>
          <table:table-cell table:style-name="ce3" office:value-type="date" office:date-value="2018-05-13">
            <text:p>13.05.18</text:p>
          </table:table-cell>
          <table:table-cell table:style-name="ce3" office:value-type="date" office:date-value="2018-05-14">
            <text:p>14.05.18</text:p>
          </table:table-cell>
          <table:table-cell table:style-name="ce3" office:value-type="date" office:date-value="2018-05-15">
            <text:p>15.05.18</text:p>
          </table:table-cell>
          <table:table-cell table:style-name="ce3" office:value-type="date" office:date-value="2018-05-16">
            <text:p>16.05.18</text:p>
          </table:table-cell>
          <table:table-cell table:style-name="ce3" office:value-type="date" office:date-value="2018-05-17">
            <text:p>17.05.18</text:p>
          </table:table-cell>
          <table:table-cell table:style-name="ce3" office:value-type="date" office:date-value="2018-05-18">
            <text:p>18.05.18</text:p>
          </table:table-cell>
          <table:table-cell table:style-name="ce3" office:value-type="date" office:date-value="2018-05-19">
            <text:p>19.05.18</text:p>
          </table:table-cell>
          <table:table-cell table:style-name="ce3" office:value-type="date" office:date-value="2018-05-20">
            <text:p>20.05.18</text:p>
          </table:table-cell>
          <table:table-cell table:style-name="ce3" office:value-type="date" office:date-value="2018-05-21">
            <text:p>21.05.18</text:p>
          </table:table-cell>
          <table:table-cell table:style-name="ce3" office:value-type="date" office:date-value="2018-05-22">
            <text:p>22.05.18</text:p>
          </table:table-cell>
          <table:table-cell table:style-name="ce3" office:value-type="date" office:date-value="2018-05-23">
            <text:p>23.05.18</text:p>
          </table:table-cell>
          <table:table-cell table:style-name="ce3" office:value-type="date" office:date-value="2018-05-24">
            <text:p>24.05.18</text:p>
          </table:table-cell>
          <table:table-cell table:style-name="ce3" office:value-type="date" office:date-value="2018-05-25">
            <text:p>25.05.18</text:p>
          </table:table-cell>
          <table:table-cell table:style-name="ce3" office:value-type="date" office:date-value="2018-05-26">
            <text:p>26.05.18</text:p>
          </table:table-cell>
          <table:table-cell table:style-name="ce3" office:value-type="date" office:date-value="2018-05-27">
            <text:p>27.05.18</text:p>
          </table:table-cell>
          <table:table-cell table:style-name="ce3" office:value-type="date" office:date-value="2018-05-28">
            <text:p>28.05.18</text:p>
          </table:table-cell>
          <table:table-cell table:style-name="ce3" office:value-type="date" office:date-value="2018-05-29">
            <text:p>29.05.18</text:p>
          </table:table-cell>
          <table:table-cell table:style-name="ce3" office:value-type="date" office:date-value="2018-05-30">
            <text:p>30.05.18</text:p>
          </table:table-cell>
          <table:table-cell table:style-name="ce3" office:value-type="date" office:date-value="2018-05-31">
            <text:p>31.05.18</text:p>
          </table:table-cell>
          <table:table-cell table:style-name="ce3" office:value-type="date" office:date-value="2018-06-01">
            <text:p>01.06.18</text:p>
          </table:table-cell>
          <table:table-cell table:style-name="ce3" office:value-type="date" office:date-value="2018-06-02">
            <text:p>02.06.18</text:p>
          </table:table-cell>
          <table:table-cell table:style-name="ce3" office:value-type="date" office:date-value="2018-06-03">
            <text:p>03.06.18</text:p>
          </table:table-cell>
          <table:table-cell table:style-name="ce3" office:value-type="date" office:date-value="2018-06-04">
            <text:p>04.06.18</text:p>
          </table:table-cell>
          <table:table-cell table:style-name="ce3" office:value-type="date" office:date-value="2018-06-05">
            <text:p>05.06.18</text:p>
          </table:table-cell>
          <table:table-cell table:style-name="ce3" office:value-type="date" office:date-value="2018-06-06">
            <text:p>06.06.18</text:p>
          </table:table-cell>
          <table:table-cell table:style-name="ce3" office:value-type="date" office:date-value="2018-06-07">
            <text:p>07.06.18</text:p>
          </table:table-cell>
          <table:table-cell table:style-name="ce3" office:value-type="date" office:date-value="2018-06-08">
            <text:p>08.06.18</text:p>
          </table:table-cell>
          <table:table-cell table:style-name="ce3" office:value-type="date" office:date-value="2018-06-09">
            <text:p>09.06.18</text:p>
          </table:table-cell>
          <table:table-cell table:style-name="ce3" office:value-type="date" office:date-value="2018-06-10">
            <text:p>10.06.18</text:p>
          </table:table-cell>
          <table:table-cell table:style-name="ce3" office:value-type="date" office:date-value="2018-06-11">
            <text:p>11.06.18</text:p>
          </table:table-cell>
          <table:table-cell table:style-name="ce3" office:value-type="date" office:date-value="2018-06-12">
            <text:p>12.06.18</text:p>
          </table:table-cell>
          <table:table-cell table:style-name="ce3" office:value-type="date" office:date-value="2018-06-13">
            <text:p>13.06.18</text:p>
          </table:table-cell>
          <table:table-cell table:style-name="ce3" office:value-type="date" office:date-value="2018-06-14">
            <text:p>14.06.18</text:p>
          </table:table-cell>
          <table:table-cell table:style-name="ce3" office:value-type="date" office:date-value="2018-06-15">
            <text:p>15.06.18</text:p>
          </table:table-cell>
          <table:table-cell table:style-name="ce3" office:value-type="date" office:date-value="2018-06-16">
            <text:p>16.06.18</text:p>
          </table:table-cell>
          <table:table-cell table:style-name="ce3" office:value-type="date" office:date-value="2018-06-17">
            <text:p>17.06.18</text:p>
          </table:table-cell>
          <table:table-cell table:style-name="ce3" office:value-type="date" office:date-value="2018-06-18">
            <text:p>18.06.18</text:p>
          </table:table-cell>
          <table:table-cell table:style-name="ce3" office:value-type="date" office:date-value="2018-06-19">
            <text:p>19.06.18</text:p>
          </table:table-cell>
          <table:table-cell table:style-name="ce3" office:value-type="date" office:date-value="2018-06-20">
            <text:p>20.06.18</text:p>
          </table:table-cell>
          <table:table-cell table:style-name="ce3" office:value-type="date" office:date-value="2018-06-21">
            <text:p>21.06.18</text:p>
          </table:table-cell>
          <table:table-cell table:style-name="ce3" office:value-type="date" office:date-value="2018-06-22">
            <text:p>22.06.18</text:p>
          </table:table-cell>
          <table:table-cell table:style-name="ce3" office:value-type="date" office:date-value="2018-06-23">
            <text:p>23.06.18</text:p>
          </table:table-cell>
          <table:table-cell table:style-name="ce3" office:value-type="date" office:date-value="2018-06-24">
            <text:p>24.06.18</text:p>
          </table:table-cell>
          <table:table-cell table:style-name="ce3" office:value-type="date" office:date-value="2018-06-25">
            <text:p>25.06.18</text:p>
          </table:table-cell>
          <table:table-cell table:style-name="ce3" office:value-type="date" office:date-value="2018-06-26">
            <text:p>26.06.18</text:p>
          </table:table-cell>
          <table:table-cell table:style-name="ce3" office:value-type="date" office:date-value="2018-06-27">
            <text:p>27.06.18</text:p>
          </table:table-cell>
          <table:table-cell table:style-name="ce3" office:value-type="date" office:date-value="2018-06-28">
            <text:p>28.06.18</text:p>
          </table:table-cell>
          <table:table-cell table:style-name="ce3" office:value-type="date" office:date-value="2018-06-29">
            <text:p>29.06.18</text:p>
          </table:table-cell>
          <table:table-cell table:style-name="ce3" office:value-type="date" office:date-value="2018-06-30">
            <text:p>30.06.18</text:p>
          </table:table-cell>
          <table:table-cell table:style-name="ce3" office:value-type="date" office:date-value="2018-07-01">
            <text:p>01.07.18</text:p>
          </table:table-cell>
          <table:table-cell table:style-name="ce3" office:value-type="date" office:date-value="2018-07-02">
            <text:p>02.07.18</text:p>
          </table:table-cell>
          <table:table-cell table:style-name="ce3" office:value-type="date" office:date-value="2018-07-03">
            <text:p>03.07.18</text:p>
          </table:table-cell>
          <table:table-cell table:style-name="ce3" office:value-type="date" office:date-value="2018-07-04">
            <text:p>04.07.18</text:p>
          </table:table-cell>
          <table:table-cell table:style-name="ce3" office:value-type="date" office:date-value="2018-07-05">
            <text:p>05.07.18</text:p>
          </table:table-cell>
          <table:table-cell table:style-name="ce3" office:value-type="date" office:date-value="2018-07-06">
            <text:p>06.07.18</text:p>
          </table:table-cell>
          <table:table-cell table:style-name="ce3" office:value-type="date" office:date-value="2018-07-07">
            <text:p>07.07.18</text:p>
          </table:table-cell>
          <table:table-cell table:style-name="ce3" office:value-type="date" office:date-value="2018-07-08">
            <text:p>08.07.18</text:p>
          </table:table-cell>
          <table:table-cell table:style-name="ce3" office:value-type="date" office:date-value="2018-07-09">
            <text:p>09.07.18</text:p>
          </table:table-cell>
          <table:table-cell table:style-name="ce3" office:value-type="date" office:date-value="2018-07-10">
            <text:p>10.07.18</text:p>
          </table:table-cell>
          <table:table-cell table:style-name="ce3" office:value-type="date" office:date-value="2018-07-11">
            <text:p>11.07.18</text:p>
          </table:table-cell>
          <table:table-cell table:style-name="ce3" office:value-type="date" office:date-value="2018-07-12">
            <text:p>12.07.18</text:p>
          </table:table-cell>
          <table:table-cell table:style-name="ce3" office:value-type="date" office:date-value="2018-07-13">
            <text:p>13.07.18</text:p>
          </table:table-cell>
          <table:table-cell table:style-name="ce3" office:value-type="date" office:date-value="2018-07-14">
            <text:p>14.07.18</text:p>
          </table:table-cell>
          <table:table-cell table:style-name="ce3" office:value-type="date" office:date-value="2018-07-15">
            <text:p>15.07.18</text:p>
          </table:table-cell>
          <table:table-cell table:style-name="ce3" office:value-type="date" office:date-value="2018-07-16">
            <text:p>16.07.18</text:p>
          </table:table-cell>
          <table:table-cell table:style-name="ce3" office:value-type="date" office:date-value="2018-07-17">
            <text:p>17.07.18</text:p>
          </table:table-cell>
          <table:table-cell table:style-name="ce3" office:value-type="date" office:date-value="2018-07-18">
            <text:p>18.07.18</text:p>
          </table:table-cell>
          <table:table-cell table:style-name="ce3" office:value-type="date" office:date-value="2018-07-19">
            <text:p>19.07.18</text:p>
          </table:table-cell>
          <table:table-cell table:style-name="ce3" office:value-type="date" office:date-value="2018-07-20">
            <text:p>20.07.18</text:p>
          </table:table-cell>
          <table:table-cell table:style-name="ce3" office:value-type="date" office:date-value="2018-07-21">
            <text:p>21.07.18</text:p>
          </table:table-cell>
          <table:table-cell table:style-name="ce3" office:value-type="date" office:date-value="2018-07-22">
            <text:p>22.07.18</text:p>
          </table:table-cell>
          <table:table-cell table:style-name="ce3" office:value-type="date" office:date-value="2018-07-23">
            <text:p>23.07.18</text:p>
          </table:table-cell>
          <table:table-cell table:style-name="ce3" office:value-type="date" office:date-value="2018-07-24">
            <text:p>24.07.18</text:p>
          </table:table-cell>
          <table:table-cell table:style-name="ce3" office:value-type="date" office:date-value="2018-07-25">
            <text:p>25.07.18</text:p>
          </table:table-cell>
          <table:table-cell table:style-name="ce3" office:value-type="date" office:date-value="2018-07-26">
            <text:p>26.07.18</text:p>
          </table:table-cell>
          <table:table-cell table:style-name="ce3" office:value-type="date" office:date-value="2018-07-27">
            <text:p>27.07.18</text:p>
          </table:table-cell>
          <table:table-cell table:style-name="ce3" office:value-type="date" office:date-value="2018-07-28">
            <text:p>28.07.18</text:p>
          </table:table-cell>
          <table:table-cell table:style-name="ce3" office:value-type="date" office:date-value="2018-07-29">
            <text:p>29.07.18</text:p>
          </table:table-cell>
          <table:table-cell table:style-name="ce3" office:value-type="date" office:date-value="2018-07-30">
            <text:p>30.07.18</text:p>
          </table:table-cell>
          <table:table-cell table:style-name="ce3" office:value-type="date" office:date-value="2018-07-31">
            <text:p>31.07.18</text:p>
          </table:table-cell>
          <table:table-cell table:style-name="ce3" office:value-type="date" office:date-value="2018-08-01">
            <text:p>01.08.18</text:p>
          </table:table-cell>
          <table:table-cell table:style-name="ce3" office:value-type="date" office:date-value="2018-08-02">
            <text:p>02.08.18</text:p>
          </table:table-cell>
          <table:table-cell table:style-name="ce3" office:value-type="date" office:date-value="2018-08-03">
            <text:p>03.08.18</text:p>
          </table:table-cell>
          <table:table-cell table:style-name="ce3" office:value-type="date" office:date-value="2018-08-04">
            <text:p>04.08.18</text:p>
          </table:table-cell>
          <table:table-cell table:style-name="ce3" office:value-type="date" office:date-value="2018-08-05">
            <text:p>05.08.18</text:p>
          </table:table-cell>
          <table:table-cell table:style-name="ce3" office:value-type="date" office:date-value="2018-08-06">
            <text:p>06.08.18</text:p>
          </table:table-cell>
          <table:table-cell table:style-name="ce3" office:value-type="date" office:date-value="2018-08-07">
            <text:p>07.08.18</text:p>
          </table:table-cell>
          <table:table-cell table:style-name="ce3" office:value-type="date" office:date-value="2018-08-08">
            <text:p>08.08.18</text:p>
          </table:table-cell>
          <table:table-cell table:style-name="ce3" office:value-type="date" office:date-value="2018-08-09">
            <text:p>09.08.18</text:p>
          </table:table-cell>
          <table:table-cell table:style-name="ce3" office:value-type="date" office:date-value="2018-08-10">
            <text:p>10.08.18</text:p>
          </table:table-cell>
          <table:table-cell table:style-name="ce3" office:value-type="date" office:date-value="2018-08-11">
            <text:p>11.08.18</text:p>
          </table:table-cell>
          <table:table-cell table:style-name="ce3" office:value-type="date" office:date-value="2018-08-12">
            <text:p>12.08.18</text:p>
          </table:table-cell>
          <table:table-cell table:style-name="ce3" office:value-type="date" office:date-value="2018-08-13">
            <text:p>13.08.18</text:p>
          </table:table-cell>
          <table:table-cell table:style-name="ce3" office:value-type="date" office:date-value="2018-08-14">
            <text:p>14.08.18</text:p>
          </table:table-cell>
          <table:table-cell table:style-name="ce3" office:value-type="date" office:date-value="2018-08-15">
            <text:p>15.08.18</text:p>
          </table:table-cell>
          <table:table-cell table:style-name="ce3" office:value-type="date" office:date-value="2018-08-16">
            <text:p>16.08.18</text:p>
          </table:table-cell>
          <table:table-cell table:style-name="ce3" office:value-type="date" office:date-value="2018-08-17">
            <text:p>17.08.18</text:p>
          </table:table-cell>
          <table:table-cell table:style-name="ce3" office:value-type="date" office:date-value="2018-08-18">
            <text:p>18.08.18</text:p>
          </table:table-cell>
          <table:table-cell table:style-name="ce3" office:value-type="date" office:date-value="2018-08-19">
            <text:p>19.08.18</text:p>
          </table:table-cell>
          <table:table-cell table:style-name="ce3" office:value-type="date" office:date-value="2018-08-20">
            <text:p>20.08.18</text:p>
          </table:table-cell>
          <table:table-cell table:style-name="ce3" office:value-type="date" office:date-value="2018-08-21">
            <text:p>21.08.18</text:p>
          </table:table-cell>
          <table:table-cell table:style-name="ce3" office:value-type="date" office:date-value="2018-08-22">
            <text:p>22.08.18</text:p>
          </table:table-cell>
          <table:table-cell table:style-name="ce3" office:value-type="date" office:date-value="2018-08-23">
            <text:p>23.08.18</text:p>
          </table:table-cell>
          <table:table-cell table:style-name="ce3" office:value-type="date" office:date-value="2018-08-24">
            <text:p>24.08.18</text:p>
          </table:table-cell>
          <table:table-cell table:style-name="ce3" office:value-type="date" office:date-value="2018-08-25">
            <text:p>25.08.18</text:p>
          </table:table-cell>
          <table:table-cell table:style-name="ce3" office:value-type="date" office:date-value="2018-08-26">
            <text:p>26.08.18</text:p>
          </table:table-cell>
          <table:table-cell table:style-name="ce3" office:value-type="date" office:date-value="2018-08-27">
            <text:p>27.08.18</text:p>
          </table:table-cell>
          <table:table-cell table:style-name="ce3" office:value-type="date" office:date-value="2018-08-28">
            <text:p>28.08.18</text:p>
          </table:table-cell>
          <table:table-cell table:style-name="ce3" office:value-type="date" office:date-value="2018-08-29">
            <text:p>29.08.18</text:p>
          </table:table-cell>
          <table:table-cell table:style-name="ce3" office:value-type="date" office:date-value="2018-08-30">
            <text:p>30.08.18</text:p>
          </table:table-cell>
          <table:table-cell table:style-name="ce3" office:value-type="date" office:date-value="2018-08-31">
            <text:p>31.08.18</text:p>
          </table:table-cell>
          <table:table-cell table:style-name="ce3" office:value-type="date" office:date-value="2018-09-01">
            <text:p>01.09.18</text:p>
          </table:table-cell>
        </table:table-row>
        <table:table-row table:style-name="ro1">
          <table:table-cell office:value-type="string">
            <text:p>Ranked Games:</text:p>
          </table:table-cell>
          <table:table-cell office:value-type="float" office:value="267">
            <text:p>267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  <table:table-cell table:number-columns-repeated="293"/>
        </table:table-row>
        <table:table-row table:style-name="ro1">
          <table:table-cell office:value-type="string">
            <text:p>Custom Games:</text:p>
          </table:table-cell>
          <table:table-cell office:value-type="float" office:value="399">
            <text:p>399</text:p>
          </table:table-cell>
          <table:table-cell office:value-type="float" office:value="371">
            <text:p>371</text:p>
          </table:table-cell>
          <table:table-cell office:value-type="float" office:value="359">
            <text:p>359</text:p>
          </table:table-cell>
          <table:table-cell table:number-columns-repeated="293"/>
        </table:table-row>
        <table:table-row table:style-name="ro1">
          <table:table-cell office:value-type="string">
            <text:p>Total Players:</text:p>
          </table:table-cell>
          <table:table-cell office:value-type="float" office:value="2136">
            <text:p>2136</text:p>
          </table:table-cell>
          <table:table-cell office:value-type="float" office:value="2448">
            <text:p>2448</text:p>
          </table:table-cell>
          <table:table-cell office:value-type="float" office:value="2808">
            <text:p>2808</text:p>
          </table:table-cell>
          <table:table-cell table:number-columns-repeated="293"/>
        </table:table-row>
        <table:table-row table:style-name="ro1">
          <table:table-cell office:value-type="string">
            <text:p>Avg Gametime:</text:p>
          </table:table-cell>
          <table:table-cell office:value-type="float" office:value="22.4363920099875">
            <text:p>22,43639201</text:p>
          </table:table-cell>
          <table:table-cell office:value-type="float" office:value="24.1307734204793">
            <text:p>24,1307734205</text:p>
          </table:table-cell>
          <table:table-cell office:value-type="float" office:value="23.6883190883191">
            <text:p>23,6883190883</text:p>
          </table:table-cell>
          <table:table-cell table:number-columns-repeated="293"/>
        </table:table-row>
        <table:table-row table:style-name="ro1">
          <table:table-cell office:value-type="string">
            <text:p>Avg Level:</text:p>
          </table:table-cell>
          <table:table-cell office:value-type="float" office:value="13.2397003745318">
            <text:p>13,2397003745</text:p>
          </table:table-cell>
          <table:table-cell office:value-type="float" office:value="14.1176470588235">
            <text:p>14,1176470588</text:p>
          </table:table-cell>
          <table:table-cell office:value-type="float" office:value="13.9116809116809">
            <text:p>13,9116809117</text:p>
          </table:table-cell>
          <table:table-cell table:number-columns-repeated="293"/>
        </table:table-row>
        <table:table-row table:style-name="ro1">
          <table:table-cell office:value-type="string">
            <text:p>Wins East: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87">
            <text:p>187</text:p>
          </table:table-cell>
          <table:table-cell table:number-columns-repeated="293"/>
        </table:table-row>
        <table:table-row table:style-name="ro1">
          <table:table-cell office:value-type="string">
            <text:p>Wins West:</text:p>
          </table:table-cell>
          <table:table-cell office:value-type="float" office:value="119">
            <text:p>119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table:number-columns-repeated="293"/>
        </table:table-row>
        <table:table-row table:style-name="ro1">
          <table:table-cell office:value-type="string">
            <text:p>Forsaken picks:</text:p>
          </table:table-cell>
          <table:table-cell office:value-type="float" office:value="316">
            <text:p>316</text:p>
          </table:table-cell>
          <table:table-cell office:value-type="float" office:value="444">
            <text:p>444</text:p>
          </table:table-cell>
          <table:table-cell office:value-type="float" office:value="443">
            <text:p>443</text:p>
          </table:table-cell>
          <table:table-cell table:number-columns-repeated="293"/>
        </table:table-row>
        <table:table-row table:style-name="ro1">
          <table:table-cell office:value-type="string">
            <text:p>Grove picks:</text:p>
          </table:table-cell>
          <table:table-cell office:value-type="float" office:value="232">
            <text:p>232</text:p>
          </table:table-cell>
          <table:table-cell office:value-type="float" office:value="291">
            <text:p>291</text:p>
          </table:table-cell>
          <table:table-cell office:value-type="float" office:value="273">
            <text:p>273</text:p>
          </table:table-cell>
          <table:table-cell table:number-columns-repeated="293"/>
        </table:table-row>
        <table:table-row table:style-name="ro1">
          <table:table-cell office:value-type="string">
            <text:p>Mech picks:</text:p>
          </table:table-cell>
          <table:table-cell office:value-type="float" office:value="299">
            <text:p>299</text:p>
          </table:table-cell>
          <table:table-cell office:value-type="float" office:value="374">
            <text:p>374</text:p>
          </table:table-cell>
          <table:table-cell office:value-type="float" office:value="404">
            <text:p>404</text:p>
          </table:table-cell>
          <table:table-cell table:number-columns-repeated="293"/>
        </table:table-row>
        <table:table-row table:style-name="ro1">
          <table:table-cell office:value-type="string">
            <text:p>Forsaken picks: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303">
            <text:p>303</text:p>
          </table:table-cell>
          <table:table-cell table:number-columns-repeated="293"/>
        </table:table-row>
        <table:table-row table:style-name="ro1">
          <table:table-cell office:value-type="string">
            <text:p>Mastermind picks:</text:p>
          </table:table-cell>
          <table:table-cell office:value-type="float" office:value="1075">
            <text:p>1075</text:p>
          </table:table-cell>
          <table:table-cell office:value-type="float" office:value="1107">
            <text:p>1107</text:p>
          </table:table-cell>
          <table:table-cell office:value-type="float" office:value="1385">
            <text:p>1385</text:p>
          </table:table-cell>
          <table:table-cell table:number-columns-repeated="293"/>
        </table:table-row>
        <table:table-row table:style-name="ro1">
          <table:table-cell office:value-type="string">
            <text:p>Forsaken wins:</text:p>
          </table:table-cell>
          <table:table-cell office:value-type="float" office:value="182">
            <text:p>182</text:p>
          </table:table-cell>
          <table:table-cell office:value-type="float" office:value="259">
            <text:p>259</text:p>
          </table:table-cell>
          <table:table-cell office:value-type="float" office:value="246">
            <text:p>246</text:p>
          </table:table-cell>
          <table:table-cell table:number-columns-repeated="293"/>
        </table:table-row>
        <table:table-row table:style-name="ro1">
          <table:table-cell office:value-type="string">
            <text:p>Grove wins:</text:p>
          </table:table-cell>
          <table:table-cell office:value-type="float" office:value="120">
            <text:p>120</text:p>
          </table:table-cell>
          <table:table-cell office:value-type="float" office:value="166">
            <text:p>166</text:p>
          </table:table-cell>
          <table:table-cell office:value-type="float" office:value="147">
            <text:p>147</text:p>
          </table:table-cell>
          <table:table-cell table:number-columns-repeated="293"/>
        </table:table-row>
        <table:table-row table:style-name="ro1">
          <table:table-cell office:value-type="string">
            <text:p>Mech wins:</text:p>
          </table:table-cell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 office:value-type="float" office:value="224">
            <text:p>224</text:p>
          </table:table-cell>
          <table:table-cell table:number-columns-repeated="293"/>
        </table:table-row>
        <table:table-row table:style-name="ro1">
          <table:table-cell office:value-type="string">
            <text:p>Forsaken wins: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161">
            <text:p>161</text:p>
          </table:table-cell>
          <table:table-cell table:number-columns-repeated="293"/>
        </table:table-row>
        <table:table-row table:style-name="ro1">
          <table:table-cell office:value-type="string">
            <text:p>Mastermind wins:</text:p>
          </table:table-cell>
          <table:table-cell office:value-type="float" office:value="496">
            <text:p>496</text:p>
          </table:table-cell>
          <table:table-cell office:value-type="float" office:value="470">
            <text:p>470</text:p>
          </table:table-cell>
          <table:table-cell office:value-type="float" office:value="626">
            <text:p>626</text:p>
          </table:table-cell>
          <table:table-cell table:number-columns-repeated="293"/>
        </table:table-row>
        <table:table-row table:style-name="ro1">
          <table:table-cell office:value-type="string">
            <text:p>Games ended on 1:</text:p>
          </table:table-cell>
          <table:table-cell table:number-columns-repeated="3"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Games ended on 2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3"/>
        </table:table-row>
        <table:table-row table:style-name="ro1">
          <table:table-cell office:value-type="string">
            <text:p>Games ended on 3:</text:p>
          </table:table-cell>
          <table:table-cell table:number-columns-repeated="3"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Games ended on 4: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Games ended on 5: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Games ended on 6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3"/>
        </table:table-row>
        <table:table-row table:style-name="ro1">
          <table:table-cell office:value-type="string">
            <text:p>Games ended on 7: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93"/>
        </table:table-row>
        <table:table-row table:style-name="ro1">
          <table:table-cell office:value-type="string">
            <text:p>Games ended on 8:</text:p>
          </table:table-cell>
          <table:table-cell table:number-columns-repeated="3"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Games ended on 9: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office:value-type="string">
            <text:p>Games ended on 10: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93"/>
        </table:table-row>
        <table:table-row table:style-name="ro1">
          <table:table-cell office:value-type="string">
            <text:p>Games ended on 11: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93"/>
        </table:table-row>
        <table:table-row table:style-name="ro1">
          <table:table-cell office:value-type="string">
            <text:p>Games ended on 12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293"/>
        </table:table-row>
        <table:table-row table:style-name="ro1">
          <table:table-cell office:value-type="string">
            <text:p>Games ended on 13:</text:p>
          </table:table-cell>
          <table:table-cell office:value-type="float" office:value="124">
            <text:p>124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table:number-columns-repeated="293"/>
        </table:table-row>
        <table:table-row table:style-name="ro1">
          <table:table-cell office:value-type="string">
            <text:p>Games ended on 14: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number-columns-repeated="293"/>
        </table:table-row>
        <table:table-row table:style-name="ro1">
          <table:table-cell office:value-type="string">
            <text:p>Games ended on 15: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93"/>
        </table:table-row>
        <table:table-row table:style-name="ro1">
          <table:table-cell office:value-type="string">
            <text:p>Games ended on 16: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table:number-columns-repeated="293"/>
        </table:table-row>
        <table:table-row table:style-name="ro1">
          <table:table-cell office:value-type="string">
            <text:p>Games ended on 17: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93"/>
        </table:table-row>
        <table:table-row table:style-name="ro1">
          <table:table-cell office:value-type="string">
            <text:p>Games ended on 18: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93"/>
        </table:table-row>
        <table:table-row table:style-name="ro1">
          <table:table-cell office:value-type="string">
            <text:p>Games ended on 19: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93"/>
        </table:table-row>
        <table:table-row table:style-name="ro1">
          <table:table-cell office:value-type="string">
            <text:p>Games ended on 20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Games ended on 21:</text:p>
          </table:table-cell>
          <table:table-cell table:number-columns-repeated="3"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Element worker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workers lvl 2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Element worker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workers lvl 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workers lvl 5</text:p>
          </table:table-cell>
          <table:table-cell office:value-type="float" office:value="3.4">
            <text:p>3,4</text:p>
          </table:table-cell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table:number-columns-repeated="293"/>
        </table:table-row>
        <table:table-row table:style-name="ro1">
          <table:table-cell office:value-type="string">
            <text:p>Element workers lvl 6</text:p>
          </table:table-cell>
          <table:table-cell table:number-columns-repeated="2" office:value-type="string">
            <text:p>NaN</text:p>
          </table:table-cell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Element workers lvl 7</text:p>
          </table:table-cell>
          <table:table-cell office:value-type="float" office:value="5.75">
            <text:p>5,75</text:p>
          </table:table-cell>
          <table:table-cell office:value-type="float" office:value="5">
            <text:p>5</text:p>
          </table:table-cell>
          <table:table-cell office:value-type="float" office:value="5.25">
            <text:p>5,25</text:p>
          </table:table-cell>
          <table:table-cell table:number-columns-repeated="293"/>
        </table:table-row>
        <table:table-row table:style-name="ro1">
          <table:table-cell office:value-type="string">
            <text:p>Element workers lvl 8</text:p>
          </table:table-cell>
          <table:table-cell office:value-type="float" office:value="6">
            <text:p>6</text:p>
          </table:table-cell>
          <table:table-cell office:value-type="float" office:value="6.16666666666667">
            <text:p>6,1666666667</text:p>
          </table:table-cell>
          <table:table-cell office:value-type="float" office:value="4.5">
            <text:p>4,5</text:p>
          </table:table-cell>
          <table:table-cell table:number-columns-repeated="293"/>
        </table:table-row>
        <table:table-row table:style-name="ro1">
          <table:table-cell office:value-type="string">
            <text:p>Element workers lvl 9</text:p>
          </table:table-cell>
          <table:table-cell office:value-type="float" office:value="6.71428571428571">
            <text:p>6,7142857143</text:p>
          </table:table-cell>
          <table:table-cell office:value-type="float" office:value="5.25">
            <text:p>5,25</text:p>
          </table:table-cell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office:value-type="string">
            <text:p>Element workers lvl 10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93"/>
        </table:table-row>
        <table:table-row table:style-name="ro1">
          <table:table-cell office:value-type="string">
            <text:p>Element workers lvl 11</text:p>
          </table:table-cell>
          <table:table-cell office:value-type="float" office:value="8.23076923076923">
            <text:p>8,2307692308</text:p>
          </table:table-cell>
          <table:table-cell office:value-type="float" office:value="8.57142857142857">
            <text:p>8,5714285714</text:p>
          </table:table-cell>
          <table:table-cell office:value-type="float" office:value="8.41666666666667">
            <text:p>8,4166666667</text:p>
          </table:table-cell>
          <table:table-cell table:number-columns-repeated="293"/>
        </table:table-row>
        <table:table-row table:style-name="ro1">
          <table:table-cell office:value-type="string">
            <text:p>Element workers lvl 12</text:p>
          </table:table-cell>
          <table:table-cell office:value-type="float" office:value="8.93939393939394">
            <text:p>8,9393939394</text:p>
          </table:table-cell>
          <table:table-cell office:value-type="float" office:value="8.97222222222222">
            <text:p>8,9722222222</text:p>
          </table:table-cell>
          <table:table-cell office:value-type="float" office:value="8.925">
            <text:p>8,925</text:p>
          </table:table-cell>
          <table:table-cell table:number-columns-repeated="293"/>
        </table:table-row>
        <table:table-row table:style-name="ro1">
          <table:table-cell office:value-type="string">
            <text:p>Element workers lvl 13</text:p>
          </table:table-cell>
          <table:table-cell office:value-type="float" office:value="9.26845637583893">
            <text:p>9,2684563758</text:p>
          </table:table-cell>
          <table:table-cell office:value-type="float" office:value="9.59375">
            <text:p>9,59375</text:p>
          </table:table-cell>
          <table:table-cell office:value-type="float" office:value="9.2125">
            <text:p>9,2125</text:p>
          </table:table-cell>
          <table:table-cell table:number-columns-repeated="293"/>
        </table:table-row>
        <table:table-row table:style-name="ro1">
          <table:table-cell office:value-type="string">
            <text:p>Element workers lvl 14</text:p>
          </table:table-cell>
          <table:table-cell office:value-type="float" office:value="9.94444444444444">
            <text:p>9,9444444444</text:p>
          </table:table-cell>
          <table:table-cell office:value-type="float" office:value="10.04">
            <text:p>10,04</text:p>
          </table:table-cell>
          <table:table-cell office:value-type="float" office:value="9.52173913043478">
            <text:p>9,5217391304</text:p>
          </table:table-cell>
          <table:table-cell table:number-columns-repeated="293"/>
        </table:table-row>
        <table:table-row table:style-name="ro1">
          <table:table-cell office:value-type="string">
            <text:p>Element workers lvl 15</text:p>
          </table:table-cell>
          <table:table-cell office:value-type="float" office:value="13.5">
            <text:p>13,5</text:p>
          </table:table-cell>
          <table:table-cell office:value-type="float" office:value="11.8181818181818">
            <text:p>11,8181818182</text:p>
          </table:table-cell>
          <table:table-cell office:value-type="float" office:value="10.75">
            <text:p>10,75</text:p>
          </table:table-cell>
          <table:table-cell table:number-columns-repeated="293"/>
        </table:table-row>
        <table:table-row table:style-name="ro1">
          <table:table-cell office:value-type="string">
            <text:p>Element workers lvl 16</text:p>
          </table:table-cell>
          <table:table-cell office:value-type="float" office:value="11.5">
            <text:p>11,5</text:p>
          </table:table-cell>
          <table:table-cell office:value-type="float" office:value="11.1780821917808">
            <text:p>11,1780821918</text:p>
          </table:table-cell>
          <table:table-cell office:value-type="float" office:value="11.1318681318681">
            <text:p>11,1318681319</text:p>
          </table:table-cell>
          <table:table-cell table:number-columns-repeated="293"/>
        </table:table-row>
        <table:table-row table:style-name="ro1">
          <table:table-cell office:value-type="string">
            <text:p>Element workers lvl 17</text:p>
          </table:table-cell>
          <table:table-cell office:value-type="float" office:value="13.25">
            <text:p>13,25</text:p>
          </table:table-cell>
          <table:table-cell office:value-type="float" office:value="11.2962962962963">
            <text:p>11,2962962963</text:p>
          </table:table-cell>
          <table:table-cell office:value-type="float" office:value="10.1764705882353">
            <text:p>10,1764705882</text:p>
          </table:table-cell>
          <table:table-cell table:number-columns-repeated="293"/>
        </table:table-row>
        <table:table-row table:style-name="ro1">
          <table:table-cell office:value-type="string">
            <text:p>Element workers lvl 18</text:p>
          </table:table-cell>
          <table:table-cell office:value-type="float" office:value="11.875">
            <text:p>11,875</text:p>
          </table:table-cell>
          <table:table-cell office:value-type="float" office:value="12.5882352941176">
            <text:p>12,5882352941</text:p>
          </table:table-cell>
          <table:table-cell office:value-type="float" office:value="10.1818181818182">
            <text:p>10,1818181818</text:p>
          </table:table-cell>
          <table:table-cell table:number-columns-repeated="293"/>
        </table:table-row>
        <table:table-row table:style-name="ro1">
          <table:table-cell office:value-type="string">
            <text:p>Element workers lvl 19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2.5555555555556">
            <text:p>12,5555555556</text:p>
          </table:table-cell>
          <table:table-cell table:number-columns-repeated="293"/>
        </table:table-row>
        <table:table-row table:style-name="ro1">
          <table:table-cell office:value-type="string">
            <text:p>Element workers lvl 20</text:p>
          </table:table-cell>
          <table:table-cell office:value-type="string">
            <text:p>NaN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93"/>
        </table:table-row>
        <table:table-row table:style-name="ro1">
          <table:table-cell office:value-type="string">
            <text:p>Element worker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income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income lvl 2</text:p>
          </table:table-cell>
          <table:table-cell table:number-columns-repeated="2" office:value-type="string">
            <text:p>NaN</text:p>
          </table:table-cell>
          <table:table-cell office:value-type="float" office:value="24">
            <text:p>24</text:p>
          </table:table-cell>
          <table:table-cell table:number-columns-repeated="293"/>
        </table:table-row>
        <table:table-row table:style-name="ro1">
          <table:table-cell office:value-type="string">
            <text:p>Element income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income lvl 4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income lvl 5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number-columns-repeated="293"/>
        </table:table-row>
        <table:table-row table:style-name="ro1">
          <table:table-cell office:value-type="string">
            <text:p>Element income lvl 6</text:p>
          </table:table-cell>
          <table:table-cell table:number-columns-repeated="2" office:value-type="string">
            <text:p>NaN</text:p>
          </table:table-cell>
          <table:table-cell office:value-type="float" office:value="54">
            <text:p>54</text:p>
          </table:table-cell>
          <table:table-cell table:number-columns-repeated="293"/>
        </table:table-row>
        <table:table-row table:style-name="ro1">
          <table:table-cell office:value-type="string">
            <text:p>Element income lvl 7</text:p>
          </table:table-cell>
          <table:table-cell office:value-type="float" office:value="99">
            <text:p>99</text:p>
          </table:table-cell>
          <table:table-cell office:value-type="float" office:value="90.6666666666667">
            <text:p>90,6666666667</text:p>
          </table:table-cell>
          <table:table-cell office:value-type="float" office:value="75.75">
            <text:p>75,75</text:p>
          </table:table-cell>
          <table:table-cell table:number-columns-repeated="293"/>
        </table:table-row>
        <table:table-row table:style-name="ro1">
          <table:table-cell office:value-type="string">
            <text:p>Element income lvl 8</text:p>
          </table:table-cell>
          <table:table-cell office:value-type="float" office:value="111">
            <text:p>111</text:p>
          </table:table-cell>
          <table:table-cell office:value-type="float" office:value="108.833333333333">
            <text:p>108,8333333333</text:p>
          </table:table-cell>
          <table:table-cell office:value-type="float" office:value="76.5">
            <text:p>76,5</text:p>
          </table:table-cell>
          <table:table-cell table:number-columns-repeated="293"/>
        </table:table-row>
        <table:table-row table:style-name="ro1">
          <table:table-cell office:value-type="string">
            <text:p>Element income lvl 9</text:p>
          </table:table-cell>
          <table:table-cell office:value-type="float" office:value="133.928571428571">
            <text:p>133,9285714286</text:p>
          </table:table-cell>
          <table:table-cell office:value-type="float" office:value="73">
            <text:p>73</text:p>
          </table:table-cell>
          <table:table-cell office:value-type="float" office:value="124.636363636364">
            <text:p>124,6363636364</text:p>
          </table:table-cell>
          <table:table-cell table:number-columns-repeated="293"/>
        </table:table-row>
        <table:table-row table:style-name="ro1">
          <table:table-cell office:value-type="string">
            <text:p>Element income lvl 10</text:p>
          </table:table-cell>
          <table:table-cell office:value-type="string">
            <text:p>NaN</text:p>
          </table:table-cell>
          <table:table-cell office:value-type="float" office:value="102">
            <text:p>102</text:p>
          </table:table-cell>
          <table:table-cell office:value-type="float" office:value="250.5">
            <text:p>250,5</text:p>
          </table:table-cell>
          <table:table-cell table:number-columns-repeated="293"/>
        </table:table-row>
        <table:table-row table:style-name="ro1">
          <table:table-cell office:value-type="string">
            <text:p>Element income lvl 11</text:p>
          </table:table-cell>
          <table:table-cell office:value-type="float" office:value="183.615384615385">
            <text:p>183,6153846154</text:p>
          </table:table-cell>
          <table:table-cell office:value-type="float" office:value="199.857142857143">
            <text:p>199,8571428571</text:p>
          </table:table-cell>
          <table:table-cell office:value-type="float" office:value="189.25">
            <text:p>189,25</text:p>
          </table:table-cell>
          <table:table-cell table:number-columns-repeated="293"/>
        </table:table-row>
        <table:table-row table:style-name="ro1">
          <table:table-cell office:value-type="string">
            <text:p>Element income lvl 12</text:p>
          </table:table-cell>
          <table:table-cell office:value-type="float" office:value="205.454545454545">
            <text:p>205,4545454545</text:p>
          </table:table-cell>
          <table:table-cell office:value-type="float" office:value="217.972222222222">
            <text:p>217,9722222222</text:p>
          </table:table-cell>
          <table:table-cell office:value-type="float" office:value="212.25">
            <text:p>212,25</text:p>
          </table:table-cell>
          <table:table-cell table:number-columns-repeated="293"/>
        </table:table-row>
        <table:table-row table:style-name="ro1">
          <table:table-cell office:value-type="string">
            <text:p>Element income lvl 13</text:p>
          </table:table-cell>
          <table:table-cell office:value-type="float" office:value="244.704697986577">
            <text:p>244,7046979866</text:p>
          </table:table-cell>
          <table:table-cell office:value-type="float" office:value="246.6625">
            <text:p>246,6625</text:p>
          </table:table-cell>
          <table:table-cell office:value-type="float" office:value="238.81875">
            <text:p>238,81875</text:p>
          </table:table-cell>
          <table:table-cell table:number-columns-repeated="293"/>
        </table:table-row>
        <table:table-row table:style-name="ro1">
          <table:table-cell office:value-type="string">
            <text:p>Element income lvl 14</text:p>
          </table:table-cell>
          <table:table-cell office:value-type="float" office:value="279.694444444444">
            <text:p>279,6944444444</text:p>
          </table:table-cell>
          <table:table-cell office:value-type="float" office:value="270.48">
            <text:p>270,48</text:p>
          </table:table-cell>
          <table:table-cell office:value-type="float" office:value="268.63768115942">
            <text:p>268,6376811594</text:p>
          </table:table-cell>
          <table:table-cell table:number-columns-repeated="293"/>
        </table:table-row>
        <table:table-row table:style-name="ro1">
          <table:table-cell office:value-type="string">
            <text:p>Element income lvl 15</text:p>
          </table:table-cell>
          <table:table-cell office:value-type="float" office:value="381.333333333333">
            <text:p>381,3333333333</text:p>
          </table:table-cell>
          <table:table-cell office:value-type="float" office:value="345.045454545455">
            <text:p>345,0454545455</text:p>
          </table:table-cell>
          <table:table-cell office:value-type="float" office:value="335.75">
            <text:p>335,75</text:p>
          </table:table-cell>
          <table:table-cell table:number-columns-repeated="293"/>
        </table:table-row>
        <table:table-row table:style-name="ro1">
          <table:table-cell office:value-type="string">
            <text:p>Element income lvl 16</text:p>
          </table:table-cell>
          <table:table-cell office:value-type="float" office:value="377.366666666667">
            <text:p>377,3666666667</text:p>
          </table:table-cell>
          <table:table-cell office:value-type="float" office:value="383.109589041096">
            <text:p>383,1095890411</text:p>
          </table:table-cell>
          <table:table-cell office:value-type="float" office:value="378.494505494506">
            <text:p>378,4945054945</text:p>
          </table:table-cell>
          <table:table-cell table:number-columns-repeated="293"/>
        </table:table-row>
        <table:table-row table:style-name="ro1">
          <table:table-cell office:value-type="string">
            <text:p>Element income lvl 17</text:p>
          </table:table-cell>
          <table:table-cell office:value-type="float" office:value="473.166666666667">
            <text:p>473,1666666667</text:p>
          </table:table-cell>
          <table:table-cell office:value-type="float" office:value="415.555555555556">
            <text:p>415,5555555556</text:p>
          </table:table-cell>
          <table:table-cell office:value-type="float" office:value="390.058823529412">
            <text:p>390,0588235294</text:p>
          </table:table-cell>
          <table:table-cell table:number-columns-repeated="293"/>
        </table:table-row>
        <table:table-row table:style-name="ro1">
          <table:table-cell office:value-type="string">
            <text:p>Element income lvl 18</text:p>
          </table:table-cell>
          <table:table-cell office:value-type="float" office:value="478.75">
            <text:p>478,75</text:p>
          </table:table-cell>
          <table:table-cell office:value-type="float" office:value="487.235294117647">
            <text:p>487,2352941176</text:p>
          </table:table-cell>
          <table:table-cell office:value-type="float" office:value="427.363636363636">
            <text:p>427,3636363636</text:p>
          </table:table-cell>
          <table:table-cell table:number-columns-repeated="293"/>
        </table:table-row>
        <table:table-row table:style-name="ro1">
          <table:table-cell office:value-type="string">
            <text:p>Element income lvl 19</text:p>
          </table:table-cell>
          <table:table-cell office:value-type="float" office:value="522.25">
            <text:p>522,25</text:p>
          </table:table-cell>
          <table:table-cell office:value-type="float" office:value="558.555555555556">
            <text:p>558,5555555556</text:p>
          </table:table-cell>
          <table:table-cell office:value-type="float" office:value="522.888888888889">
            <text:p>522,8888888889</text:p>
          </table:table-cell>
          <table:table-cell table:number-columns-repeated="293"/>
        </table:table-row>
        <table:table-row table:style-name="ro1">
          <table:table-cell office:value-type="string">
            <text:p>Element income lvl 20</text:p>
          </table:table-cell>
          <table:table-cell office:value-type="string">
            <text:p>NaN</text:p>
          </table:table-cell>
          <table:table-cell office:value-type="float" office:value="848">
            <text:p>848</text:p>
          </table:table-cell>
          <table:table-cell office:value-type="float" office:value="603">
            <text:p>603</text:p>
          </table:table-cell>
          <table:table-cell table:number-columns-repeated="293"/>
        </table:table-row>
        <table:table-row table:style-name="ro1">
          <table:table-cell office:value-type="string">
            <text:p>Element income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value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value lvl 2</text:p>
          </table:table-cell>
          <table:table-cell table:number-columns-repeated="2" office:value-type="string">
            <text:p>NaN</text:p>
          </table:table-cell>
          <table:table-cell office:value-type="float" office:value="160">
            <text:p>160</text:p>
          </table:table-cell>
          <table:table-cell table:number-columns-repeated="293"/>
        </table:table-row>
        <table:table-row table:style-name="ro1">
          <table:table-cell office:value-type="string">
            <text:p>Element value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value lvl 4</text:p>
          </table:table-cell>
          <table:table-cell office:value-type="float" office:value="425">
            <text:p>425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value lvl 5</text:p>
          </table:table-cell>
          <table:table-cell office:value-type="float" office:value="410">
            <text:p>410</text:p>
          </table:table-cell>
          <table:table-cell office:value-type="float" office:value="418.333333333333">
            <text:p>418,3333333333</text:p>
          </table:table-cell>
          <table:table-cell office:value-type="float" office:value="503.75">
            <text:p>503,75</text:p>
          </table:table-cell>
          <table:table-cell table:number-columns-repeated="293"/>
        </table:table-row>
        <table:table-row table:style-name="ro1">
          <table:table-cell office:value-type="string">
            <text:p>Element value lvl 6</text:p>
          </table:table-cell>
          <table:table-cell table:number-columns-repeated="2" office:value-type="string">
            <text:p>NaN</text:p>
          </table:table-cell>
          <table:table-cell office:value-type="float" office:value="530">
            <text:p>530</text:p>
          </table:table-cell>
          <table:table-cell table:number-columns-repeated="293"/>
        </table:table-row>
        <table:table-row table:style-name="ro1">
          <table:table-cell office:value-type="string">
            <text:p>Element value lvl 7</text:p>
          </table:table-cell>
          <table:table-cell office:value-type="float" office:value="382.5">
            <text:p>382,5</text:p>
          </table:table-cell>
          <table:table-cell office:value-type="float" office:value="690">
            <text:p>690</text:p>
          </table:table-cell>
          <table:table-cell office:value-type="float" office:value="640">
            <text:p>640</text:p>
          </table:table-cell>
          <table:table-cell table:number-columns-repeated="293"/>
        </table:table-row>
        <table:table-row table:style-name="ro1">
          <table:table-cell office:value-type="string">
            <text:p>Element value lvl 8</text:p>
          </table:table-cell>
          <table:table-cell office:value-type="float" office:value="805">
            <text:p>805</text:p>
          </table:table-cell>
          <table:table-cell office:value-type="float" office:value="797.5">
            <text:p>797,5</text:p>
          </table:table-cell>
          <table:table-cell office:value-type="float" office:value="875">
            <text:p>875</text:p>
          </table:table-cell>
          <table:table-cell table:number-columns-repeated="293"/>
        </table:table-row>
        <table:table-row table:style-name="ro1">
          <table:table-cell office:value-type="string">
            <text:p>Element value lvl 9</text:p>
          </table:table-cell>
          <table:table-cell office:value-type="float" office:value="966.071428571429">
            <text:p>966,0714285714</text:p>
          </table:table-cell>
          <table:table-cell office:value-type="float" office:value="982.5">
            <text:p>982,5</text:p>
          </table:table-cell>
          <table:table-cell office:value-type="float" office:value="991.818181818182">
            <text:p>991,8181818182</text:p>
          </table:table-cell>
          <table:table-cell table:number-columns-repeated="293"/>
        </table:table-row>
        <table:table-row table:style-name="ro1">
          <table:table-cell office:value-type="string">
            <text:p>Element value lvl 10</text:p>
          </table:table-cell>
          <table:table-cell office:value-type="string">
            <text:p>NaN</text:p>
          </table:table-cell>
          <table:table-cell office:value-type="float" office:value="1620">
            <text:p>1620</text:p>
          </table:table-cell>
          <table:table-cell office:value-type="float" office:value="1362.5">
            <text:p>1362,5</text:p>
          </table:table-cell>
          <table:table-cell table:number-columns-repeated="293"/>
        </table:table-row>
        <table:table-row table:style-name="ro1">
          <table:table-cell office:value-type="string">
            <text:p>Element value lvl 11</text:p>
          </table:table-cell>
          <table:table-cell office:value-type="float" office:value="1470.38461538462">
            <text:p>1470,3846153846</text:p>
          </table:table-cell>
          <table:table-cell office:value-type="float" office:value="1116.42857142857">
            <text:p>1116,4285714286</text:p>
          </table:table-cell>
          <table:table-cell office:value-type="float" office:value="1415.41666666667">
            <text:p>1415,4166666667</text:p>
          </table:table-cell>
          <table:table-cell table:number-columns-repeated="293"/>
        </table:table-row>
        <table:table-row table:style-name="ro1">
          <table:table-cell office:value-type="string">
            <text:p>Element value lvl 12</text:p>
          </table:table-cell>
          <table:table-cell office:value-type="float" office:value="1731.9696969697">
            <text:p>1731,9696969697</text:p>
          </table:table-cell>
          <table:table-cell office:value-type="float" office:value="1739.44444444444">
            <text:p>1739,4444444444</text:p>
          </table:table-cell>
          <table:table-cell office:value-type="float" office:value="1695">
            <text:p>1695</text:p>
          </table:table-cell>
          <table:table-cell table:number-columns-repeated="293"/>
        </table:table-row>
        <table:table-row table:style-name="ro1">
          <table:table-cell office:value-type="string">
            <text:p>Element value lvl 13</text:p>
          </table:table-cell>
          <table:table-cell office:value-type="float" office:value="2046.51006711409">
            <text:p>2046,5100671141</text:p>
          </table:table-cell>
          <table:table-cell office:value-type="float" office:value="2091.75">
            <text:p>2091,75</text:p>
          </table:table-cell>
          <table:table-cell office:value-type="float" office:value="2066.59375">
            <text:p>2066,59375</text:p>
          </table:table-cell>
          <table:table-cell table:number-columns-repeated="293"/>
        </table:table-row>
        <table:table-row table:style-name="ro1">
          <table:table-cell office:value-type="string">
            <text:p>Element value lvl 14</text:p>
          </table:table-cell>
          <table:table-cell office:value-type="float" office:value="2414.30555555556">
            <text:p>2414,3055555556</text:p>
          </table:table-cell>
          <table:table-cell office:value-type="float" office:value="2376.2">
            <text:p>2376,2</text:p>
          </table:table-cell>
          <table:table-cell office:value-type="float" office:value="2438.33333333333">
            <text:p>2438,3333333333</text:p>
          </table:table-cell>
          <table:table-cell table:number-columns-repeated="293"/>
        </table:table-row>
        <table:table-row table:style-name="ro1">
          <table:table-cell office:value-type="string">
            <text:p>Element value lvl 15</text:p>
          </table:table-cell>
          <table:table-cell office:value-type="float" office:value="2864.16666666667">
            <text:p>2864,1666666667</text:p>
          </table:table-cell>
          <table:table-cell office:value-type="float" office:value="2845.45454545455">
            <text:p>2845,4545454546</text:p>
          </table:table-cell>
          <table:table-cell office:value-type="float" office:value="2941.875">
            <text:p>2941,875</text:p>
          </table:table-cell>
          <table:table-cell table:number-columns-repeated="293"/>
        </table:table-row>
        <table:table-row table:style-name="ro1">
          <table:table-cell office:value-type="string">
            <text:p>Element value lvl 16</text:p>
          </table:table-cell>
          <table:table-cell office:value-type="float" office:value="3432.83333333333">
            <text:p>3432,8333333333</text:p>
          </table:table-cell>
          <table:table-cell office:value-type="float" office:value="3473.97260273973">
            <text:p>3473,9726027397</text:p>
          </table:table-cell>
          <table:table-cell office:value-type="float" office:value="3512.36263736264">
            <text:p>3512,3626373626</text:p>
          </table:table-cell>
          <table:table-cell table:number-columns-repeated="293"/>
        </table:table-row>
        <table:table-row table:style-name="ro1">
          <table:table-cell office:value-type="string">
            <text:p>Element value lvl 17</text:p>
          </table:table-cell>
          <table:table-cell office:value-type="float" office:value="4012.5">
            <text:p>4012,5</text:p>
          </table:table-cell>
          <table:table-cell office:value-type="float" office:value="3904.44444444444">
            <text:p>3904,4444444444</text:p>
          </table:table-cell>
          <table:table-cell office:value-type="float" office:value="3944.41176470588">
            <text:p>3944,4117647059</text:p>
          </table:table-cell>
          <table:table-cell table:number-columns-repeated="293"/>
        </table:table-row>
        <table:table-row table:style-name="ro1">
          <table:table-cell office:value-type="string">
            <text:p>Element value lvl 18</text:p>
          </table:table-cell>
          <table:table-cell office:value-type="float" office:value="4683.125">
            <text:p>4683,125</text:p>
          </table:table-cell>
          <table:table-cell office:value-type="float" office:value="4665.88235294118">
            <text:p>4665,8823529412</text:p>
          </table:table-cell>
          <table:table-cell office:value-type="float" office:value="4607.27272727273">
            <text:p>4607,2727272727</text:p>
          </table:table-cell>
          <table:table-cell table:number-columns-repeated="293"/>
        </table:table-row>
        <table:table-row table:style-name="ro1">
          <table:table-cell office:value-type="string">
            <text:p>Element value lvl 19</text:p>
          </table:table-cell>
          <table:table-cell office:value-type="float" office:value="5160">
            <text:p>5160</text:p>
          </table:table-cell>
          <table:table-cell office:value-type="float" office:value="5673.33333333333">
            <text:p>5673,3333333333</text:p>
          </table:table-cell>
          <table:table-cell office:value-type="float" office:value="5607.22222222222">
            <text:p>5607,2222222222</text:p>
          </table:table-cell>
          <table:table-cell table:number-columns-repeated="293"/>
        </table:table-row>
        <table:table-row table:style-name="ro1">
          <table:table-cell office:value-type="string">
            <text:p>Element value lvl 20</text:p>
          </table:table-cell>
          <table:table-cell office:value-type="string">
            <text:p>NaN</text:p>
          </table:table-cell>
          <table:table-cell office:value-type="float" office:value="6735">
            <text:p>6735</text:p>
          </table:table-cell>
          <table:table-cell office:value-type="float" office:value="6390">
            <text:p>6390</text:p>
          </table:table-cell>
          <table:table-cell table:number-columns-repeated="293"/>
        </table:table-row>
        <table:table-row table:style-name="ro1">
          <table:table-cell office:value-type="string">
            <text:p>Element value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kill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kills lvl 2</text:p>
          </table:table-cell>
          <table:table-cell table:number-columns-repeated="2" office:value-type="string">
            <text:p>NaN</text:p>
          </table:table-cell>
          <table:table-cell office:value-type="float" office:value="19">
            <text:p>19</text:p>
          </table:table-cell>
          <table:table-cell table:number-columns-repeated="293"/>
        </table:table-row>
        <table:table-row table:style-name="ro1">
          <table:table-cell office:value-type="string">
            <text:p>Element kill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kills lvl 4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kills lvl 5</text:p>
          </table:table-cell>
          <table:table-cell office:value-type="float" office:value="63.8">
            <text:p>63,8</text:p>
          </table:table-cell>
          <table:table-cell office:value-type="float" office:value="60">
            <text:p>60</text:p>
          </table:table-cell>
          <table:table-cell office:value-type="float" office:value="67.25">
            <text:p>67,25</text:p>
          </table:table-cell>
          <table:table-cell table:number-columns-repeated="293"/>
        </table:table-row>
        <table:table-row table:style-name="ro1">
          <table:table-cell office:value-type="string">
            <text:p>Element kills lvl 6</text:p>
          </table:table-cell>
          <table:table-cell table:number-columns-repeated="2" office:value-type="string">
            <text:p>NaN</text:p>
          </table:table-cell>
          <table:table-cell office:value-type="float" office:value="78">
            <text:p>78</text:p>
          </table:table-cell>
          <table:table-cell table:number-columns-repeated="293"/>
        </table:table-row>
        <table:table-row table:style-name="ro1">
          <table:table-cell office:value-type="string">
            <text:p>Element kills lvl 7</text:p>
          </table:table-cell>
          <table:table-cell office:value-type="float" office:value="43.5">
            <text:p>43,5</text:p>
          </table:table-cell>
          <table:table-cell office:value-type="float" office:value="93.3333333333333">
            <text:p>93,3333333333</text:p>
          </table:table-cell>
          <table:table-cell office:value-type="float" office:value="87.5">
            <text:p>87,5</text:p>
          </table:table-cell>
          <table:table-cell table:number-columns-repeated="293"/>
        </table:table-row>
        <table:table-row table:style-name="ro1">
          <table:table-cell office:value-type="string">
            <text:p>Element kills lvl 8</text:p>
          </table:table-cell>
          <table:table-cell office:value-type="float" office:value="91">
            <text:p>91</text:p>
          </table:table-cell>
          <table:table-cell office:value-type="float" office:value="101.666666666667">
            <text:p>101,6666666667</text:p>
          </table:table-cell>
          <table:table-cell office:value-type="float" office:value="88.5">
            <text:p>88,5</text:p>
          </table:table-cell>
          <table:table-cell table:number-columns-repeated="293"/>
        </table:table-row>
        <table:table-row table:style-name="ro1">
          <table:table-cell office:value-type="string">
            <text:p>Element kills lvl 9</text:p>
          </table:table-cell>
          <table:table-cell office:value-type="float" office:value="111.642857142857">
            <text:p>111,6428571429</text:p>
          </table:table-cell>
          <table:table-cell office:value-type="float" office:value="108.75">
            <text:p>108,75</text:p>
          </table:table-cell>
          <table:table-cell office:value-type="float" office:value="108.454545454545">
            <text:p>108,4545454545</text:p>
          </table:table-cell>
          <table:table-cell table:number-columns-repeated="293"/>
        </table:table-row>
        <table:table-row table:style-name="ro1">
          <table:table-cell office:value-type="string">
            <text:p>Element kills lvl 10</text:p>
          </table:table-cell>
          <table:table-cell office:value-type="string">
            <text:p>NaN</text:p>
          </table:table-cell>
          <table:table-cell office:value-type="float" office:value="156">
            <text:p>156</text:p>
          </table:table-cell>
          <table:table-cell office:value-type="float" office:value="116.5">
            <text:p>116,5</text:p>
          </table:table-cell>
          <table:table-cell table:number-columns-repeated="293"/>
        </table:table-row>
        <table:table-row table:style-name="ro1">
          <table:table-cell office:value-type="string">
            <text:p>Element kills lvl 11</text:p>
          </table:table-cell>
          <table:table-cell office:value-type="float" office:value="128.692307692308">
            <text:p>128,6923076923</text:p>
          </table:table-cell>
          <table:table-cell office:value-type="float" office:value="96.2857142857143">
            <text:p>96,2857142857</text:p>
          </table:table-cell>
          <table:table-cell office:value-type="float" office:value="115.583333333333">
            <text:p>115,5833333333</text:p>
          </table:table-cell>
          <table:table-cell table:number-columns-repeated="293"/>
        </table:table-row>
        <table:table-row table:style-name="ro1">
          <table:table-cell office:value-type="string">
            <text:p>Element kills lvl 12</text:p>
          </table:table-cell>
          <table:table-cell office:value-type="float" office:value="140.30303030303">
            <text:p>140,303030303</text:p>
          </table:table-cell>
          <table:table-cell office:value-type="float" office:value="141">
            <text:p>141</text:p>
          </table:table-cell>
          <table:table-cell office:value-type="float" office:value="139.6">
            <text:p>139,6</text:p>
          </table:table-cell>
          <table:table-cell table:number-columns-repeated="293"/>
        </table:table-row>
        <table:table-row table:style-name="ro1">
          <table:table-cell office:value-type="string">
            <text:p>Element kills lvl 13</text:p>
          </table:table-cell>
          <table:table-cell office:value-type="float" office:value="144.342281879195">
            <text:p>144,3422818792</text:p>
          </table:table-cell>
          <table:table-cell office:value-type="float" office:value="149.6875">
            <text:p>149,6875</text:p>
          </table:table-cell>
          <table:table-cell office:value-type="float" office:value="148.89375">
            <text:p>148,89375</text:p>
          </table:table-cell>
          <table:table-cell table:number-columns-repeated="293"/>
        </table:table-row>
        <table:table-row table:style-name="ro1">
          <table:table-cell office:value-type="string">
            <text:p>Element kills lvl 14</text:p>
          </table:table-cell>
          <table:table-cell office:value-type="float" office:value="162.083333333333">
            <text:p>162,0833333333</text:p>
          </table:table-cell>
          <table:table-cell office:value-type="float" office:value="157.333333333333">
            <text:p>157,3333333333</text:p>
          </table:table-cell>
          <table:table-cell office:value-type="float" office:value="158.31884057971">
            <text:p>158,3188405797</text:p>
          </table:table-cell>
          <table:table-cell table:number-columns-repeated="293"/>
        </table:table-row>
        <table:table-row table:style-name="ro1">
          <table:table-cell office:value-type="string">
            <text:p>Element kills lvl 15</text:p>
          </table:table-cell>
          <table:table-cell office:value-type="float" office:value="166.166666666667">
            <text:p>166,1666666667</text:p>
          </table:table-cell>
          <table:table-cell office:value-type="float" office:value="169.545454545455">
            <text:p>169,5454545455</text:p>
          </table:table-cell>
          <table:table-cell office:value-type="float" office:value="169.5">
            <text:p>169,5</text:p>
          </table:table-cell>
          <table:table-cell table:number-columns-repeated="293"/>
        </table:table-row>
        <table:table-row table:style-name="ro1">
          <table:table-cell office:value-type="string">
            <text:p>Element kills lvl 16</text:p>
          </table:table-cell>
          <table:table-cell office:value-type="float" office:value="191.3">
            <text:p>191,3</text:p>
          </table:table-cell>
          <table:table-cell office:value-type="float" office:value="190.739726027397">
            <text:p>190,7397260274</text:p>
          </table:table-cell>
          <table:table-cell office:value-type="float" office:value="192.835164835165">
            <text:p>192,8351648352</text:p>
          </table:table-cell>
          <table:table-cell table:number-columns-repeated="293"/>
        </table:table-row>
        <table:table-row table:style-name="ro1">
          <table:table-cell office:value-type="string">
            <text:p>Element kills lvl 17</text:p>
          </table:table-cell>
          <table:table-cell office:value-type="float" office:value="197">
            <text:p>197</text:p>
          </table:table-cell>
          <table:table-cell office:value-type="float" office:value="195.703703703704">
            <text:p>195,7037037037</text:p>
          </table:table-cell>
          <table:table-cell office:value-type="float" office:value="202.823529411765">
            <text:p>202,8235294118</text:p>
          </table:table-cell>
          <table:table-cell table:number-columns-repeated="293"/>
        </table:table-row>
        <table:table-row table:style-name="ro1">
          <table:table-cell office:value-type="string">
            <text:p>Element kills lvl 18</text:p>
          </table:table-cell>
          <table:table-cell office:value-type="float" office:value="209.75">
            <text:p>209,75</text:p>
          </table:table-cell>
          <table:table-cell office:value-type="float" office:value="225.588235294118">
            <text:p>225,5882352941</text:p>
          </table:table-cell>
          <table:table-cell office:value-type="float" office:value="222.818181818182">
            <text:p>222,8181818182</text:p>
          </table:table-cell>
          <table:table-cell table:number-columns-repeated="293"/>
        </table:table-row>
        <table:table-row table:style-name="ro1">
          <table:table-cell office:value-type="string">
            <text:p>Element kills lvl 19</text:p>
          </table:table-cell>
          <table:table-cell office:value-type="float" office:value="220.75">
            <text:p>220,75</text:p>
          </table:table-cell>
          <table:table-cell office:value-type="float" office:value="240.111111111111">
            <text:p>240,1111111111</text:p>
          </table:table-cell>
          <table:table-cell office:value-type="float" office:value="241.777777777778">
            <text:p>241,7777777778</text:p>
          </table:table-cell>
          <table:table-cell table:number-columns-repeated="293"/>
        </table:table-row>
        <table:table-row table:style-name="ro1">
          <table:table-cell office:value-type="string">
            <text:p>Element kills lvl 20</text:p>
          </table:table-cell>
          <table:table-cell office:value-type="string">
            <text:p>NaN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table:number-columns-repeated="293"/>
        </table:table-row>
        <table:table-row table:style-name="ro1">
          <table:table-cell office:value-type="string">
            <text:p>Element kill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leak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leaks lvl 2</text:p>
          </table:table-cell>
          <table:table-cell table:number-columns-repeated="2" office:value-type="string">
            <text:p>NaN</text:p>
          </table:table-cell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Element leak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leaks lvl 4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leaks lvl 5</text:p>
          </table:table-cell>
          <table:table-cell office:value-type="float" office:value="4.6">
            <text:p>4,6</text:p>
          </table:table-cell>
          <table:table-cell office:value-type="float" office:value="7">
            <text:p>7</text:p>
          </table:table-cell>
          <table:table-cell office:value-type="float" office:value="0.75">
            <text:p>0,75</text:p>
          </table:table-cell>
          <table:table-cell table:number-columns-repeated="293"/>
        </table:table-row>
        <table:table-row table:style-name="ro1">
          <table:table-cell office:value-type="string">
            <text:p>Element leaks lvl 6</text:p>
          </table:table-cell>
          <table:table-cell table:number-columns-repeated="2" office:value-type="string">
            <text:p>NaN</text:p>
          </table:table-cell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Element leaks lvl 7</text:p>
          </table:table-cell>
          <table:table-cell office:value-type="float" office:value="8.25">
            <text:p>8,25</text:p>
          </table:table-cell>
          <table:table-cell office:value-type="float" office:value="3.66666666666667">
            <text:p>3,6666666667</text:p>
          </table:table-cell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Element leaks lvl 8</text:p>
          </table:table-cell>
          <table:table-cell office:value-type="float" office:value="25">
            <text:p>25</text:p>
          </table:table-cell>
          <table:table-cell office:value-type="float" office:value="4.33333333333333">
            <text:p>4,3333333333</text:p>
          </table:table-cell>
          <table:table-cell office:value-type="float" office:value="12">
            <text:p>12</text:p>
          </table:table-cell>
          <table:table-cell table:number-columns-repeated="293"/>
        </table:table-row>
        <table:table-row table:style-name="ro1">
          <table:table-cell office:value-type="string">
            <text:p>Element leaks lvl 9</text:p>
          </table:table-cell>
          <table:table-cell office:value-type="float" office:value="9.28571428571429">
            <text:p>9,2857142857</text:p>
          </table:table-cell>
          <table:table-cell office:value-type="float" office:value="8.5">
            <text:p>8,5</text:p>
          </table:table-cell>
          <table:table-cell office:value-type="float" office:value="8.18181818181818">
            <text:p>8,1818181818</text:p>
          </table:table-cell>
          <table:table-cell table:number-columns-repeated="293"/>
        </table:table-row>
        <table:table-row table:style-name="ro1">
          <table:table-cell office:value-type="string">
            <text:p>Element leaks lvl 10</text:p>
          </table:table-cell>
          <table:table-cell office:value-type="string">
            <text:p>NaN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93"/>
        </table:table-row>
        <table:table-row table:style-name="ro1">
          <table:table-cell office:value-type="string">
            <text:p>Element leaks lvl 11</text:p>
          </table:table-cell>
          <table:table-cell office:value-type="float" office:value="4.61538461538462">
            <text:p>4,6153846154</text:p>
          </table:table-cell>
          <table:table-cell office:value-type="float" office:value="4.71428571428571">
            <text:p>4,7142857143</text:p>
          </table:table-cell>
          <table:table-cell office:value-type="float" office:value="12.75">
            <text:p>12,75</text:p>
          </table:table-cell>
          <table:table-cell table:number-columns-repeated="293"/>
        </table:table-row>
        <table:table-row table:style-name="ro1">
          <table:table-cell office:value-type="string">
            <text:p>Element leaks lvl 12</text:p>
          </table:table-cell>
          <table:table-cell office:value-type="float" office:value="10.8787878787879">
            <text:p>10,8787878788</text:p>
          </table:table-cell>
          <table:table-cell office:value-type="float" office:value="9.52777777777778">
            <text:p>9,5277777778</text:p>
          </table:table-cell>
          <table:table-cell office:value-type="float" office:value="10">
            <text:p>10</text:p>
          </table:table-cell>
          <table:table-cell table:number-columns-repeated="293"/>
        </table:table-row>
        <table:table-row table:style-name="ro1">
          <table:table-cell office:value-type="string">
            <text:p>Element leaks lvl 13</text:p>
          </table:table-cell>
          <table:table-cell office:value-type="float" office:value="11.751677852349">
            <text:p>11,7516778523</text:p>
          </table:table-cell>
          <table:table-cell office:value-type="float" office:value="9.09375">
            <text:p>9,09375</text:p>
          </table:table-cell>
          <table:table-cell office:value-type="float" office:value="9.24375">
            <text:p>9,24375</text:p>
          </table:table-cell>
          <table:table-cell table:number-columns-repeated="293"/>
        </table:table-row>
        <table:table-row table:style-name="ro1">
          <table:table-cell office:value-type="string">
            <text:p>Element leaks lvl 14</text:p>
          </table:table-cell>
          <table:table-cell office:value-type="float" office:value="12.8055555555556">
            <text:p>12,8055555556</text:p>
          </table:table-cell>
          <table:table-cell office:value-type="float" office:value="13.7466666666667">
            <text:p>13,7466666667</text:p>
          </table:table-cell>
          <table:table-cell office:value-type="float" office:value="13.6376811594203">
            <text:p>13,6376811594</text:p>
          </table:table-cell>
          <table:table-cell table:number-columns-repeated="293"/>
        </table:table-row>
        <table:table-row table:style-name="ro1">
          <table:table-cell office:value-type="string">
            <text:p>Element leaks lvl 15</text:p>
          </table:table-cell>
          <table:table-cell office:value-type="float" office:value="12.8333333333333">
            <text:p>12,8333333333</text:p>
          </table:table-cell>
          <table:table-cell office:value-type="float" office:value="15.5454545454545">
            <text:p>15,5454545455</text:p>
          </table:table-cell>
          <table:table-cell office:value-type="float" office:value="12">
            <text:p>12</text:p>
          </table:table-cell>
          <table:table-cell table:number-columns-repeated="293"/>
        </table:table-row>
        <table:table-row table:style-name="ro1">
          <table:table-cell office:value-type="string">
            <text:p>Element leaks lvl 16</text:p>
          </table:table-cell>
          <table:table-cell office:value-type="float" office:value="15.3666666666667">
            <text:p>15,3666666667</text:p>
          </table:table-cell>
          <table:table-cell office:value-type="float" office:value="12.6712328767123">
            <text:p>12,6712328767</text:p>
          </table:table-cell>
          <table:table-cell office:value-type="float" office:value="15.1318681318681">
            <text:p>15,1318681319</text:p>
          </table:table-cell>
          <table:table-cell table:number-columns-repeated="293"/>
        </table:table-row>
        <table:table-row table:style-name="ro1">
          <table:table-cell office:value-type="string">
            <text:p>Element leaks lvl 17</text:p>
          </table:table-cell>
          <table:table-cell office:value-type="float" office:value="24.6666666666667">
            <text:p>24,6666666667</text:p>
          </table:table-cell>
          <table:table-cell office:value-type="float" office:value="20.1851851851852">
            <text:p>20,1851851852</text:p>
          </table:table-cell>
          <table:table-cell office:value-type="float" office:value="18.7058823529412">
            <text:p>18,7058823529</text:p>
          </table:table-cell>
          <table:table-cell table:number-columns-repeated="293"/>
        </table:table-row>
        <table:table-row table:style-name="ro1">
          <table:table-cell office:value-type="string">
            <text:p>Element leaks lvl 18</text:p>
          </table:table-cell>
          <table:table-cell office:value-type="float" office:value="24.75">
            <text:p>24,75</text:p>
          </table:table-cell>
          <table:table-cell office:value-type="float" office:value="14.1176470588235">
            <text:p>14,1176470588</text:p>
          </table:table-cell>
          <table:table-cell office:value-type="float" office:value="12.7272727272727">
            <text:p>12,7272727273</text:p>
          </table:table-cell>
          <table:table-cell table:number-columns-repeated="293"/>
        </table:table-row>
        <table:table-row table:style-name="ro1">
          <table:table-cell office:value-type="string">
            <text:p>Element leaks lvl 19</text:p>
          </table:table-cell>
          <table:table-cell office:value-type="float" office:value="27">
            <text:p>27</text:p>
          </table:table-cell>
          <table:table-cell office:value-type="float" office:value="14.8888888888889">
            <text:p>14,8888888889</text:p>
          </table:table-cell>
          <table:table-cell office:value-type="float" office:value="29.6666666666667">
            <text:p>29,6666666667</text:p>
          </table:table-cell>
          <table:table-cell table:number-columns-repeated="293"/>
        </table:table-row>
        <table:table-row table:style-name="ro1">
          <table:table-cell office:value-type="string">
            <text:p>Element leaks lvl 2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93"/>
        </table:table-row>
        <table:table-row table:style-name="ro1">
          <table:table-cell office:value-type="string">
            <text:p>Element leak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2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4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5</text:p>
          </table:table-cell>
          <table:table-cell office:value-type="float" office:value="3.33333333333333">
            <text:p>3,3333333333</text:p>
          </table:table-cell>
          <table:table-cell table:number-columns-repeated="2" office:value-type="float" office:value="3">
            <text:p>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6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7</text:p>
          </table:table-cell>
          <table:table-cell office:value-type="float" office:value="3.25">
            <text:p>3,25</text:p>
          </table:table-cell>
          <table:table-cell office:value-type="float" office:value="3.66666666666667">
            <text:p>3,6666666667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9</text:p>
          </table:table-cell>
          <table:table-cell office:value-type="float" office:value="6.63636363636364">
            <text:p>6,63636363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0</text:p>
          </table:table-cell>
          <table:table-cell office:value-type="string">
            <text:p>NaN</text:p>
          </table:table-cell>
          <table:table-cell office:value-type="float" office:value="8.66666666666667">
            <text:p>8,6666666667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1</text:p>
          </table:table-cell>
          <table:table-cell office:value-type="float" office:value="7.66666666666667">
            <text:p>7,6666666667</text:p>
          </table:table-cell>
          <table:table-cell office:value-type="float" office:value="8">
            <text:p>8</text:p>
          </table:table-cell>
          <table:table-cell office:value-type="float" office:value="8.25">
            <text:p>8,2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2</text:p>
          </table:table-cell>
          <table:table-cell office:value-type="float" office:value="8.6551724137931">
            <text:p>8,6551724138</text:p>
          </table:table-cell>
          <table:table-cell office:value-type="float" office:value="8.33333333333333">
            <text:p>8,3333333333</text:p>
          </table:table-cell>
          <table:table-cell office:value-type="float" office:value="8.72">
            <text:p>8,72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3</text:p>
          </table:table-cell>
          <table:table-cell office:value-type="float" office:value="8.83962264150943">
            <text:p>8,8396226415</text:p>
          </table:table-cell>
          <table:table-cell office:value-type="float" office:value="8.66666666666667">
            <text:p>8,6666666667</text:p>
          </table:table-cell>
          <table:table-cell office:value-type="float" office:value="8.44086021505376">
            <text:p>8,4408602151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4</text:p>
          </table:table-cell>
          <table:table-cell office:value-type="float" office:value="9.8">
            <text:p>9,8</text:p>
          </table:table-cell>
          <table:table-cell office:value-type="float" office:value="9.12765957446809">
            <text:p>9,1276595745</text:p>
          </table:table-cell>
          <table:table-cell office:value-type="float" office:value="9.1025641025641">
            <text:p>9,1025641026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5</text:p>
          </table:table-cell>
          <table:table-cell office:value-type="float" office:value="9.75">
            <text:p>9,75</text:p>
          </table:table-cell>
          <table:table-cell office:value-type="float" office:value="11.2666666666667">
            <text:p>11,2666666667</text:p>
          </table:table-cell>
          <table:table-cell office:value-type="float" office:value="10.5">
            <text:p>10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6</text:p>
          </table:table-cell>
          <table:table-cell office:value-type="float" office:value="11.4210526315789">
            <text:p>11,4210526316</text:p>
          </table:table-cell>
          <table:table-cell office:value-type="float" office:value="10.7659574468085">
            <text:p>10,7659574468</text:p>
          </table:table-cell>
          <table:table-cell office:value-type="float" office:value="10.0178571428571">
            <text:p>10,0178571429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7</text:p>
          </table:table-cell>
          <table:table-cell office:value-type="float" office:value="12.6">
            <text:p>12,6</text:p>
          </table:table-cell>
          <table:table-cell office:value-type="float" office:value="10.6666666666667">
            <text:p>10,6666666667</text:p>
          </table:table-cell>
          <table:table-cell office:value-type="float" office:value="11.7333333333333">
            <text:p>11,7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8</text:p>
          </table:table-cell>
          <table:table-cell office:value-type="float" office:value="11.4">
            <text:p>11,4</text:p>
          </table:table-cell>
          <table:table-cell office:value-type="float" office:value="12.3">
            <text:p>12,3</text:p>
          </table:table-cell>
          <table:table-cell office:value-type="float" office:value="9.16666666666667">
            <text:p>9,166666666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9</text:p>
          </table:table-cell>
          <table:table-cell office:value-type="float" office:value="9">
            <text:p>9</text:p>
          </table:table-cell>
          <table:table-cell office:value-type="float" office:value="9.88888888888889">
            <text:p>9,8888888889</text:p>
          </table:table-cell>
          <table:table-cell office:value-type="float" office:value="11.5">
            <text:p>11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20</text:p>
          </table:table-cell>
          <table:table-cell table:number-columns-repeated="2" office:value-type="string">
            <text:p>NaN</text:p>
          </table:table-cell>
          <table:table-cell office:value-type="float" office:value="13">
            <text:p>1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2</text:p>
          </table:table-cell>
          <table:table-cell table:number-columns-repeated="2" office:value-type="string">
            <text:p>NaN</text:p>
          </table:table-cell>
          <table:table-cell office:value-type="float" office:value="19">
            <text:p>19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4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5</text:p>
          </table:table-cell>
          <table:table-cell office:value-type="float" office:value="36">
            <text:p>36</text:p>
          </table:table-cell>
          <table:table-cell office:value-type="float" office:value="37.2">
            <text:p>37,2</text:p>
          </table:table-cell>
          <table:table-cell office:value-type="float" office:value="40.5">
            <text:p>40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6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7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8</text:p>
          </table:table-cell>
          <table:table-cell office:value-type="float" office:value="105">
            <text:p>105</text:p>
          </table:table-cell>
          <table:table-cell office:value-type="float" office:value="90.5">
            <text:p>90,5</text:p>
          </table:table-cell>
          <table:table-cell office:value-type="float" office:value="81">
            <text:p>81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9</text:p>
          </table:table-cell>
          <table:table-cell office:value-type="float" office:value="136.272727272727">
            <text:p>136,2727272727</text:p>
          </table:table-cell>
          <table:table-cell office:value-type="float" office:value="30">
            <text:p>30</text:p>
          </table:table-cell>
          <table:table-cell office:value-type="float" office:value="105.333333333333">
            <text:p>105,3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0</text:p>
          </table:table-cell>
          <table:table-cell office:value-type="string">
            <text:p>NaN</text:p>
          </table:table-cell>
          <table:table-cell office:value-type="float" office:value="167">
            <text:p>167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1</text:p>
          </table:table-cell>
          <table:table-cell office:value-type="float" office:value="159.933333333333">
            <text:p>159,9333333333</text:p>
          </table:table-cell>
          <table:table-cell office:value-type="float" office:value="182">
            <text:p>182</text:p>
          </table:table-cell>
          <table:table-cell office:value-type="float" office:value="195.5">
            <text:p>195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2</text:p>
          </table:table-cell>
          <table:table-cell office:value-type="float" office:value="209.275862068966">
            <text:p>209,275862069</text:p>
          </table:table-cell>
          <table:table-cell office:value-type="float" office:value="202.809523809524">
            <text:p>202,8095238095</text:p>
          </table:table-cell>
          <table:table-cell office:value-type="float" office:value="216.52">
            <text:p>216,52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3</text:p>
          </table:table-cell>
          <table:table-cell office:value-type="float" office:value="233.122641509434">
            <text:p>233,1226415094</text:p>
          </table:table-cell>
          <table:table-cell office:value-type="float" office:value="230.259259259259">
            <text:p>230,2592592593</text:p>
          </table:table-cell>
          <table:table-cell office:value-type="float" office:value="223.10752688172">
            <text:p>223,107526881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4</text:p>
          </table:table-cell>
          <table:table-cell office:value-type="float" office:value="281.2">
            <text:p>281,2</text:p>
          </table:table-cell>
          <table:table-cell office:value-type="float" office:value="264.127659574468">
            <text:p>264,1276595745</text:p>
          </table:table-cell>
          <table:table-cell office:value-type="float" office:value="257.74358974359">
            <text:p>257,7435897436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5</text:p>
          </table:table-cell>
          <table:table-cell office:value-type="float" office:value="299.875">
            <text:p>299,875</text:p>
          </table:table-cell>
          <table:table-cell office:value-type="float" office:value="354.266666666667">
            <text:p>354,2666666667</text:p>
          </table:table-cell>
          <table:table-cell office:value-type="float" office:value="332">
            <text:p>332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6</text:p>
          </table:table-cell>
          <table:table-cell office:value-type="float" office:value="380.631578947368">
            <text:p>380,6315789474</text:p>
          </table:table-cell>
          <table:table-cell office:value-type="float" office:value="358.170212765957">
            <text:p>358,170212766</text:p>
          </table:table-cell>
          <table:table-cell office:value-type="float" office:value="350.232142857143">
            <text:p>350,2321428571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7</text:p>
          </table:table-cell>
          <table:table-cell office:value-type="float" office:value="480.3">
            <text:p>480,3</text:p>
          </table:table-cell>
          <table:table-cell office:value-type="float" office:value="422.75">
            <text:p>422,75</text:p>
          </table:table-cell>
          <table:table-cell office:value-type="float" office:value="423.266666666667">
            <text:p>423,266666666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8</text:p>
          </table:table-cell>
          <table:table-cell office:value-type="float" office:value="458">
            <text:p>458</text:p>
          </table:table-cell>
          <table:table-cell office:value-type="float" office:value="482.4">
            <text:p>482,4</text:p>
          </table:table-cell>
          <table:table-cell office:value-type="float" office:value="378.833333333333">
            <text:p>378,8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9</text:p>
          </table:table-cell>
          <table:table-cell office:value-type="float" office:value="492">
            <text:p>492</text:p>
          </table:table-cell>
          <table:table-cell office:value-type="float" office:value="453.111111111111">
            <text:p>453,1111111111</text:p>
          </table:table-cell>
          <table:table-cell office:value-type="float" office:value="522.625">
            <text:p>522,62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20</text:p>
          </table:table-cell>
          <table:table-cell table:number-columns-repeated="2" office:value-type="string">
            <text:p>NaN</text:p>
          </table:table-cell>
          <table:table-cell office:value-type="float" office:value="729">
            <text:p>729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2</text:p>
          </table:table-cell>
          <table:table-cell table:number-columns-repeated="2" office:value-type="string">
            <text:p>NaN</text:p>
          </table:table-cell>
          <table:table-cell office:value-type="float" office:value="110">
            <text:p>110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4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5</text:p>
          </table:table-cell>
          <table:table-cell office:value-type="float" office:value="405">
            <text:p>405</text:p>
          </table:table-cell>
          <table:table-cell office:value-type="float" office:value="489">
            <text:p>489</text:p>
          </table:table-cell>
          <table:table-cell office:value-type="float" office:value="462.5">
            <text:p>462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6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7</text:p>
          </table:table-cell>
          <table:table-cell office:value-type="float" office:value="883.75">
            <text:p>883,75</text:p>
          </table:table-cell>
          <table:table-cell office:value-type="float" office:value="645">
            <text:p>645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8</text:p>
          </table:table-cell>
          <table:table-cell office:value-type="float" office:value="860">
            <text:p>860</text:p>
          </table:table-cell>
          <table:table-cell office:value-type="float" office:value="862.5">
            <text:p>862,5</text:p>
          </table:table-cell>
          <table:table-cell office:value-type="float" office:value="907.5">
            <text:p>907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9</text:p>
          </table:table-cell>
          <table:table-cell office:value-type="float" office:value="929.090909090909">
            <text:p>929,0909090909</text:p>
          </table:table-cell>
          <table:table-cell office:value-type="float" office:value="995">
            <text:p>995</text:p>
          </table:table-cell>
          <table:table-cell office:value-type="float" office:value="968.333333333333">
            <text:p>968,3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0</text:p>
          </table:table-cell>
          <table:table-cell office:value-type="string">
            <text:p>NaN</text:p>
          </table:table-cell>
          <table:table-cell office:value-type="float" office:value="1011.66666666667">
            <text:p>1011,6666666667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1</text:p>
          </table:table-cell>
          <table:table-cell office:value-type="float" office:value="1374">
            <text:p>1374</text:p>
          </table:table-cell>
          <table:table-cell office:value-type="float" office:value="1550.83333333333">
            <text:p>1550,8333333333</text:p>
          </table:table-cell>
          <table:table-cell office:value-type="float" office:value="1443.75">
            <text:p>1443,7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2</text:p>
          </table:table-cell>
          <table:table-cell office:value-type="float" office:value="1710.1724137931">
            <text:p>1710,1724137931</text:p>
          </table:table-cell>
          <table:table-cell office:value-type="float" office:value="1647.85714285714">
            <text:p>1647,8571428571</text:p>
          </table:table-cell>
          <table:table-cell office:value-type="float" office:value="1605.2">
            <text:p>1605,2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3</text:p>
          </table:table-cell>
          <table:table-cell office:value-type="float" office:value="2068.6320754717">
            <text:p>2068,6320754717</text:p>
          </table:table-cell>
          <table:table-cell office:value-type="float" office:value="2066.01851851852">
            <text:p>2066,0185185185</text:p>
          </table:table-cell>
          <table:table-cell office:value-type="float" office:value="2077.20430107527">
            <text:p>2077,204301075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4</text:p>
          </table:table-cell>
          <table:table-cell office:value-type="float" office:value="2458.5">
            <text:p>2458,5</text:p>
          </table:table-cell>
          <table:table-cell office:value-type="float" office:value="2436.27659574468">
            <text:p>2436,2765957447</text:p>
          </table:table-cell>
          <table:table-cell office:value-type="float" office:value="2481.66666666667">
            <text:p>2481,666666666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5</text:p>
          </table:table-cell>
          <table:table-cell office:value-type="float" office:value="2832.5">
            <text:p>2832,5</text:p>
          </table:table-cell>
          <table:table-cell office:value-type="float" office:value="2911.66666666667">
            <text:p>2911,6666666667</text:p>
          </table:table-cell>
          <table:table-cell office:value-type="float" office:value="2743.75">
            <text:p>2743,7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6</text:p>
          </table:table-cell>
          <table:table-cell office:value-type="float" office:value="3486.84210526316">
            <text:p>3486,8421052632</text:p>
          </table:table-cell>
          <table:table-cell office:value-type="float" office:value="3395.85106382979">
            <text:p>3395,8510638298</text:p>
          </table:table-cell>
          <table:table-cell office:value-type="float" office:value="3236.25">
            <text:p>3236,2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7</text:p>
          </table:table-cell>
          <table:table-cell office:value-type="float" office:value="4149.5">
            <text:p>4149,5</text:p>
          </table:table-cell>
          <table:table-cell office:value-type="float" office:value="4158.75">
            <text:p>4158,75</text:p>
          </table:table-cell>
          <table:table-cell office:value-type="float" office:value="4197.33333333333">
            <text:p>4197,3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8</text:p>
          </table:table-cell>
          <table:table-cell office:value-type="float" office:value="4390">
            <text:p>4390</text:p>
          </table:table-cell>
          <table:table-cell office:value-type="float" office:value="4842">
            <text:p>4842</text:p>
          </table:table-cell>
          <table:table-cell office:value-type="float" office:value="4610.83333333333">
            <text:p>4610,8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9</text:p>
          </table:table-cell>
          <table:table-cell office:value-type="float" office:value="6105">
            <text:p>6105</text:p>
          </table:table-cell>
          <table:table-cell office:value-type="float" office:value="5166.66666666667">
            <text:p>5166,6666666667</text:p>
          </table:table-cell>
          <table:table-cell office:value-type="float" office:value="5479.375">
            <text:p>5479,37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20</text:p>
          </table:table-cell>
          <table:table-cell table:number-columns-repeated="2" office:value-type="string">
            <text:p>NaN</text:p>
          </table:table-cell>
          <table:table-cell office:value-type="float" office:value="7822.5">
            <text:p>7822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2</text:p>
          </table:table-cell>
          <table:table-cell table:number-columns-repeated="2" office:value-type="string">
            <text:p>NaN</text:p>
          </table:table-cell>
          <table:table-cell office:value-type="float" office:value="12.5">
            <text:p>12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4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5</text:p>
          </table:table-cell>
          <table:table-cell office:value-type="float" office:value="63.3333333333333">
            <text:p>63,3333333333</text:p>
          </table:table-cell>
          <table:table-cell office:value-type="float" office:value="66.6">
            <text:p>66,6</text:p>
          </table:table-cell>
          <table:table-cell office:value-type="float" office:value="63">
            <text:p>6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6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7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8</text:p>
          </table:table-cell>
          <table:table-cell office:value-type="float" office:value="126">
            <text:p>126</text:p>
          </table:table-cell>
          <table:table-cell office:value-type="float" office:value="96.75">
            <text:p>96,75</text:p>
          </table:table-cell>
          <table:table-cell office:value-type="float" office:value="102.5">
            <text:p>102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9</text:p>
          </table:table-cell>
          <table:table-cell office:value-type="float" office:value="99.9090909090909">
            <text:p>99,9090909091</text:p>
          </table:table-cell>
          <table:table-cell office:value-type="float" office:value="105">
            <text:p>105</text:p>
          </table:table-cell>
          <table:table-cell office:value-type="float" office:value="111.333333333333">
            <text:p>111,3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0</text:p>
          </table:table-cell>
          <table:table-cell office:value-type="string">
            <text:p>NaN</text:p>
          </table:table-cell>
          <table:table-cell office:value-type="float" office:value="96.6666666666667">
            <text:p>96,6666666667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1</text:p>
          </table:table-cell>
          <table:table-cell office:value-type="float" office:value="123.4">
            <text:p>123,4</text:p>
          </table:table-cell>
          <table:table-cell office:value-type="float" office:value="135">
            <text:p>135</text:p>
          </table:table-cell>
          <table:table-cell office:value-type="float" office:value="114.625">
            <text:p>114,62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2</text:p>
          </table:table-cell>
          <table:table-cell office:value-type="float" office:value="135.413793103448">
            <text:p>135,4137931034</text:p>
          </table:table-cell>
          <table:table-cell office:value-type="float" office:value="135.380952380952">
            <text:p>135,380952381</text:p>
          </table:table-cell>
          <table:table-cell office:value-type="float" office:value="118.36">
            <text:p>118,36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3</text:p>
          </table:table-cell>
          <table:table-cell office:value-type="float" office:value="145.981132075472">
            <text:p>145,9811320755</text:p>
          </table:table-cell>
          <table:table-cell office:value-type="float" office:value="145.537037037037">
            <text:p>145,537037037</text:p>
          </table:table-cell>
          <table:table-cell office:value-type="float" office:value="146.94623655914">
            <text:p>146,9462365591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4</text:p>
          </table:table-cell>
          <table:table-cell office:value-type="float" office:value="151.25">
            <text:p>151,25</text:p>
          </table:table-cell>
          <table:table-cell office:value-type="float" office:value="159.234042553192">
            <text:p>159,2340425532</text:p>
          </table:table-cell>
          <table:table-cell office:value-type="float" office:value="163.897435897436">
            <text:p>163,8974358974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5</text:p>
          </table:table-cell>
          <table:table-cell office:value-type="float" office:value="169.375">
            <text:p>169,375</text:p>
          </table:table-cell>
          <table:table-cell office:value-type="float" office:value="163.4">
            <text:p>163,4</text:p>
          </table:table-cell>
          <table:table-cell office:value-type="float" office:value="161.833333333333">
            <text:p>161,8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6</text:p>
          </table:table-cell>
          <table:table-cell office:value-type="float" office:value="191.105263157895">
            <text:p>191,1052631579</text:p>
          </table:table-cell>
          <table:table-cell office:value-type="float" office:value="184.68085106383">
            <text:p>184,6808510638</text:p>
          </table:table-cell>
          <table:table-cell office:value-type="float" office:value="170.892857142857">
            <text:p>170,8928571429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7</text:p>
          </table:table-cell>
          <table:table-cell office:value-type="float" office:value="209.4">
            <text:p>209,4</text:p>
          </table:table-cell>
          <table:table-cell office:value-type="float" office:value="202">
            <text:p>202</text:p>
          </table:table-cell>
          <table:table-cell office:value-type="float" office:value="207.2">
            <text:p>207,2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8</text:p>
          </table:table-cell>
          <table:table-cell office:value-type="float" office:value="187.8">
            <text:p>187,8</text:p>
          </table:table-cell>
          <table:table-cell office:value-type="float" office:value="214.8">
            <text:p>214,8</text:p>
          </table:table-cell>
          <table:table-cell office:value-type="float" office:value="212.833333333333">
            <text:p>212,8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9</text:p>
          </table:table-cell>
          <table:table-cell office:value-type="float" office:value="245">
            <text:p>245</text:p>
          </table:table-cell>
          <table:table-cell office:value-type="float" office:value="215.777777777778">
            <text:p>215,7777777778</text:p>
          </table:table-cell>
          <table:table-cell office:value-type="float" office:value="222.75">
            <text:p>222,7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20</text:p>
          </table:table-cell>
          <table:table-cell table:number-columns-repeated="2" office:value-type="string">
            <text:p>NaN</text:p>
          </table:table-cell>
          <table:table-cell office:value-type="float" office:value="195">
            <text:p>19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2</text:p>
          </table:table-cell>
          <table:table-cell table:number-columns-repeated="2" office:value-type="string">
            <text:p>NaN</text:p>
          </table:table-cell>
          <table:table-cell office:value-type="float" office:value="9.5">
            <text:p>9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4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5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6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7</text:p>
          </table:table-cell>
          <table:table-cell office:value-type="float" office:value="24.5">
            <text:p>24,5</text:p>
          </table:table-cell>
          <table:table-cell office:value-type="float" office:value="7.66666666666667">
            <text:p>7,6666666667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9</text:p>
          </table:table-cell>
          <table:table-cell office:value-type="float" office:value="11.0909090909091">
            <text:p>11,0909090909</text:p>
          </table:table-cell>
          <table:table-cell office:value-type="float" office:value="12">
            <text:p>12</text:p>
          </table:table-cell>
          <table:table-cell office:value-type="float" office:value="3.66666666666667">
            <text:p>3,666666666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0</text:p>
          </table:table-cell>
          <table:table-cell office:value-type="string">
            <text:p>NaN</text:p>
          </table:table-cell>
          <table:table-cell office:value-type="float" office:value="4.33333333333333">
            <text:p>4,3333333333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1</text:p>
          </table:table-cell>
          <table:table-cell office:value-type="float" office:value="12.1333333333333">
            <text:p>12,1333333333</text:p>
          </table:table-cell>
          <table:table-cell office:value-type="float" office:value="4.33333333333333">
            <text:p>4,3333333333</text:p>
          </table:table-cell>
          <table:table-cell office:value-type="float" office:value="9.625">
            <text:p>9,62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2</text:p>
          </table:table-cell>
          <table:table-cell office:value-type="float" office:value="12.5172413793103">
            <text:p>12,5172413793</text:p>
          </table:table-cell>
          <table:table-cell office:value-type="float" office:value="10.2380952380952">
            <text:p>10,2380952381</text:p>
          </table:table-cell>
          <table:table-cell office:value-type="float" office:value="20.56">
            <text:p>20,56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3</text:p>
          </table:table-cell>
          <table:table-cell office:value-type="float" office:value="11.5188679245283">
            <text:p>11,5188679245</text:p>
          </table:table-cell>
          <table:table-cell office:value-type="float" office:value="10.8796296296296">
            <text:p>10,8796296296</text:p>
          </table:table-cell>
          <table:table-cell office:value-type="float" office:value="10.3655913978495">
            <text:p>10,3655913978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4</text:p>
          </table:table-cell>
          <table:table-cell office:value-type="float" office:value="12.85">
            <text:p>12,85</text:p>
          </table:table-cell>
          <table:table-cell office:value-type="float" office:value="11.0851063829787">
            <text:p>11,085106383</text:p>
          </table:table-cell>
          <table:table-cell office:value-type="float" office:value="10.5897435897436">
            <text:p>10,589743589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5</text:p>
          </table:table-cell>
          <table:table-cell office:value-type="float" office:value="18.25">
            <text:p>18,25</text:p>
          </table:table-cell>
          <table:table-cell office:value-type="float" office:value="13">
            <text:p>13</text:p>
          </table:table-cell>
          <table:table-cell office:value-type="float" office:value="17.3333333333333">
            <text:p>17,3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6</text:p>
          </table:table-cell>
          <table:table-cell office:value-type="float" office:value="13.4210526315789">
            <text:p>13,4210526316</text:p>
          </table:table-cell>
          <table:table-cell office:value-type="float" office:value="18.4468085106383">
            <text:p>18,4468085106</text:p>
          </table:table-cell>
          <table:table-cell office:value-type="float" office:value="19.5892857142857">
            <text:p>19,589285714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7</text:p>
          </table:table-cell>
          <table:table-cell office:value-type="float" office:value="14.8">
            <text:p>14,8</text:p>
          </table:table-cell>
          <table:table-cell office:value-type="float" office:value="15.9166666666667">
            <text:p>15,9166666667</text:p>
          </table:table-cell>
          <table:table-cell office:value-type="float" office:value="11.7333333333333">
            <text:p>11,7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8</text:p>
          </table:table-cell>
          <table:table-cell office:value-type="float" office:value="48.8">
            <text:p>48,8</text:p>
          </table:table-cell>
          <table:table-cell office:value-type="float" office:value="17.4">
            <text:p>17,4</text:p>
          </table:table-cell>
          <table:table-cell office:value-type="float" office:value="22.8333333333333">
            <text:p>22,8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9</text:p>
          </table:table-cell>
          <table:table-cell office:value-type="float" office:value="3">
            <text:p>3</text:p>
          </table:table-cell>
          <table:table-cell office:value-type="float" office:value="29.1111111111111">
            <text:p>29,1111111111</text:p>
          </table:table-cell>
          <table:table-cell office:value-type="float" office:value="23">
            <text:p>2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20</text:p>
          </table:table-cell>
          <table:table-cell table:number-columns-repeated="2" office:value-type="string">
            <text:p>NaN</text:p>
          </table:table-cell>
          <table:table-cell office:value-type="float" office:value="15">
            <text:p>1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2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4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5</text:p>
          </table:table-cell>
          <table:table-cell office:value-type="float" office:value="2.33333333333333">
            <text:p>2,3333333333</text:p>
          </table:table-cell>
          <table:table-cell table:number-columns-repeated="2"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Mech workers lvl 6</text:p>
          </table:table-cell>
          <table:table-cell table:number-columns-repeated="2"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293"/>
        </table:table-row>
        <table:table-row table:style-name="ro1">
          <table:table-cell office:value-type="string">
            <text:p>Mech workers lvl 7</text:p>
          </table:table-cell>
          <table:table-cell office:value-type="float" office:value="4.5">
            <text:p>4,5</text:p>
          </table:table-cell>
          <table:table-cell office:value-type="float" office:value="5.33333333333333">
            <text:p>5,3333333333</text:p>
          </table:table-cell>
          <table:table-cell office:value-type="float" office:value="4">
            <text:p>4</text:p>
          </table:table-cell>
          <table:table-cell table:number-columns-repeated="293"/>
        </table:table-row>
        <table:table-row table:style-name="ro1">
          <table:table-cell office:value-type="string">
            <text:p>Mech workers lvl 8</text:p>
          </table:table-cell>
          <table:table-cell office:value-type="float" office:value="4.5">
            <text:p>4,5</text:p>
          </table:table-cell>
          <table:table-cell office:value-type="float" office:value="5.33333333333333">
            <text:p>5,3333333333</text:p>
          </table:table-cell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Mech workers lvl 9</text:p>
          </table:table-cell>
          <table:table-cell office:value-type="float" office:value="5.9">
            <text:p>5,9</text:p>
          </table:table-cell>
          <table:table-cell office:value-type="float" office:value="5">
            <text:p>5</text:p>
          </table:table-cell>
          <table:table-cell office:value-type="float" office:value="6.16666666666667">
            <text:p>6,1666666667</text:p>
          </table:table-cell>
          <table:table-cell table:number-columns-repeated="293"/>
        </table:table-row>
        <table:table-row table:style-name="ro1">
          <table:table-cell office:value-type="string">
            <text:p>Mech workers lvl 10</text:p>
          </table:table-cell>
          <table:table-cell table:number-columns-repeated="2" office:value-type="string">
            <text:p>NaN</text:p>
          </table:table-cell>
          <table:table-cell office:value-type="float" office:value="7">
            <text:p>7</text:p>
          </table:table-cell>
          <table:table-cell table:number-columns-repeated="293"/>
        </table:table-row>
        <table:table-row table:style-name="ro1">
          <table:table-cell office:value-type="string">
            <text:p>Mech workers lvl 11</text:p>
          </table:table-cell>
          <table:table-cell office:value-type="float" office:value="8.08333333333333">
            <text:p>8,0833333333</text:p>
          </table:table-cell>
          <table:table-cell office:value-type="float" office:value="6">
            <text:p>6</text:p>
          </table:table-cell>
          <table:table-cell office:value-type="float" office:value="6.61538461538462">
            <text:p>6,6153846154</text:p>
          </table:table-cell>
          <table:table-cell table:number-columns-repeated="293"/>
        </table:table-row>
        <table:table-row table:style-name="ro1">
          <table:table-cell office:value-type="string">
            <text:p>Mech workers lvl 12</text:p>
          </table:table-cell>
          <table:table-cell office:value-type="float" office:value="8.29032258064516">
            <text:p>8,2903225806</text:p>
          </table:table-cell>
          <table:table-cell office:value-type="float" office:value="8.05263157894737">
            <text:p>8,0526315789</text:p>
          </table:table-cell>
          <table:table-cell office:value-type="float" office:value="7.55263157894737">
            <text:p>7,5526315789</text:p>
          </table:table-cell>
          <table:table-cell table:number-columns-repeated="293"/>
        </table:table-row>
        <table:table-row table:style-name="ro1">
          <table:table-cell office:value-type="string">
            <text:p>Mech workers lvl 13</text:p>
          </table:table-cell>
          <table:table-cell office:value-type="float" office:value="8.7987012987013">
            <text:p>8,7987012987</text:p>
          </table:table-cell>
          <table:table-cell office:value-type="float" office:value="9.30327868852459">
            <text:p>9,3032786885</text:p>
          </table:table-cell>
          <table:table-cell office:value-type="float" office:value="8.65289256198347">
            <text:p>8,652892562</text:p>
          </table:table-cell>
          <table:table-cell table:number-columns-repeated="293"/>
        </table:table-row>
        <table:table-row table:style-name="ro1">
          <table:table-cell office:value-type="string">
            <text:p>Mech workers lvl 14</text:p>
          </table:table-cell>
          <table:table-cell office:value-type="float" office:value="10.35">
            <text:p>10,35</text:p>
          </table:table-cell>
          <table:table-cell office:value-type="float" office:value="8.92857142857143">
            <text:p>8,9285714286</text:p>
          </table:table-cell>
          <table:table-cell office:value-type="float" office:value="8.57142857142857">
            <text:p>8,5714285714</text:p>
          </table:table-cell>
          <table:table-cell table:number-columns-repeated="293"/>
        </table:table-row>
        <table:table-row table:style-name="ro1">
          <table:table-cell office:value-type="string">
            <text:p>Mech workers lvl 15</text:p>
          </table:table-cell>
          <table:table-cell office:value-type="float" office:value="11.0625">
            <text:p>11,0625</text:p>
          </table:table-cell>
          <table:table-cell office:value-type="float" office:value="10.6111111111111">
            <text:p>10,6111111111</text:p>
          </table:table-cell>
          <table:table-cell office:value-type="float" office:value="9.4">
            <text:p>9,4</text:p>
          </table:table-cell>
          <table:table-cell table:number-columns-repeated="293"/>
        </table:table-row>
        <table:table-row table:style-name="ro1">
          <table:table-cell office:value-type="string">
            <text:p>Mech workers lvl 16</text:p>
          </table:table-cell>
          <table:table-cell office:value-type="float" office:value="10.5925925925926">
            <text:p>10,5925925926</text:p>
          </table:table-cell>
          <table:table-cell office:value-type="float" office:value="11.6363636363636">
            <text:p>11,6363636364</text:p>
          </table:table-cell>
          <table:table-cell office:value-type="float" office:value="10.2045454545455">
            <text:p>10,2045454545</text:p>
          </table:table-cell>
          <table:table-cell table:number-columns-repeated="293"/>
        </table:table-row>
        <table:table-row table:style-name="ro1">
          <table:table-cell office:value-type="string">
            <text:p>Mech workers lvl 17</text:p>
          </table:table-cell>
          <table:table-cell office:value-type="float" office:value="11.5833333333333">
            <text:p>11,5833333333</text:p>
          </table:table-cell>
          <table:table-cell office:value-type="float" office:value="12.2105263157895">
            <text:p>12,2105263158</text:p>
          </table:table-cell>
          <table:table-cell office:value-type="float" office:value="10.9677419354839">
            <text:p>10,9677419355</text:p>
          </table:table-cell>
          <table:table-cell table:number-columns-repeated="293"/>
        </table:table-row>
        <table:table-row table:style-name="ro1">
          <table:table-cell office:value-type="string">
            <text:p>Mech workers lvl 18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1.3333333333333">
            <text:p>11,3333333333</text:p>
          </table:table-cell>
          <table:table-cell table:number-columns-repeated="293"/>
        </table:table-row>
        <table:table-row table:style-name="ro1">
          <table:table-cell office:value-type="string">
            <text:p>Mech workers lvl 19</text:p>
          </table:table-cell>
          <table:table-cell office:value-type="float" office:value="11.6666666666667">
            <text:p>11,6666666667</text:p>
          </table:table-cell>
          <table:table-cell office:value-type="float" office:value="10.4545454545455">
            <text:p>10,4545454545</text:p>
          </table:table-cell>
          <table:table-cell office:value-type="float" office:value="11.4375">
            <text:p>11,4375</text:p>
          </table:table-cell>
          <table:table-cell table:number-columns-repeated="293"/>
        </table:table-row>
        <table:table-row table:style-name="ro1">
          <table:table-cell office:value-type="string">
            <text:p>Mech workers lvl 20</text:p>
          </table:table-cell>
          <table:table-cell office:value-type="string">
            <text:p>NaN</text:p>
          </table:table-cell>
          <table:table-cell office:value-type="float" office:value="14">
            <text:p>14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2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4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5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4.5">
            <text:p>34,5</text:p>
          </table:table-cell>
          <table:table-cell table:number-columns-repeated="293"/>
        </table:table-row>
        <table:table-row table:style-name="ro1">
          <table:table-cell office:value-type="string">
            <text:p>Mech income lvl 6</text:p>
          </table:table-cell>
          <table:table-cell table:number-columns-repeated="2" office:value-type="string">
            <text:p>NaN</text:p>
          </table:table-cell>
          <table:table-cell office:value-type="float" office:value="60">
            <text:p>60</text:p>
          </table:table-cell>
          <table:table-cell table:number-columns-repeated="293"/>
        </table:table-row>
        <table:table-row table:style-name="ro1">
          <table:table-cell office:value-type="string">
            <text:p>Mech income lvl 7</text:p>
          </table:table-cell>
          <table:table-cell office:value-type="float" office:value="63.5">
            <text:p>63,5</text:p>
          </table:table-cell>
          <table:table-cell office:value-type="float" office:value="102">
            <text:p>102</text:p>
          </table:table-cell>
          <table:table-cell office:value-type="float" office:value="63">
            <text:p>63</text:p>
          </table:table-cell>
          <table:table-cell table:number-columns-repeated="293"/>
        </table:table-row>
        <table:table-row table:style-name="ro1">
          <table:table-cell office:value-type="string">
            <text:p>Mech income lvl 8</text:p>
          </table:table-cell>
          <table:table-cell office:value-type="float" office:value="79.5">
            <text:p>79,5</text:p>
          </table:table-cell>
          <table:table-cell office:value-type="float" office:value="100">
            <text:p>100</text:p>
          </table:table-cell>
          <table:table-cell office:value-type="float" office:value="103.4">
            <text:p>103,4</text:p>
          </table:table-cell>
          <table:table-cell table:number-columns-repeated="293"/>
        </table:table-row>
        <table:table-row table:style-name="ro1">
          <table:table-cell office:value-type="string">
            <text:p>Mech income lvl 9</text:p>
          </table:table-cell>
          <table:table-cell office:value-type="float" office:value="123.6">
            <text:p>123,6</text:p>
          </table:table-cell>
          <table:table-cell office:value-type="float" office:value="104">
            <text:p>104</text:p>
          </table:table-cell>
          <table:table-cell office:value-type="float" office:value="117.666666666667">
            <text:p>117,6666666667</text:p>
          </table:table-cell>
          <table:table-cell table:number-columns-repeated="293"/>
        </table:table-row>
        <table:table-row table:style-name="ro1">
          <table:table-cell office:value-type="string">
            <text:p>Mech income lvl 10</text:p>
          </table:table-cell>
          <table:table-cell table:number-columns-repeated="2" office:value-type="string">
            <text:p>NaN</text:p>
          </table:table-cell>
          <table:table-cell office:value-type="float" office:value="139">
            <text:p>139</text:p>
          </table:table-cell>
          <table:table-cell table:number-columns-repeated="293"/>
        </table:table-row>
        <table:table-row table:style-name="ro1">
          <table:table-cell office:value-type="string">
            <text:p>Mech income lvl 11</text:p>
          </table:table-cell>
          <table:table-cell office:value-type="float" office:value="176.5">
            <text:p>176,5</text:p>
          </table:table-cell>
          <table:table-cell office:value-type="float" office:value="127.875">
            <text:p>127,875</text:p>
          </table:table-cell>
          <table:table-cell office:value-type="float" office:value="148.461538461538">
            <text:p>148,4615384615</text:p>
          </table:table-cell>
          <table:table-cell table:number-columns-repeated="293"/>
        </table:table-row>
        <table:table-row table:style-name="ro1">
          <table:table-cell office:value-type="string">
            <text:p>Mech income lvl 12</text:p>
          </table:table-cell>
          <table:table-cell office:value-type="float" office:value="197.064516129032">
            <text:p>197,064516129</text:p>
          </table:table-cell>
          <table:table-cell office:value-type="float" office:value="178.973684210526">
            <text:p>178,9736842105</text:p>
          </table:table-cell>
          <table:table-cell office:value-type="float" office:value="178.210526315789">
            <text:p>178,2105263158</text:p>
          </table:table-cell>
          <table:table-cell table:number-columns-repeated="293"/>
        </table:table-row>
        <table:table-row table:style-name="ro1">
          <table:table-cell office:value-type="string">
            <text:p>Mech income lvl 13</text:p>
          </table:table-cell>
          <table:table-cell office:value-type="float" office:value="233.753246753247">
            <text:p>233,7532467532</text:p>
          </table:table-cell>
          <table:table-cell office:value-type="float" office:value="237.360655737705">
            <text:p>237,3606557377</text:p>
          </table:table-cell>
          <table:table-cell office:value-type="float" office:value="227.157024793388">
            <text:p>227,1570247934</text:p>
          </table:table-cell>
          <table:table-cell table:number-columns-repeated="293"/>
        </table:table-row>
        <table:table-row table:style-name="ro1">
          <table:table-cell office:value-type="string">
            <text:p>Mech income lvl 14</text:p>
          </table:table-cell>
          <table:table-cell office:value-type="float" office:value="279.05">
            <text:p>279,05</text:p>
          </table:table-cell>
          <table:table-cell office:value-type="float" office:value="246.375">
            <text:p>246,375</text:p>
          </table:table-cell>
          <table:table-cell office:value-type="float" office:value="247.75">
            <text:p>247,75</text:p>
          </table:table-cell>
          <table:table-cell table:number-columns-repeated="293"/>
        </table:table-row>
        <table:table-row table:style-name="ro1">
          <table:table-cell office:value-type="string">
            <text:p>Mech income lvl 15</text:p>
          </table:table-cell>
          <table:table-cell office:value-type="float" office:value="339.9375">
            <text:p>339,9375</text:p>
          </table:table-cell>
          <table:table-cell office:value-type="float" office:value="305.722222222222">
            <text:p>305,7222222222</text:p>
          </table:table-cell>
          <table:table-cell office:value-type="float" office:value="288.333333333333">
            <text:p>288,3333333333</text:p>
          </table:table-cell>
          <table:table-cell table:number-columns-repeated="293"/>
        </table:table-row>
        <table:table-row table:style-name="ro1">
          <table:table-cell office:value-type="string">
            <text:p>Mech income lvl 16</text:p>
          </table:table-cell>
          <table:table-cell office:value-type="float" office:value="336.074074074074">
            <text:p>336,0740740741</text:p>
          </table:table-cell>
          <table:table-cell office:value-type="float" office:value="368.075757575758">
            <text:p>368,0757575758</text:p>
          </table:table-cell>
          <table:table-cell office:value-type="float" office:value="335.647727272727">
            <text:p>335,6477272727</text:p>
          </table:table-cell>
          <table:table-cell table:number-columns-repeated="293"/>
        </table:table-row>
        <table:table-row table:style-name="ro1">
          <table:table-cell office:value-type="string">
            <text:p>Mech income lvl 17</text:p>
          </table:table-cell>
          <table:table-cell office:value-type="float" office:value="406.5">
            <text:p>406,5</text:p>
          </table:table-cell>
          <table:table-cell office:value-type="float" office:value="418.736842105263">
            <text:p>418,7368421053</text:p>
          </table:table-cell>
          <table:table-cell office:value-type="float" office:value="377.451612903226">
            <text:p>377,4516129032</text:p>
          </table:table-cell>
          <table:table-cell table:number-columns-repeated="293"/>
        </table:table-row>
        <table:table-row table:style-name="ro1">
          <table:table-cell office:value-type="string">
            <text:p>Mech income lvl 18</text:p>
          </table:table-cell>
          <table:table-cell office:value-type="float" office:value="572">
            <text:p>572</text:p>
          </table:table-cell>
          <table:table-cell office:value-type="float" office:value="399.541666666667">
            <text:p>399,5416666667</text:p>
          </table:table-cell>
          <table:table-cell office:value-type="float" office:value="464.111111111111">
            <text:p>464,1111111111</text:p>
          </table:table-cell>
          <table:table-cell table:number-columns-repeated="293"/>
        </table:table-row>
        <table:table-row table:style-name="ro1">
          <table:table-cell office:value-type="string">
            <text:p>Mech income lvl 19</text:p>
          </table:table-cell>
          <table:table-cell office:value-type="float" office:value="502.166666666667">
            <text:p>502,1666666667</text:p>
          </table:table-cell>
          <table:table-cell office:value-type="float" office:value="487.454545454545">
            <text:p>487,4545454545</text:p>
          </table:table-cell>
          <table:table-cell office:value-type="float" office:value="492.125">
            <text:p>492,125</text:p>
          </table:table-cell>
          <table:table-cell table:number-columns-repeated="293"/>
        </table:table-row>
        <table:table-row table:style-name="ro1">
          <table:table-cell office:value-type="string">
            <text:p>Mech income lvl 20</text:p>
          </table:table-cell>
          <table:table-cell office:value-type="string">
            <text:p>NaN</text:p>
          </table:table-cell>
          <table:table-cell office:value-type="float" office:value="637">
            <text:p>637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2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4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5</text:p>
          </table:table-cell>
          <table:table-cell office:value-type="float" office:value="546.666666666667">
            <text:p>546,6666666667</text:p>
          </table:table-cell>
          <table:table-cell office:value-type="float" office:value="445">
            <text:p>445</text:p>
          </table:table-cell>
          <table:table-cell office:value-type="float" office:value="442.5">
            <text:p>442,5</text:p>
          </table:table-cell>
          <table:table-cell table:number-columns-repeated="293"/>
        </table:table-row>
        <table:table-row table:style-name="ro1">
          <table:table-cell office:value-type="string">
            <text:p>Mech value lvl 6</text:p>
          </table:table-cell>
          <table:table-cell table:number-columns-repeated="2" office:value-type="string">
            <text:p>NaN</text:p>
          </table:table-cell>
          <table:table-cell office:value-type="float" office:value="595">
            <text:p>595</text:p>
          </table:table-cell>
          <table:table-cell table:number-columns-repeated="293"/>
        </table:table-row>
        <table:table-row table:style-name="ro1">
          <table:table-cell office:value-type="string">
            <text:p>Mech value lvl 7</text:p>
          </table:table-cell>
          <table:table-cell office:value-type="float" office:value="650">
            <text:p>650</text:p>
          </table:table-cell>
          <table:table-cell office:value-type="float" office:value="751.666666666667">
            <text:p>751,6666666667</text:p>
          </table:table-cell>
          <table:table-cell office:value-type="float" office:value="755">
            <text:p>755</text:p>
          </table:table-cell>
          <table:table-cell table:number-columns-repeated="293"/>
        </table:table-row>
        <table:table-row table:style-name="ro1">
          <table:table-cell office:value-type="string">
            <text:p>Mech value lvl 8</text:p>
          </table:table-cell>
          <table:table-cell office:value-type="float" office:value="972.5">
            <text:p>972,5</text:p>
          </table:table-cell>
          <table:table-cell office:value-type="float" office:value="911.666666666667">
            <text:p>911,6666666667</text:p>
          </table:table-cell>
          <table:table-cell office:value-type="float" office:value="852">
            <text:p>852</text:p>
          </table:table-cell>
          <table:table-cell table:number-columns-repeated="293"/>
        </table:table-row>
        <table:table-row table:style-name="ro1">
          <table:table-cell office:value-type="string">
            <text:p>Mech value lvl 9</text:p>
          </table:table-cell>
          <table:table-cell office:value-type="float" office:value="1005">
            <text:p>1005</text:p>
          </table:table-cell>
          <table:table-cell office:value-type="float" office:value="1052.5">
            <text:p>1052,5</text:p>
          </table:table-cell>
          <table:table-cell office:value-type="float" office:value="1075">
            <text:p>1075</text:p>
          </table:table-cell>
          <table:table-cell table:number-columns-repeated="293"/>
        </table:table-row>
        <table:table-row table:style-name="ro1">
          <table:table-cell office:value-type="string">
            <text:p>Mech value lvl 10</text:p>
          </table:table-cell>
          <table:table-cell table:number-columns-repeated="2" office:value-type="string">
            <text:p>NaN</text:p>
          </table:table-cell>
          <table:table-cell office:value-type="float" office:value="1407.5">
            <text:p>1407,5</text:p>
          </table:table-cell>
          <table:table-cell table:number-columns-repeated="293"/>
        </table:table-row>
        <table:table-row table:style-name="ro1">
          <table:table-cell office:value-type="string">
            <text:p>Mech value lvl 11</text:p>
          </table:table-cell>
          <table:table-cell office:value-type="float" office:value="1624.58333333333">
            <text:p>1624,5833333333</text:p>
          </table:table-cell>
          <table:table-cell office:value-type="float" office:value="1559.375">
            <text:p>1559,375</text:p>
          </table:table-cell>
          <table:table-cell office:value-type="float" office:value="1692.30769230769">
            <text:p>1692,3076923077</text:p>
          </table:table-cell>
          <table:table-cell table:number-columns-repeated="293"/>
        </table:table-row>
        <table:table-row table:style-name="ro1">
          <table:table-cell office:value-type="string">
            <text:p>Mech value lvl 12</text:p>
          </table:table-cell>
          <table:table-cell office:value-type="float" office:value="1780.64516129032">
            <text:p>1780,6451612903</text:p>
          </table:table-cell>
          <table:table-cell office:value-type="float" office:value="1683.55263157895">
            <text:p>1683,552631579</text:p>
          </table:table-cell>
          <table:table-cell office:value-type="float" office:value="1849.73684210526">
            <text:p>1849,7368421053</text:p>
          </table:table-cell>
          <table:table-cell table:number-columns-repeated="293"/>
        </table:table-row>
        <table:table-row table:style-name="ro1">
          <table:table-cell office:value-type="string">
            <text:p>Mech value lvl 13</text:p>
          </table:table-cell>
          <table:table-cell office:value-type="float" office:value="2098.34415584416">
            <text:p>2098,3441558442</text:p>
          </table:table-cell>
          <table:table-cell office:value-type="float" office:value="2105.36885245902">
            <text:p>2105,368852459</text:p>
          </table:table-cell>
          <table:table-cell office:value-type="float" office:value="2163.71900826446">
            <text:p>2163,7190082645</text:p>
          </table:table-cell>
          <table:table-cell table:number-columns-repeated="293"/>
        </table:table-row>
        <table:table-row table:style-name="ro1">
          <table:table-cell office:value-type="string">
            <text:p>Mech value lvl 14</text:p>
          </table:table-cell>
          <table:table-cell office:value-type="float" office:value="2720.25">
            <text:p>2720,25</text:p>
          </table:table-cell>
          <table:table-cell office:value-type="float" office:value="2360">
            <text:p>2360</text:p>
          </table:table-cell>
          <table:table-cell office:value-type="float" office:value="2386.25">
            <text:p>2386,25</text:p>
          </table:table-cell>
          <table:table-cell table:number-columns-repeated="293"/>
        </table:table-row>
        <table:table-row table:style-name="ro1">
          <table:table-cell office:value-type="string">
            <text:p>Mech value lvl 15</text:p>
          </table:table-cell>
          <table:table-cell office:value-type="float" office:value="2956.25">
            <text:p>2956,25</text:p>
          </table:table-cell>
          <table:table-cell office:value-type="float" office:value="2740.83333333333">
            <text:p>2740,8333333333</text:p>
          </table:table-cell>
          <table:table-cell office:value-type="float" office:value="2955.33333333333">
            <text:p>2955,3333333333</text:p>
          </table:table-cell>
          <table:table-cell table:number-columns-repeated="293"/>
        </table:table-row>
        <table:table-row table:style-name="ro1">
          <table:table-cell office:value-type="string">
            <text:p>Mech value lvl 16</text:p>
          </table:table-cell>
          <table:table-cell office:value-type="float" office:value="3744.07407407407">
            <text:p>3744,0740740741</text:p>
          </table:table-cell>
          <table:table-cell office:value-type="float" office:value="3528.10606060606">
            <text:p>3528,1060606061</text:p>
          </table:table-cell>
          <table:table-cell office:value-type="float" office:value="3466.07954545455">
            <text:p>3466,0795454546</text:p>
          </table:table-cell>
          <table:table-cell table:number-columns-repeated="293"/>
        </table:table-row>
        <table:table-row table:style-name="ro1">
          <table:table-cell office:value-type="string">
            <text:p>Mech value lvl 17</text:p>
          </table:table-cell>
          <table:table-cell office:value-type="float" office:value="3948.33333333333">
            <text:p>3948,3333333333</text:p>
          </table:table-cell>
          <table:table-cell office:value-type="float" office:value="3923.68421052632">
            <text:p>3923,6842105263</text:p>
          </table:table-cell>
          <table:table-cell office:value-type="float" office:value="4122.41935483871">
            <text:p>4122,4193548387</text:p>
          </table:table-cell>
          <table:table-cell table:number-columns-repeated="293"/>
        </table:table-row>
        <table:table-row table:style-name="ro1">
          <table:table-cell office:value-type="string">
            <text:p>Mech value lvl 18</text:p>
          </table:table-cell>
          <table:table-cell office:value-type="float" office:value="4987.5">
            <text:p>4987,5</text:p>
          </table:table-cell>
          <table:table-cell office:value-type="float" office:value="4515.625">
            <text:p>4515,625</text:p>
          </table:table-cell>
          <table:table-cell office:value-type="float" office:value="4675.55555555556">
            <text:p>4675,5555555556</text:p>
          </table:table-cell>
          <table:table-cell table:number-columns-repeated="293"/>
        </table:table-row>
        <table:table-row table:style-name="ro1">
          <table:table-cell office:value-type="string">
            <text:p>Mech value lvl 19</text:p>
          </table:table-cell>
          <table:table-cell office:value-type="float" office:value="6349.16666666667">
            <text:p>6349,1666666667</text:p>
          </table:table-cell>
          <table:table-cell office:value-type="float" office:value="5435.45454545455">
            <text:p>5435,4545454546</text:p>
          </table:table-cell>
          <table:table-cell office:value-type="float" office:value="5499.6875">
            <text:p>5499,6875</text:p>
          </table:table-cell>
          <table:table-cell table:number-columns-repeated="293"/>
        </table:table-row>
        <table:table-row table:style-name="ro1">
          <table:table-cell office:value-type="string">
            <text:p>Mech value lvl 20</text:p>
          </table:table-cell>
          <table:table-cell office:value-type="string">
            <text:p>NaN</text:p>
          </table:table-cell>
          <table:table-cell office:value-type="float" office:value="6990">
            <text:p>6990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2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4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5</text:p>
          </table:table-cell>
          <table:table-cell office:value-type="float" office:value="82.3333333333333">
            <text:p>82,333333333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93"/>
        </table:table-row>
        <table:table-row table:style-name="ro1">
          <table:table-cell office:value-type="string">
            <text:p>Mech kills lvl 6</text:p>
          </table:table-cell>
          <table:table-cell table:number-columns-repeated="2" office:value-type="string">
            <text:p>NaN</text:p>
          </table:table-cell>
          <table:table-cell office:value-type="float" office:value="72">
            <text:p>72</text:p>
          </table:table-cell>
          <table:table-cell table:number-columns-repeated="293"/>
        </table:table-row>
        <table:table-row table:style-name="ro1">
          <table:table-cell office:value-type="string">
            <text:p>Mech kills lvl 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table:number-columns-repeated="293"/>
        </table:table-row>
        <table:table-row table:style-name="ro1">
          <table:table-cell office:value-type="string">
            <text:p>Mech kills lvl 8</text:p>
          </table:table-cell>
          <table:table-cell office:value-type="float" office:value="120">
            <text:p>120</text:p>
          </table:table-cell>
          <table:table-cell office:value-type="float" office:value="104.333333333333">
            <text:p>104,3333333333</text:p>
          </table:table-cell>
          <table:table-cell office:value-type="float" office:value="101.4">
            <text:p>101,4</text:p>
          </table:table-cell>
          <table:table-cell table:number-columns-repeated="293"/>
        </table:table-row>
        <table:table-row table:style-name="ro1">
          <table:table-cell office:value-type="string">
            <text:p>Mech kills lvl 9</text:p>
          </table:table-cell>
          <table:table-cell office:value-type="float" office:value="111.1">
            <text:p>111,1</text:p>
          </table:table-cell>
          <table:table-cell office:value-type="float" office:value="105.5">
            <text:p>105,5</text:p>
          </table:table-cell>
          <table:table-cell office:value-type="float" office:value="128">
            <text:p>128</text:p>
          </table:table-cell>
          <table:table-cell table:number-columns-repeated="293"/>
        </table:table-row>
        <table:table-row table:style-name="ro1">
          <table:table-cell office:value-type="string">
            <text:p>Mech kills lvl 10</text:p>
          </table:table-cell>
          <table:table-cell table:number-columns-repeated="2" office:value-type="string">
            <text:p>NaN</text:p>
          </table:table-cell>
          <table:table-cell office:value-type="float" office:value="131">
            <text:p>131</text:p>
          </table:table-cell>
          <table:table-cell table:number-columns-repeated="293"/>
        </table:table-row>
        <table:table-row table:style-name="ro1">
          <table:table-cell office:value-type="string">
            <text:p>Mech kills lvl 11</text:p>
          </table:table-cell>
          <table:table-cell office:value-type="float" office:value="142.583333333333">
            <text:p>142,5833333333</text:p>
          </table:table-cell>
          <table:table-cell office:value-type="float" office:value="139">
            <text:p>139</text:p>
          </table:table-cell>
          <table:table-cell office:value-type="float" office:value="143.384615384615">
            <text:p>143,3846153846</text:p>
          </table:table-cell>
          <table:table-cell table:number-columns-repeated="293"/>
        </table:table-row>
        <table:table-row table:style-name="ro1">
          <table:table-cell office:value-type="string">
            <text:p>Mech kills lvl 12</text:p>
          </table:table-cell>
          <table:table-cell office:value-type="float" office:value="148.838709677419">
            <text:p>148,8387096774</text:p>
          </table:table-cell>
          <table:table-cell office:value-type="float" office:value="140.052631578947">
            <text:p>140,0526315789</text:p>
          </table:table-cell>
          <table:table-cell office:value-type="float" office:value="153.078947368421">
            <text:p>153,0789473684</text:p>
          </table:table-cell>
          <table:table-cell table:number-columns-repeated="293"/>
        </table:table-row>
        <table:table-row table:style-name="ro1">
          <table:table-cell office:value-type="string">
            <text:p>Mech kills lvl 13</text:p>
          </table:table-cell>
          <table:table-cell office:value-type="float" office:value="151.5">
            <text:p>151,5</text:p>
          </table:table-cell>
          <table:table-cell office:value-type="float" office:value="152.327868852459">
            <text:p>152,3278688525</text:p>
          </table:table-cell>
          <table:table-cell office:value-type="float" office:value="157.719008264463">
            <text:p>157,7190082645</text:p>
          </table:table-cell>
          <table:table-cell table:number-columns-repeated="293"/>
        </table:table-row>
        <table:table-row table:style-name="ro1">
          <table:table-cell office:value-type="string">
            <text:p>Mech kills lvl 14</text:p>
          </table:table-cell>
          <table:table-cell office:value-type="float" office:value="189.3">
            <text:p>189,3</text:p>
          </table:table-cell>
          <table:table-cell office:value-type="float" office:value="157.267857142857">
            <text:p>157,2678571429</text:p>
          </table:table-cell>
          <table:table-cell office:value-type="float" office:value="157.428571428571">
            <text:p>157,4285714286</text:p>
          </table:table-cell>
          <table:table-cell table:number-columns-repeated="293"/>
        </table:table-row>
        <table:table-row table:style-name="ro1">
          <table:table-cell office:value-type="string">
            <text:p>Mech kills lvl 15</text:p>
          </table:table-cell>
          <table:table-cell office:value-type="float" office:value="173.1875">
            <text:p>173,1875</text:p>
          </table:table-cell>
          <table:table-cell office:value-type="float" office:value="172.444444444444">
            <text:p>172,4444444444</text:p>
          </table:table-cell>
          <table:table-cell office:value-type="float" office:value="186.866666666667">
            <text:p>186,8666666667</text:p>
          </table:table-cell>
          <table:table-cell table:number-columns-repeated="293"/>
        </table:table-row>
        <table:table-row table:style-name="ro1">
          <table:table-cell office:value-type="string">
            <text:p>Mech kills lvl 16</text:p>
          </table:table-cell>
          <table:table-cell office:value-type="float" office:value="222.518518518519">
            <text:p>222,5185185185</text:p>
          </table:table-cell>
          <table:table-cell office:value-type="float" office:value="202.575757575758">
            <text:p>202,5757575758</text:p>
          </table:table-cell>
          <table:table-cell office:value-type="float" office:value="200.852272727273">
            <text:p>200,8522727273</text:p>
          </table:table-cell>
          <table:table-cell table:number-columns-repeated="293"/>
        </table:table-row>
        <table:table-row table:style-name="ro1">
          <table:table-cell office:value-type="string">
            <text:p>Mech kills lvl 17</text:p>
          </table:table-cell>
          <table:table-cell office:value-type="float" office:value="214">
            <text:p>214</text:p>
          </table:table-cell>
          <table:table-cell office:value-type="float" office:value="205.578947368421">
            <text:p>205,5789473684</text:p>
          </table:table-cell>
          <table:table-cell office:value-type="float" office:value="221.774193548387">
            <text:p>221,7741935484</text:p>
          </table:table-cell>
          <table:table-cell table:number-columns-repeated="293"/>
        </table:table-row>
        <table:table-row table:style-name="ro1">
          <table:table-cell office:value-type="string">
            <text:p>Mech kills lvl 18</text:p>
          </table:table-cell>
          <table:table-cell office:value-type="float" office:value="214">
            <text:p>214</text:p>
          </table:table-cell>
          <table:table-cell office:value-type="float" office:value="211.083333333333">
            <text:p>211,0833333333</text:p>
          </table:table-cell>
          <table:table-cell office:value-type="float" office:value="220.111111111111">
            <text:p>220,1111111111</text:p>
          </table:table-cell>
          <table:table-cell table:number-columns-repeated="293"/>
        </table:table-row>
        <table:table-row table:style-name="ro1">
          <table:table-cell office:value-type="string">
            <text:p>Mech kills lvl 19</text:p>
          </table:table-cell>
          <table:table-cell office:value-type="float" office:value="289.333333333333">
            <text:p>289,3333333333</text:p>
          </table:table-cell>
          <table:table-cell office:value-type="float" office:value="224.545454545455">
            <text:p>224,5454545455</text:p>
          </table:table-cell>
          <table:table-cell office:value-type="float" office:value="242.125">
            <text:p>242,125</text:p>
          </table:table-cell>
          <table:table-cell table:number-columns-repeated="293"/>
        </table:table-row>
        <table:table-row table:style-name="ro1">
          <table:table-cell office:value-type="string">
            <text:p>Mech kills lvl 20</text:p>
          </table:table-cell>
          <table:table-cell office:value-type="string">
            <text:p>NaN</text:p>
          </table:table-cell>
          <table:table-cell office:value-type="float" office:value="242.333333333333">
            <text:p>242,3333333333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2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4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office:value-type="string">
            <text:p>Mech leaks lvl 6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Mech leaks lvl 7</text:p>
          </table:table-cell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93"/>
        </table:table-row>
        <table:table-row table:style-name="ro1">
          <table:table-cell office:value-type="string">
            <text:p>Mech leaks lvl 8</text:p>
          </table:table-cell>
          <table:table-cell office:value-type="float" office:value="5">
            <text:p>5</text:p>
          </table:table-cell>
          <table:table-cell office:value-type="float" office:value="3.66666666666667">
            <text:p>3,6666666667</text:p>
          </table:table-cell>
          <table:table-cell office:value-type="float" office:value="16.2">
            <text:p>16,2</text:p>
          </table:table-cell>
          <table:table-cell table:number-columns-repeated="293"/>
        </table:table-row>
        <table:table-row table:style-name="ro1">
          <table:table-cell office:value-type="string">
            <text:p>Mech leaks lvl 9</text:p>
          </table:table-cell>
          <table:table-cell office:value-type="float" office:value="9.4">
            <text:p>9,4</text:p>
          </table:table-cell>
          <table:table-cell office:value-type="float" office:value="7">
            <text:p>7</text:p>
          </table:table-cell>
          <table:table-cell office:value-type="float" office:value="8.66666666666667">
            <text:p>8,6666666667</text:p>
          </table:table-cell>
          <table:table-cell table:number-columns-repeated="293"/>
        </table:table-row>
        <table:table-row table:style-name="ro1">
          <table:table-cell office:value-type="string">
            <text:p>Mech leaks lvl 10</text:p>
          </table:table-cell>
          <table:table-cell table:number-columns-repeated="2" office:value-type="string">
            <text:p>NaN</text:p>
          </table:table-cell>
          <table:table-cell office:value-type="float" office:value="12.5">
            <text:p>12,5</text:p>
          </table:table-cell>
          <table:table-cell table:number-columns-repeated="293"/>
        </table:table-row>
        <table:table-row table:style-name="ro1">
          <table:table-cell office:value-type="string">
            <text:p>Mech leaks lvl 11</text:p>
          </table:table-cell>
          <table:table-cell office:value-type="float" office:value="17.5">
            <text:p>17,5</text:p>
          </table:table-cell>
          <table:table-cell office:value-type="float" office:value="37.625">
            <text:p>37,625</text:p>
          </table:table-cell>
          <table:table-cell office:value-type="float" office:value="15.2307692307692">
            <text:p>15,2307692308</text:p>
          </table:table-cell>
          <table:table-cell table:number-columns-repeated="293"/>
        </table:table-row>
        <table:table-row table:style-name="ro1">
          <table:table-cell office:value-type="string">
            <text:p>Mech leaks lvl 12</text:p>
          </table:table-cell>
          <table:table-cell office:value-type="float" office:value="12.8709677419355">
            <text:p>12,8709677419</text:p>
          </table:table-cell>
          <table:table-cell office:value-type="float" office:value="14.7105263157895">
            <text:p>14,7105263158</text:p>
          </table:table-cell>
          <table:table-cell office:value-type="float" office:value="11.5">
            <text:p>11,5</text:p>
          </table:table-cell>
          <table:table-cell table:number-columns-repeated="293"/>
        </table:table-row>
        <table:table-row table:style-name="ro1">
          <table:table-cell office:value-type="string">
            <text:p>Mech leaks lvl 13</text:p>
          </table:table-cell>
          <table:table-cell office:value-type="float" office:value="11.4675324675325">
            <text:p>11,4675324675</text:p>
          </table:table-cell>
          <table:table-cell office:value-type="float" office:value="10.8606557377049">
            <text:p>10,8606557377</text:p>
          </table:table-cell>
          <table:table-cell office:value-type="float" office:value="10.9338842975207">
            <text:p>10,9338842975</text:p>
          </table:table-cell>
          <table:table-cell table:number-columns-repeated="293"/>
        </table:table-row>
        <table:table-row table:style-name="ro1">
          <table:table-cell office:value-type="string">
            <text:p>Mech leaks lvl 14</text:p>
          </table:table-cell>
          <table:table-cell office:value-type="float" office:value="11.55">
            <text:p>11,55</text:p>
          </table:table-cell>
          <table:table-cell office:value-type="float" office:value="14.625">
            <text:p>14,625</text:p>
          </table:table-cell>
          <table:table-cell office:value-type="float" office:value="11.9821428571429">
            <text:p>11,9821428571</text:p>
          </table:table-cell>
          <table:table-cell table:number-columns-repeated="293"/>
        </table:table-row>
        <table:table-row table:style-name="ro1">
          <table:table-cell office:value-type="string">
            <text:p>Mech leaks lvl 15</text:p>
          </table:table-cell>
          <table:table-cell office:value-type="float" office:value="16.1875">
            <text:p>16,1875</text:p>
          </table:table-cell>
          <table:table-cell office:value-type="float" office:value="10">
            <text:p>10</text:p>
          </table:table-cell>
          <table:table-cell office:value-type="float" office:value="9.66666666666667">
            <text:p>9,6666666667</text:p>
          </table:table-cell>
          <table:table-cell table:number-columns-repeated="293"/>
        </table:table-row>
        <table:table-row table:style-name="ro1">
          <table:table-cell office:value-type="string">
            <text:p>Mech leaks lvl 16</text:p>
          </table:table-cell>
          <table:table-cell office:value-type="float" office:value="17.4444444444444">
            <text:p>17,4444444444</text:p>
          </table:table-cell>
          <table:table-cell office:value-type="float" office:value="16.3333333333333">
            <text:p>16,3333333333</text:p>
          </table:table-cell>
          <table:table-cell office:value-type="float" office:value="16.8863636363636">
            <text:p>16,8863636364</text:p>
          </table:table-cell>
          <table:table-cell table:number-columns-repeated="293"/>
        </table:table-row>
        <table:table-row table:style-name="ro1">
          <table:table-cell office:value-type="string">
            <text:p>Mech leaks lvl 17</text:p>
          </table:table-cell>
          <table:table-cell office:value-type="float" office:value="13.75">
            <text:p>13,75</text:p>
          </table:table-cell>
          <table:table-cell office:value-type="float" office:value="17.5263157894737">
            <text:p>17,5263157895</text:p>
          </table:table-cell>
          <table:table-cell office:value-type="float" office:value="13.741935483871">
            <text:p>13,7419354839</text:p>
          </table:table-cell>
          <table:table-cell table:number-columns-repeated="293"/>
        </table:table-row>
        <table:table-row table:style-name="ro1">
          <table:table-cell office:value-type="string">
            <text:p>Mech leaks lvl 18</text:p>
          </table:table-cell>
          <table:table-cell office:value-type="float" office:value="20">
            <text:p>20</text:p>
          </table:table-cell>
          <table:table-cell office:value-type="float" office:value="22.875">
            <text:p>22,875</text:p>
          </table:table-cell>
          <table:table-cell office:value-type="float" office:value="13">
            <text:p>13</text:p>
          </table:table-cell>
          <table:table-cell table:number-columns-repeated="293"/>
        </table:table-row>
        <table:table-row table:style-name="ro1">
          <table:table-cell office:value-type="string">
            <text:p>Mech leaks lvl 19</text:p>
          </table:table-cell>
          <table:table-cell office:value-type="float" office:value="21.6666666666667">
            <text:p>21,6666666667</text:p>
          </table:table-cell>
          <table:table-cell office:value-type="float" office:value="23.1818181818182">
            <text:p>23,1818181818</text:p>
          </table:table-cell>
          <table:table-cell office:value-type="float" office:value="20.1875">
            <text:p>20,1875</text:p>
          </table:table-cell>
          <table:table-cell table:number-columns-repeated="293"/>
        </table:table-row>
        <table:table-row table:style-name="ro1">
          <table:table-cell office:value-type="string">
            <text:p>Mech leaks lvl 20</text:p>
          </table:table-cell>
          <table:table-cell office:value-type="string">
            <text:p>NaN</text:p>
          </table:table-cell>
          <table:table-cell office:value-type="float" office:value="7.33333333333333">
            <text:p>7,3333333333</text:p>
          </table:table-cell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workers lvl 2</text:p>
          </table:table-cell>
          <table:table-cell table:number-columns-repeated="2" office:value-type="string">
            <text:p>NaN</text:p>
          </table:table-cell>
          <table:table-cell office:value-type="float" office:value="1">
            <text:p>1</text:p>
          </table:table-cell>
          <table:table-cell table:number-columns-repeated="293"/>
        </table:table-row>
        <table:table-row table:style-name="ro1">
          <table:table-cell office:value-type="string">
            <text:p>Forsaken worker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workers lvl 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workers lvl 5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Forsaken workers lvl 6</text:p>
          </table:table-cell>
          <table:table-cell table:number-columns-repeated="2" office:value-type="string">
            <text:p>NaN</text:p>
          </table:table-cell>
          <table:table-cell office:value-type="float" office:value="4.5">
            <text:p>4,5</text:p>
          </table:table-cell>
          <table:table-cell table:number-columns-repeated="293"/>
        </table:table-row>
        <table:table-row table:style-name="ro1">
          <table:table-cell office:value-type="string">
            <text:p>Forsaken workers lvl 7</text:p>
          </table:table-cell>
          <table:table-cell office:value-type="float" office:value="4.6">
            <text:p>4,6</text:p>
          </table:table-cell>
          <table:table-cell table:number-columns-repeated="2"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Forsaken workers lvl 8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Forsaken workers lvl 9</text:p>
          </table:table-cell>
          <table:table-cell office:value-type="float" office:value="7.25">
            <text:p>7,2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0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1</text:p>
          </table:table-cell>
          <table:table-cell office:value-type="float" office:value="7.71428571428571">
            <text:p>7,7142857143</text:p>
          </table:table-cell>
          <table:table-cell office:value-type="float" office:value="7">
            <text:p>7</text:p>
          </table:table-cell>
          <table:table-cell office:value-type="float" office:value="8.11111111111111">
            <text:p>8,1111111111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2</text:p>
          </table:table-cell>
          <table:table-cell office:value-type="float" office:value="8.25">
            <text:p>8,25</text:p>
          </table:table-cell>
          <table:table-cell office:value-type="float" office:value="8.6">
            <text:p>8,6</text:p>
          </table:table-cell>
          <table:table-cell office:value-type="float" office:value="8">
            <text:p>8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3</text:p>
          </table:table-cell>
          <table:table-cell office:value-type="float" office:value="8.8411214953271">
            <text:p>8,8411214953</text:p>
          </table:table-cell>
          <table:table-cell office:value-type="float" office:value="8.71052631578947">
            <text:p>8,7105263158</text:p>
          </table:table-cell>
          <table:table-cell office:value-type="float" office:value="8.97196261682243">
            <text:p>8,9719626168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4</text:p>
          </table:table-cell>
          <table:table-cell office:value-type="float" office:value="9.57894736842105">
            <text:p>9,5789473684</text:p>
          </table:table-cell>
          <table:table-cell office:value-type="float" office:value="9.46875">
            <text:p>9,46875</text:p>
          </table:table-cell>
          <table:table-cell office:value-type="float" office:value="9.97619047619048">
            <text:p>9,9761904762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5</text:p>
          </table:table-cell>
          <table:table-cell office:value-type="float" office:value="9.1">
            <text:p>9,1</text:p>
          </table:table-cell>
          <table:table-cell office:value-type="float" office:value="7.9">
            <text:p>7,9</text:p>
          </table:table-cell>
          <table:table-cell office:value-type="float" office:value="8.63636363636364">
            <text:p>8,6363636364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6</text:p>
          </table:table-cell>
          <table:table-cell office:value-type="float" office:value="11.0714285714286">
            <text:p>11,0714285714</text:p>
          </table:table-cell>
          <table:table-cell office:value-type="float" office:value="10.7142857142857">
            <text:p>10,7142857143</text:p>
          </table:table-cell>
          <table:table-cell office:value-type="float" office:value="10.7959183673469">
            <text:p>10,7959183673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7</text:p>
          </table:table-cell>
          <table:table-cell office:value-type="float" office:value="11.3636363636364">
            <text:p>11,3636363636</text:p>
          </table:table-cell>
          <table:table-cell office:value-type="float" office:value="10.25">
            <text:p>10,25</text:p>
          </table:table-cell>
          <table:table-cell office:value-type="float" office:value="9.73333333333333">
            <text:p>9,7333333333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8</text:p>
          </table:table-cell>
          <table:table-cell office:value-type="float" office:value="8.85714285714286">
            <text:p>8,8571428571</text:p>
          </table:table-cell>
          <table:table-cell office:value-type="float" office:value="9.11111111111111">
            <text:p>9,1111111111</text:p>
          </table:table-cell>
          <table:table-cell office:value-type="float" office:value="11.3333333333333">
            <text:p>11,3333333333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9</text:p>
          </table:table-cell>
          <table:table-cell office:value-type="float" office:value="16.3333333333333">
            <text:p>16,3333333333</text:p>
          </table:table-cell>
          <table:table-cell office:value-type="float" office:value="12">
            <text:p>12</text:p>
          </table:table-cell>
          <table:table-cell office:value-type="float" office:value="11.375">
            <text:p>11,375</text:p>
          </table:table-cell>
          <table:table-cell table:number-columns-repeated="293"/>
        </table:table-row>
        <table:table-row table:style-name="ro1">
          <table:table-cell office:value-type="string">
            <text:p>Forsaken workers lvl 20</text:p>
          </table:table-cell>
          <table:table-cell office:value-type="string">
            <text:p>NaN</text:p>
          </table:table-cell>
          <table:table-cell office:value-type="float" office:value="11">
            <text:p>11</text:p>
          </table:table-cell>
          <table:table-cell office:value-type="float" office:value="12.3333333333333">
            <text:p>12,3333333333</text:p>
          </table:table-cell>
          <table:table-cell table:number-columns-repeated="293"/>
        </table:table-row>
        <table:table-row table:style-name="ro1">
          <table:table-cell office:value-type="string">
            <text:p>Forsaken worker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income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income lvl 2</text:p>
          </table:table-cell>
          <table:table-cell table:number-columns-repeated="2"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Forsaken income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income lvl 4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income lvl 5</text:p>
          </table:table-cell>
          <table:table-cell table:number-columns-repeated="2" office:value-type="string">
            <text:p>NaN</text:p>
          </table:table-cell>
          <table:table-cell office:value-type="float" office:value="37.5">
            <text:p>37,5</text:p>
          </table:table-cell>
          <table:table-cell table:number-columns-repeated="293"/>
        </table:table-row>
        <table:table-row table:style-name="ro1">
          <table:table-cell office:value-type="string">
            <text:p>Forsaken income lvl 6</text:p>
          </table:table-cell>
          <table:table-cell table:number-columns-repeated="2" office:value-type="string">
            <text:p>NaN</text:p>
          </table:table-cell>
          <table:table-cell office:value-type="float" office:value="75">
            <text:p>75</text:p>
          </table:table-cell>
          <table:table-cell table:number-columns-repeated="293"/>
        </table:table-row>
        <table:table-row table:style-name="ro1">
          <table:table-cell office:value-type="string">
            <text:p>Forsaken income lvl 7</text:p>
          </table:table-cell>
          <table:table-cell office:value-type="float" office:value="77">
            <text:p>77</text:p>
          </table:table-cell>
          <table:table-cell office:value-type="float" office:value="119.5">
            <text:p>119,5</text:p>
          </table:table-cell>
          <table:table-cell office:value-type="float" office:value="72">
            <text:p>72</text:p>
          </table:table-cell>
          <table:table-cell table:number-columns-repeated="293"/>
        </table:table-row>
        <table:table-row table:style-name="ro1">
          <table:table-cell office:value-type="string">
            <text:p>Forsaken income lvl 8</text:p>
          </table:table-cell>
          <table:table-cell office:value-type="float" office:value="87">
            <text:p>87</text:p>
          </table:table-cell>
          <table:table-cell office:value-type="string">
            <text:p>NaN</text:p>
          </table:table-cell>
          <table:table-cell office:value-type="float" office:value="88.2">
            <text:p>88,2</text:p>
          </table:table-cell>
          <table:table-cell table:number-columns-repeated="293"/>
        </table:table-row>
        <table:table-row table:style-name="ro1">
          <table:table-cell office:value-type="string">
            <text:p>Forsaken income lvl 9</text:p>
          </table:table-cell>
          <table:table-cell office:value-type="float" office:value="134.25">
            <text:p>134,25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table:number-columns-repeated="293"/>
        </table:table-row>
        <table:table-row table:style-name="ro1">
          <table:table-cell office:value-type="string">
            <text:p>Forsaken income lvl 10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income lvl 11</text:p>
          </table:table-cell>
          <table:table-cell office:value-type="float" office:value="160.428571428571">
            <text:p>160,4285714286</text:p>
          </table:table-cell>
          <table:table-cell office:value-type="float" office:value="185">
            <text:p>185</text:p>
          </table:table-cell>
          <table:table-cell office:value-type="float" office:value="171.888888888889">
            <text:p>171,8888888889</text:p>
          </table:table-cell>
          <table:table-cell table:number-columns-repeated="293"/>
        </table:table-row>
        <table:table-row table:style-name="ro1">
          <table:table-cell office:value-type="string">
            <text:p>Forsaken income lvl 12</text:p>
          </table:table-cell>
          <table:table-cell office:value-type="float" office:value="205.041666666667">
            <text:p>205,0416666667</text:p>
          </table:table-cell>
          <table:table-cell office:value-type="float" office:value="209.45">
            <text:p>209,45</text:p>
          </table:table-cell>
          <table:table-cell office:value-type="float" office:value="201.04">
            <text:p>201,04</text:p>
          </table:table-cell>
          <table:table-cell table:number-columns-repeated="293"/>
        </table:table-row>
        <table:table-row table:style-name="ro1">
          <table:table-cell office:value-type="string">
            <text:p>Forsaken income lvl 13</text:p>
          </table:table-cell>
          <table:table-cell office:value-type="float" office:value="232.859813084112">
            <text:p>232,8598130841</text:p>
          </table:table-cell>
          <table:table-cell office:value-type="float" office:value="234.631578947368">
            <text:p>234,6315789474</text:p>
          </table:table-cell>
          <table:table-cell office:value-type="float" office:value="237.766355140187">
            <text:p>237,7663551402</text:p>
          </table:table-cell>
          <table:table-cell table:number-columns-repeated="293"/>
        </table:table-row>
        <table:table-row table:style-name="ro1">
          <table:table-cell office:value-type="string">
            <text:p>Forsaken income lvl 14</text:p>
          </table:table-cell>
          <table:table-cell office:value-type="float" office:value="271.684210526316">
            <text:p>271,6842105263</text:p>
          </table:table-cell>
          <table:table-cell office:value-type="float" office:value="257.4375">
            <text:p>257,4375</text:p>
          </table:table-cell>
          <table:table-cell office:value-type="float" office:value="276.52380952381">
            <text:p>276,5238095238</text:p>
          </table:table-cell>
          <table:table-cell table:number-columns-repeated="293"/>
        </table:table-row>
        <table:table-row table:style-name="ro1">
          <table:table-cell office:value-type="string">
            <text:p>Forsaken income lvl 15</text:p>
          </table:table-cell>
          <table:table-cell office:value-type="float" office:value="295.3">
            <text:p>295,3</text:p>
          </table:table-cell>
          <table:table-cell office:value-type="float" office:value="280.2">
            <text:p>280,2</text:p>
          </table:table-cell>
          <table:table-cell office:value-type="float" office:value="271.909090909091">
            <text:p>271,9090909091</text:p>
          </table:table-cell>
          <table:table-cell table:number-columns-repeated="293"/>
        </table:table-row>
        <table:table-row table:style-name="ro1">
          <table:table-cell office:value-type="string">
            <text:p>Forsaken income lvl 16</text:p>
          </table:table-cell>
          <table:table-cell office:value-type="float" office:value="382.428571428571">
            <text:p>382,4285714286</text:p>
          </table:table-cell>
          <table:table-cell office:value-type="float" office:value="362.081632653061">
            <text:p>362,0816326531</text:p>
          </table:table-cell>
          <table:table-cell office:value-type="float" office:value="362.857142857143">
            <text:p>362,8571428571</text:p>
          </table:table-cell>
          <table:table-cell table:number-columns-repeated="293"/>
        </table:table-row>
        <table:table-row table:style-name="ro1">
          <table:table-cell office:value-type="string">
            <text:p>Forsaken income lvl 17</text:p>
          </table:table-cell>
          <table:table-cell office:value-type="float" office:value="397.818181818182">
            <text:p>397,8181818182</text:p>
          </table:table-cell>
          <table:table-cell office:value-type="float" office:value="374.875">
            <text:p>374,875</text:p>
          </table:table-cell>
          <table:table-cell office:value-type="float" office:value="379">
            <text:p>379</text:p>
          </table:table-cell>
          <table:table-cell table:number-columns-repeated="293"/>
        </table:table-row>
        <table:table-row table:style-name="ro1">
          <table:table-cell office:value-type="string">
            <text:p>Forsaken income lvl 18</text:p>
          </table:table-cell>
          <table:table-cell office:value-type="float" office:value="371.285714285714">
            <text:p>371,2857142857</text:p>
          </table:table-cell>
          <table:table-cell office:value-type="float" office:value="393.444444444444">
            <text:p>393,4444444444</text:p>
          </table:table-cell>
          <table:table-cell office:value-type="float" office:value="437.25">
            <text:p>437,25</text:p>
          </table:table-cell>
          <table:table-cell table:number-columns-repeated="293"/>
        </table:table-row>
        <table:table-row table:style-name="ro1">
          <table:table-cell office:value-type="string">
            <text:p>Forsaken income lvl 19</text:p>
          </table:table-cell>
          <table:table-cell office:value-type="float" office:value="729.333333333333">
            <text:p>729,3333333333</text:p>
          </table:table-cell>
          <table:table-cell office:value-type="float" office:value="520.7">
            <text:p>520,7</text:p>
          </table:table-cell>
          <table:table-cell office:value-type="float" office:value="544.125">
            <text:p>544,125</text:p>
          </table:table-cell>
          <table:table-cell table:number-columns-repeated="293"/>
        </table:table-row>
        <table:table-row table:style-name="ro1">
          <table:table-cell office:value-type="string">
            <text:p>Forsaken income lvl 20</text:p>
          </table:table-cell>
          <table:table-cell office:value-type="string">
            <text:p>NaN</text:p>
          </table:table-cell>
          <table:table-cell office:value-type="float" office:value="544">
            <text:p>544</text:p>
          </table:table-cell>
          <table:table-cell office:value-type="float" office:value="575.666666666667">
            <text:p>575,6666666667</text:p>
          </table:table-cell>
          <table:table-cell table:number-columns-repeated="293"/>
        </table:table-row>
        <table:table-row table:style-name="ro1">
          <table:table-cell office:value-type="string">
            <text:p>Forsaken income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value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value lvl 2</text:p>
          </table:table-cell>
          <table:table-cell table:number-columns-repeated="2" office:value-type="string">
            <text:p>NaN</text:p>
          </table:table-cell>
          <table:table-cell office:value-type="float" office:value="225">
            <text:p>225</text:p>
          </table:table-cell>
          <table:table-cell table:number-columns-repeated="293"/>
        </table:table-row>
        <table:table-row table:style-name="ro1">
          <table:table-cell office:value-type="string">
            <text:p>Forsaken value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value lvl 4</text:p>
          </table:table-cell>
          <table:table-cell office:value-type="float" office:value="225">
            <text:p>225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value lvl 5</text:p>
          </table:table-cell>
          <table:table-cell table:number-columns-repeated="2" office:value-type="string">
            <text:p>NaN</text:p>
          </table:table-cell>
          <table:table-cell office:value-type="float" office:value="407.5">
            <text:p>407,5</text:p>
          </table:table-cell>
          <table:table-cell table:number-columns-repeated="293"/>
        </table:table-row>
        <table:table-row table:style-name="ro1">
          <table:table-cell office:value-type="string">
            <text:p>Forsaken value lvl 6</text:p>
          </table:table-cell>
          <table:table-cell table:number-columns-repeated="2" office:value-type="string">
            <text:p>NaN</text:p>
          </table:table-cell>
          <table:table-cell office:value-type="float" office:value="530">
            <text:p>530</text:p>
          </table:table-cell>
          <table:table-cell table:number-columns-repeated="293"/>
        </table:table-row>
        <table:table-row table:style-name="ro1">
          <table:table-cell office:value-type="string">
            <text:p>Forsaken value lvl 7</text:p>
          </table:table-cell>
          <table:table-cell office:value-type="float" office:value="667">
            <text:p>667</text:p>
          </table:table-cell>
          <table:table-cell office:value-type="float" office:value="625">
            <text:p>625</text:p>
          </table:table-cell>
          <table:table-cell office:value-type="float" office:value="685">
            <text:p>685</text:p>
          </table:table-cell>
          <table:table-cell table:number-columns-repeated="293"/>
        </table:table-row>
        <table:table-row table:style-name="ro1">
          <table:table-cell office:value-type="string">
            <text:p>Forsaken value lvl 8</text:p>
          </table:table-cell>
          <table:table-cell office:value-type="float" office:value="812.5">
            <text:p>812,5</text:p>
          </table:table-cell>
          <table:table-cell office:value-type="string">
            <text:p>NaN</text:p>
          </table:table-cell>
          <table:table-cell office:value-type="float" office:value="918">
            <text:p>918</text:p>
          </table:table-cell>
          <table:table-cell table:number-columns-repeated="293"/>
        </table:table-row>
        <table:table-row table:style-name="ro1">
          <table:table-cell office:value-type="string">
            <text:p>Forsaken value lvl 9</text:p>
          </table:table-cell>
          <table:table-cell office:value-type="float" office:value="993.75">
            <text:p>993,75</text:p>
          </table:table-cell>
          <table:table-cell office:value-type="float" office:value="935">
            <text:p>935</text:p>
          </table:table-cell>
          <table:table-cell office:value-type="float" office:value="982.5">
            <text:p>982,5</text:p>
          </table:table-cell>
          <table:table-cell table:number-columns-repeated="293"/>
        </table:table-row>
        <table:table-row table:style-name="ro1">
          <table:table-cell office:value-type="string">
            <text:p>Forsaken value lvl 10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value lvl 11</text:p>
          </table:table-cell>
          <table:table-cell office:value-type="float" office:value="1412.85714285714">
            <text:p>1412,8571428571</text:p>
          </table:table-cell>
          <table:table-cell office:value-type="float" office:value="1479">
            <text:p>1479</text:p>
          </table:table-cell>
          <table:table-cell office:value-type="float" office:value="1431.66666666667">
            <text:p>1431,6666666667</text:p>
          </table:table-cell>
          <table:table-cell table:number-columns-repeated="293"/>
        </table:table-row>
        <table:table-row table:style-name="ro1">
          <table:table-cell office:value-type="string">
            <text:p>Forsaken value lvl 12</text:p>
          </table:table-cell>
          <table:table-cell office:value-type="float" office:value="1628.75">
            <text:p>1628,75</text:p>
          </table:table-cell>
          <table:table-cell office:value-type="float" office:value="1687.5">
            <text:p>1687,5</text:p>
          </table:table-cell>
          <table:table-cell office:value-type="float" office:value="1695.8">
            <text:p>1695,8</text:p>
          </table:table-cell>
          <table:table-cell table:number-columns-repeated="293"/>
        </table:table-row>
        <table:table-row table:style-name="ro1">
          <table:table-cell office:value-type="string">
            <text:p>Forsaken value lvl 13</text:p>
          </table:table-cell>
          <table:table-cell office:value-type="float" office:value="2081.26168224299">
            <text:p>2081,261682243</text:p>
          </table:table-cell>
          <table:table-cell office:value-type="float" office:value="2051.05263157895">
            <text:p>2051,052631579</text:p>
          </table:table-cell>
          <table:table-cell office:value-type="float" office:value="2041.8691588785">
            <text:p>2041,8691588785</text:p>
          </table:table-cell>
          <table:table-cell table:number-columns-repeated="293"/>
        </table:table-row>
        <table:table-row table:style-name="ro1">
          <table:table-cell office:value-type="string">
            <text:p>Forsaken value lvl 14</text:p>
          </table:table-cell>
          <table:table-cell office:value-type="float" office:value="2431.84210526316">
            <text:p>2431,8421052632</text:p>
          </table:table-cell>
          <table:table-cell office:value-type="float" office:value="2381.875">
            <text:p>2381,875</text:p>
          </table:table-cell>
          <table:table-cell office:value-type="float" office:value="2362.02380952381">
            <text:p>2362,0238095238</text:p>
          </table:table-cell>
          <table:table-cell table:number-columns-repeated="293"/>
        </table:table-row>
        <table:table-row table:style-name="ro1">
          <table:table-cell office:value-type="string">
            <text:p>Forsaken value lvl 15</text:p>
          </table:table-cell>
          <table:table-cell office:value-type="float" office:value="2654">
            <text:p>2654</text:p>
          </table:table-cell>
          <table:table-cell office:value-type="float" office:value="2801">
            <text:p>2801</text:p>
          </table:table-cell>
          <table:table-cell office:value-type="float" office:value="2814.54545454545">
            <text:p>2814,5454545455</text:p>
          </table:table-cell>
          <table:table-cell table:number-columns-repeated="293"/>
        </table:table-row>
        <table:table-row table:style-name="ro1">
          <table:table-cell office:value-type="string">
            <text:p>Forsaken value lvl 16</text:p>
          </table:table-cell>
          <table:table-cell office:value-type="float" office:value="2975">
            <text:p>2975</text:p>
          </table:table-cell>
          <table:table-cell office:value-type="float" office:value="3282.75510204082">
            <text:p>3282,7551020408</text:p>
          </table:table-cell>
          <table:table-cell office:value-type="float" office:value="3306.73469387755">
            <text:p>3306,7346938776</text:p>
          </table:table-cell>
          <table:table-cell table:number-columns-repeated="293"/>
        </table:table-row>
        <table:table-row table:style-name="ro1">
          <table:table-cell office:value-type="string">
            <text:p>Forsaken value lvl 17</text:p>
          </table:table-cell>
          <table:table-cell office:value-type="float" office:value="3796.81818181818">
            <text:p>3796,8181818182</text:p>
          </table:table-cell>
          <table:table-cell office:value-type="float" office:value="4005.625">
            <text:p>4005,625</text:p>
          </table:table-cell>
          <table:table-cell office:value-type="float" office:value="3820.33333333333">
            <text:p>3820,3333333333</text:p>
          </table:table-cell>
          <table:table-cell table:number-columns-repeated="293"/>
        </table:table-row>
        <table:table-row table:style-name="ro1">
          <table:table-cell office:value-type="string">
            <text:p>Forsaken value lvl 18</text:p>
          </table:table-cell>
          <table:table-cell office:value-type="float" office:value="4728.57142857143">
            <text:p>4728,5714285714</text:p>
          </table:table-cell>
          <table:table-cell office:value-type="float" office:value="4402.22222222222">
            <text:p>4402,2222222222</text:p>
          </table:table-cell>
          <table:table-cell office:value-type="float" office:value="4275.83333333333">
            <text:p>4275,8333333333</text:p>
          </table:table-cell>
          <table:table-cell table:number-columns-repeated="293"/>
        </table:table-row>
        <table:table-row table:style-name="ro1">
          <table:table-cell office:value-type="string">
            <text:p>Forsaken value lvl 19</text:p>
          </table:table-cell>
          <table:table-cell office:value-type="float" office:value="5716.66666666667">
            <text:p>5716,6666666667</text:p>
          </table:table-cell>
          <table:table-cell office:value-type="float" office:value="5523">
            <text:p>5523</text:p>
          </table:table-cell>
          <table:table-cell office:value-type="float" office:value="5276.25">
            <text:p>5276,25</text:p>
          </table:table-cell>
          <table:table-cell table:number-columns-repeated="293"/>
        </table:table-row>
        <table:table-row table:style-name="ro1">
          <table:table-cell office:value-type="string">
            <text:p>Forsaken value lvl 20</text:p>
          </table:table-cell>
          <table:table-cell office:value-type="string">
            <text:p>NaN</text:p>
          </table:table-cell>
          <table:table-cell office:value-type="float" office:value="6605">
            <text:p>6605</text:p>
          </table:table-cell>
          <table:table-cell office:value-type="float" office:value="6938.33333333333">
            <text:p>6938,3333333333</text:p>
          </table:table-cell>
          <table:table-cell table:number-columns-repeated="293"/>
        </table:table-row>
        <table:table-row table:style-name="ro1">
          <table:table-cell office:value-type="string">
            <text:p>Forsaken value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kill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kills lvl 2</text:p>
          </table:table-cell>
          <table:table-cell table:number-columns-repeated="2" office:value-type="string">
            <text:p>NaN</text:p>
          </table:table-cell>
          <table:table-cell office:value-type="float" office:value="24">
            <text:p>24</text:p>
          </table:table-cell>
          <table:table-cell table:number-columns-repeated="293"/>
        </table:table-row>
        <table:table-row table:style-name="ro1">
          <table:table-cell office:value-type="string">
            <text:p>Forsaken kill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kills lvl 4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kills lvl 5</text:p>
          </table:table-cell>
          <table:table-cell table:number-columns-repeated="2" office:value-type="string">
            <text:p>NaN</text:p>
          </table:table-cell>
          <table:table-cell office:value-type="float" office:value="59.5">
            <text:p>59,5</text:p>
          </table:table-cell>
          <table:table-cell table:number-columns-repeated="293"/>
        </table:table-row>
        <table:table-row table:style-name="ro1">
          <table:table-cell office:value-type="string">
            <text:p>Forsaken kills lvl 6</text:p>
          </table:table-cell>
          <table:table-cell table:number-columns-repeated="2" office:value-type="string">
            <text:p>NaN</text:p>
          </table:table-cell>
          <table:table-cell office:value-type="float" office:value="70.5">
            <text:p>70,5</text:p>
          </table:table-cell>
          <table:table-cell table:number-columns-repeated="293"/>
        </table:table-row>
        <table:table-row table:style-name="ro1">
          <table:table-cell office:value-type="string">
            <text:p>Forsaken kills lvl 7</text:p>
          </table:table-cell>
          <table:table-cell office:value-type="float" office:value="79.4">
            <text:p>79,4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table:number-columns-repeated="293"/>
        </table:table-row>
        <table:table-row table:style-name="ro1">
          <table:table-cell office:value-type="string">
            <text:p>Forsaken kills lvl 8</text:p>
          </table:table-cell>
          <table:table-cell office:value-type="float" office:value="98.5">
            <text:p>98,5</text:p>
          </table:table-cell>
          <table:table-cell office:value-type="string">
            <text:p>NaN</text:p>
          </table:table-cell>
          <table:table-cell office:value-type="float" office:value="108.2">
            <text:p>108,2</text:p>
          </table:table-cell>
          <table:table-cell table:number-columns-repeated="293"/>
        </table:table-row>
        <table:table-row table:style-name="ro1">
          <table:table-cell office:value-type="string">
            <text:p>Forsaken kills lvl 9</text:p>
          </table:table-cell>
          <table:table-cell office:value-type="float" office:value="119.25">
            <text:p>119,25</text:p>
          </table:table-cell>
          <table:table-cell office:value-type="float" office:value="109">
            <text:p>109</text:p>
          </table:table-cell>
          <table:table-cell office:value-type="float" office:value="107.5">
            <text:p>107,5</text:p>
          </table:table-cell>
          <table:table-cell table:number-columns-repeated="293"/>
        </table:table-row>
        <table:table-row table:style-name="ro1">
          <table:table-cell office:value-type="string">
            <text:p>Forsaken kills lvl 10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kills lvl 11</text:p>
          </table:table-cell>
          <table:table-cell office:value-type="float" office:value="120.571428571429">
            <text:p>120,5714285714</text:p>
          </table:table-cell>
          <table:table-cell office:value-type="float" office:value="130.8">
            <text:p>130,8</text:p>
          </table:table-cell>
          <table:table-cell office:value-type="float" office:value="126.111111111111">
            <text:p>126,1111111111</text:p>
          </table:table-cell>
          <table:table-cell table:number-columns-repeated="293"/>
        </table:table-row>
        <table:table-row table:style-name="ro1">
          <table:table-cell office:value-type="string">
            <text:p>Forsaken kills lvl 12</text:p>
          </table:table-cell>
          <table:table-cell office:value-type="float" office:value="126.708333333333">
            <text:p>126,7083333333</text:p>
          </table:table-cell>
          <table:table-cell office:value-type="float" office:value="131">
            <text:p>131</text:p>
          </table:table-cell>
          <table:table-cell office:value-type="float" office:value="133.84">
            <text:p>133,84</text:p>
          </table:table-cell>
          <table:table-cell table:number-columns-repeated="293"/>
        </table:table-row>
        <table:table-row table:style-name="ro1">
          <table:table-cell office:value-type="string">
            <text:p>Forsaken kills lvl 13</text:p>
          </table:table-cell>
          <table:table-cell office:value-type="float" office:value="146.598130841122">
            <text:p>146,5981308411</text:p>
          </table:table-cell>
          <table:table-cell office:value-type="float" office:value="139.736842105263">
            <text:p>139,7368421053</text:p>
          </table:table-cell>
          <table:table-cell office:value-type="float" office:value="144.046728971963">
            <text:p>144,046728972</text:p>
          </table:table-cell>
          <table:table-cell table:number-columns-repeated="293"/>
        </table:table-row>
        <table:table-row table:style-name="ro1">
          <table:table-cell office:value-type="string">
            <text:p>Forsaken kills lvl 14</text:p>
          </table:table-cell>
          <table:table-cell office:value-type="float" office:value="150.263157894737">
            <text:p>150,2631578947</text:p>
          </table:table-cell>
          <table:table-cell office:value-type="float" office:value="158.15625">
            <text:p>158,15625</text:p>
          </table:table-cell>
          <table:table-cell office:value-type="float" office:value="149.857142857143">
            <text:p>149,8571428571</text:p>
          </table:table-cell>
          <table:table-cell table:number-columns-repeated="293"/>
        </table:table-row>
        <table:table-row table:style-name="ro1">
          <table:table-cell office:value-type="string">
            <text:p>Forsaken kills lvl 15</text:p>
          </table:table-cell>
          <table:table-cell office:value-type="float" office:value="152.8">
            <text:p>152,8</text:p>
          </table:table-cell>
          <table:table-cell office:value-type="float" office:value="157.8">
            <text:p>157,8</text:p>
          </table:table-cell>
          <table:table-cell office:value-type="float" office:value="163.272727272727">
            <text:p>163,2727272727</text:p>
          </table:table-cell>
          <table:table-cell table:number-columns-repeated="293"/>
        </table:table-row>
        <table:table-row table:style-name="ro1">
          <table:table-cell office:value-type="string">
            <text:p>Forsaken kills lvl 16</text:p>
          </table:table-cell>
          <table:table-cell office:value-type="float" office:value="155.642857142857">
            <text:p>155,6428571429</text:p>
          </table:table-cell>
          <table:table-cell office:value-type="float" office:value="177.836734693878">
            <text:p>177,8367346939</text:p>
          </table:table-cell>
          <table:table-cell office:value-type="float" office:value="184.163265306122">
            <text:p>184,1632653061</text:p>
          </table:table-cell>
          <table:table-cell table:number-columns-repeated="293"/>
        </table:table-row>
        <table:table-row table:style-name="ro1">
          <table:table-cell office:value-type="string">
            <text:p>Forsaken kills lvl 17</text:p>
          </table:table-cell>
          <table:table-cell office:value-type="float" office:value="181.545454545455">
            <text:p>181,5454545455</text:p>
          </table:table-cell>
          <table:table-cell office:value-type="float" office:value="217.125">
            <text:p>217,125</text:p>
          </table:table-cell>
          <table:table-cell office:value-type="float" office:value="190.933333333333">
            <text:p>190,9333333333</text:p>
          </table:table-cell>
          <table:table-cell table:number-columns-repeated="293"/>
        </table:table-row>
        <table:table-row table:style-name="ro1">
          <table:table-cell office:value-type="string">
            <text:p>Forsaken kills lvl 18</text:p>
          </table:table-cell>
          <table:table-cell office:value-type="float" office:value="231.142857142857">
            <text:p>231,1428571429</text:p>
          </table:table-cell>
          <table:table-cell office:value-type="float" office:value="201.666666666667">
            <text:p>201,6666666667</text:p>
          </table:table-cell>
          <table:table-cell office:value-type="float" office:value="196.083333333333">
            <text:p>196,0833333333</text:p>
          </table:table-cell>
          <table:table-cell table:number-columns-repeated="293"/>
        </table:table-row>
        <table:table-row table:style-name="ro1">
          <table:table-cell office:value-type="string">
            <text:p>Forsaken kills lvl 19</text:p>
          </table:table-cell>
          <table:table-cell office:value-type="float" office:value="159">
            <text:p>159</text:p>
          </table:table-cell>
          <table:table-cell office:value-type="float" office:value="226">
            <text:p>226</text:p>
          </table:table-cell>
          <table:table-cell office:value-type="float" office:value="201.625">
            <text:p>201,625</text:p>
          </table:table-cell>
          <table:table-cell table:number-columns-repeated="293"/>
        </table:table-row>
        <table:table-row table:style-name="ro1">
          <table:table-cell office:value-type="string">
            <text:p>Forsaken kills lvl 20</text:p>
          </table:table-cell>
          <table:table-cell office:value-type="string">
            <text:p>NaN</text:p>
          </table:table-cell>
          <table:table-cell office:value-type="float" office:value="313">
            <text:p>313</text:p>
          </table:table-cell>
          <table:table-cell office:value-type="float" office:value="269.666666666667">
            <text:p>269,6666666667</text:p>
          </table:table-cell>
          <table:table-cell table:number-columns-repeated="293"/>
        </table:table-row>
        <table:table-row table:style-name="ro1">
          <table:table-cell office:value-type="string">
            <text:p>Forsaken kill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leak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leaks lvl 2</text:p>
          </table:table-cell>
          <table:table-cell table:number-columns-repeated="2"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293"/>
        </table:table-row>
        <table:table-row table:style-name="ro1">
          <table:table-cell office:value-type="string">
            <text:p>Forsaken leak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leaks lvl 4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leaks lvl 5</text:p>
          </table:table-cell>
          <table:table-cell table:number-columns-repeated="2"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office:value-type="string">
            <text:p>Forsaken leaks lvl 6</text:p>
          </table:table-cell>
          <table:table-cell table:number-columns-repeated="2" office:value-type="string">
            <text:p>NaN</text:p>
          </table:table-cell>
          <table:table-cell office:value-type="float" office:value="9">
            <text:p>9</text:p>
          </table:table-cell>
          <table:table-cell table:number-columns-repeated="293"/>
        </table:table-row>
        <table:table-row table:style-name="ro1">
          <table:table-cell office:value-type="string">
            <text:p>Forsaken leaks lvl 7</text:p>
          </table:table-cell>
          <table:table-cell office:value-type="float" office:value="10.4">
            <text:p>10,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Forsaken leaks lvl 8</text:p>
          </table:table-cell>
          <table:table-cell office:value-type="float" office:value="6.5">
            <text:p>6,5</text:p>
          </table:table-cell>
          <table:table-cell office:value-type="string">
            <text:p>NaN</text:p>
          </table:table-cell>
          <table:table-cell office:value-type="float" office:value="7.6">
            <text:p>7,6</text:p>
          </table:table-cell>
          <table:table-cell table:number-columns-repeated="293"/>
        </table:table-row>
        <table:table-row table:style-name="ro1">
          <table:table-cell office:value-type="string">
            <text:p>Forsaken leaks lvl 9</text:p>
          </table:table-cell>
          <table:table-cell office:value-type="float" office:value="3.25">
            <text:p>3,25</text:p>
          </table:table-cell>
          <table:table-cell office:value-type="float" office:value="8.5">
            <text:p>8,5</text:p>
          </table:table-cell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Forsaken leaks lvl 10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leaks lvl 11</text:p>
          </table:table-cell>
          <table:table-cell office:value-type="float" office:value="6.28571428571429">
            <text:p>6,2857142857</text:p>
          </table:table-cell>
          <table:table-cell office:value-type="float" office:value="9.2">
            <text:p>9,2</text:p>
          </table:table-cell>
          <table:table-cell office:value-type="float" office:value="10.5555555555556">
            <text:p>10,5555555556</text:p>
          </table:table-cell>
          <table:table-cell table:number-columns-repeated="293"/>
        </table:table-row>
        <table:table-row table:style-name="ro1">
          <table:table-cell office:value-type="string">
            <text:p>Forsaken leaks lvl 12</text:p>
          </table:table-cell>
          <table:table-cell office:value-type="float" office:value="14.75">
            <text:p>14,75</text:p>
          </table:table-cell>
          <table:table-cell office:value-type="float" office:value="13.35">
            <text:p>13,35</text:p>
          </table:table-cell>
          <table:table-cell office:value-type="float" office:value="15">
            <text:p>15</text:p>
          </table:table-cell>
          <table:table-cell table:number-columns-repeated="293"/>
        </table:table-row>
        <table:table-row table:style-name="ro1">
          <table:table-cell office:value-type="string">
            <text:p>Forsaken leaks lvl 13</text:p>
          </table:table-cell>
          <table:table-cell office:value-type="float" office:value="11.3271028037383">
            <text:p>11,3271028037</text:p>
          </table:table-cell>
          <table:table-cell office:value-type="float" office:value="14.6973684210526">
            <text:p>14,6973684211</text:p>
          </table:table-cell>
          <table:table-cell office:value-type="float" office:value="12.0280373831776">
            <text:p>12,0280373832</text:p>
          </table:table-cell>
          <table:table-cell table:number-columns-repeated="293"/>
        </table:table-row>
        <table:table-row table:style-name="ro1">
          <table:table-cell office:value-type="string">
            <text:p>Forsaken leaks lvl 14</text:p>
          </table:table-cell>
          <table:table-cell office:value-type="float" office:value="14.0526315789474">
            <text:p>14,0526315789</text:p>
          </table:table-cell>
          <table:table-cell office:value-type="float" office:value="12.5">
            <text:p>12,5</text:p>
          </table:table-cell>
          <table:table-cell office:value-type="float" office:value="16.7380952380952">
            <text:p>16,7380952381</text:p>
          </table:table-cell>
          <table:table-cell table:number-columns-repeated="293"/>
        </table:table-row>
        <table:table-row table:style-name="ro1">
          <table:table-cell office:value-type="string">
            <text:p>Forsaken leaks lvl 15</text:p>
          </table:table-cell>
          <table:table-cell office:value-type="float" office:value="23.3">
            <text:p>23,3</text:p>
          </table:table-cell>
          <table:table-cell office:value-type="float" office:value="22.9">
            <text:p>22,9</text:p>
          </table:table-cell>
          <table:table-cell office:value-type="float" office:value="16.2727272727273">
            <text:p>16,2727272727</text:p>
          </table:table-cell>
          <table:table-cell table:number-columns-repeated="293"/>
        </table:table-row>
        <table:table-row table:style-name="ro1">
          <table:table-cell office:value-type="string">
            <text:p>Forsaken leaks lvl 16</text:p>
          </table:table-cell>
          <table:table-cell office:value-type="float" office:value="25.9285714285714">
            <text:p>25,9285714286</text:p>
          </table:table-cell>
          <table:table-cell office:value-type="float" office:value="20.469387755102">
            <text:p>20,4693877551</text:p>
          </table:table-cell>
          <table:table-cell office:value-type="float" office:value="19.3265306122449">
            <text:p>19,3265306122</text:p>
          </table:table-cell>
          <table:table-cell table:number-columns-repeated="293"/>
        </table:table-row>
        <table:table-row table:style-name="ro1">
          <table:table-cell office:value-type="string">
            <text:p>Forsaken leaks lvl 17</text:p>
          </table:table-cell>
          <table:table-cell office:value-type="float" office:value="24.2727272727273">
            <text:p>24,2727272727</text:p>
          </table:table-cell>
          <table:table-cell office:value-type="float" office:value="12.875">
            <text:p>12,875</text:p>
          </table:table-cell>
          <table:table-cell office:value-type="float" office:value="23.2">
            <text:p>23,2</text:p>
          </table:table-cell>
          <table:table-cell table:number-columns-repeated="293"/>
        </table:table-row>
        <table:table-row table:style-name="ro1">
          <table:table-cell office:value-type="string">
            <text:p>Forsaken leaks lvl 18</text:p>
          </table:table-cell>
          <table:table-cell office:value-type="float" office:value="15.5714285714286">
            <text:p>15,5714285714</text:p>
          </table:table-cell>
          <table:table-cell office:value-type="float" office:value="34.3333333333333">
            <text:p>34,3333333333</text:p>
          </table:table-cell>
          <table:table-cell office:value-type="float" office:value="32">
            <text:p>32</text:p>
          </table:table-cell>
          <table:table-cell table:number-columns-repeated="293"/>
        </table:table-row>
        <table:table-row table:style-name="ro1">
          <table:table-cell office:value-type="string">
            <text:p>Forsaken leaks lvl 1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1.75">
            <text:p>31,75</text:p>
          </table:table-cell>
          <table:table-cell table:number-columns-repeated="293"/>
        </table:table-row>
        <table:table-row table:style-name="ro1">
          <table:table-cell office:value-type="string">
            <text:p>Forsaken leaks lvl 20</text:p>
          </table:table-cell>
          <table:table-cell office:value-type="string">
            <text:p>NaN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number-columns-repeated="293"/>
        </table:table-row>
        <table:table-row table:style-name="ro1">
          <table:table-cell office:value-type="string">
            <text:p>Forsaken leak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2</text:p>
          </table:table-cell>
          <table:table-cell table:number-columns-repeated="2" office:value-type="string">
            <text:p>NaN</text:p>
          </table:table-cell>
          <table:table-cell office:value-type="float" office:value="2.25">
            <text:p>2,25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5</text:p>
          </table:table-cell>
          <table:table-cell office:value-type="float" office:value="3.38461538461538">
            <text:p>3,3846153846</text:p>
          </table:table-cell>
          <table:table-cell office:value-type="float" office:value="3">
            <text:p>3</text:p>
          </table:table-cell>
          <table:table-cell office:value-type="float" office:value="3.13333333333333">
            <text:p>3,1333333333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6</text:p>
          </table:table-cell>
          <table:table-cell table:number-columns-repeated="2"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7</text:p>
          </table:table-cell>
          <table:table-cell office:value-type="float" office:value="5.05882352941176">
            <text:p>5,0588235294</text:p>
          </table:table-cell>
          <table:table-cell office:value-type="float" office:value="5">
            <text:p>5</text:p>
          </table:table-cell>
          <table:table-cell office:value-type="float" office:value="4.3">
            <text:p>4,3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8</text:p>
          </table:table-cell>
          <table:table-cell office:value-type="float" office:value="5.375">
            <text:p>5,375</text:p>
          </table:table-cell>
          <table:table-cell office:value-type="float" office:value="5.27272727272727">
            <text:p>5,2727272727</text:p>
          </table:table-cell>
          <table:table-cell office:value-type="float" office:value="4.8">
            <text:p>4,8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9</text:p>
          </table:table-cell>
          <table:table-cell office:value-type="float" office:value="5.36363636363636">
            <text:p>5,3636363636</text:p>
          </table:table-cell>
          <table:table-cell office:value-type="float" office:value="5.57142857142857">
            <text:p>5,5714285714</text:p>
          </table:table-cell>
          <table:table-cell office:value-type="float" office:value="5.92307692307692">
            <text:p>5,9230769231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0</text:p>
          </table:table-cell>
          <table:table-cell office:value-type="string">
            <text:p>NaN</text:p>
          </table:table-cell>
          <table:table-cell office:value-type="float" office:value="7.5">
            <text:p>7,5</text:p>
          </table:table-cell>
          <table:table-cell office:value-type="float" office:value="6.25">
            <text:p>6,25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1</text:p>
          </table:table-cell>
          <table:table-cell office:value-type="float" office:value="7.55102040816327">
            <text:p>7,5510204082</text:p>
          </table:table-cell>
          <table:table-cell office:value-type="float" office:value="8">
            <text:p>8</text:p>
          </table:table-cell>
          <table:table-cell office:value-type="float" office:value="7.75471698113208">
            <text:p>7,7547169811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2</text:p>
          </table:table-cell>
          <table:table-cell office:value-type="float" office:value="8.04672897196262">
            <text:p>8,046728972</text:p>
          </table:table-cell>
          <table:table-cell office:value-type="float" office:value="7.94623655913979">
            <text:p>7,9462365591</text:p>
          </table:table-cell>
          <table:table-cell office:value-type="float" office:value="8.0859375">
            <text:p>8,0859375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3</text:p>
          </table:table-cell>
          <table:table-cell office:value-type="float" office:value="8.53361344537815">
            <text:p>8,5336134454</text:p>
          </table:table-cell>
          <table:table-cell office:value-type="float" office:value="8.41620111731844">
            <text:p>8,4162011173</text:p>
          </table:table-cell>
          <table:table-cell office:value-type="float" office:value="8.32923832923833">
            <text:p>8,3292383292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4</text:p>
          </table:table-cell>
          <table:table-cell office:value-type="float" office:value="9.17142857142857">
            <text:p>9,1714285714</text:p>
          </table:table-cell>
          <table:table-cell office:value-type="float" office:value="8.78155339805825">
            <text:p>8,7815533981</text:p>
          </table:table-cell>
          <table:table-cell office:value-type="float" office:value="8.75641025641026">
            <text:p>8,7564102564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5</text:p>
          </table:table-cell>
          <table:table-cell office:value-type="float" office:value="9.5625">
            <text:p>9,5625</text:p>
          </table:table-cell>
          <table:table-cell office:value-type="float" office:value="9.58181818181818">
            <text:p>9,5818181818</text:p>
          </table:table-cell>
          <table:table-cell office:value-type="float" office:value="9.88095238095238">
            <text:p>9,880952381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6</text:p>
          </table:table-cell>
          <table:table-cell office:value-type="float" office:value="10.7985074626866">
            <text:p>10,7985074627</text:p>
          </table:table-cell>
          <table:table-cell office:value-type="float" office:value="10.1834061135371">
            <text:p>10,1834061135</text:p>
          </table:table-cell>
          <table:table-cell office:value-type="float" office:value="9.86904761904762">
            <text:p>9,869047619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7</text:p>
          </table:table-cell>
          <table:table-cell office:value-type="float" office:value="10.5490196078431">
            <text:p>10,5490196078</text:p>
          </table:table-cell>
          <table:table-cell office:value-type="float" office:value="9.33333333333333">
            <text:p>9,3333333333</text:p>
          </table:table-cell>
          <table:table-cell office:value-type="float" office:value="9.85365853658537">
            <text:p>9,8536585366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8</text:p>
          </table:table-cell>
          <table:table-cell office:value-type="float" office:value="9.94444444444444">
            <text:p>9,9444444444</text:p>
          </table:table-cell>
          <table:table-cell office:value-type="float" office:value="11.9318181818182">
            <text:p>11,9318181818</text:p>
          </table:table-cell>
          <table:table-cell office:value-type="float" office:value="9.97058823529412">
            <text:p>9,9705882353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9</text:p>
          </table:table-cell>
          <table:table-cell office:value-type="float" office:value="12.2222222222222">
            <text:p>12,2222222222</text:p>
          </table:table-cell>
          <table:table-cell office:value-type="float" office:value="11.1515151515152">
            <text:p>11,1515151515</text:p>
          </table:table-cell>
          <table:table-cell office:value-type="float" office:value="11.6595744680851">
            <text:p>11,6595744681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20</text:p>
          </table:table-cell>
          <table:table-cell office:value-type="string">
            <text:p>NaN</text:p>
          </table:table-cell>
          <table:table-cell office:value-type="float" office:value="11.3333333333333">
            <text:p>11,3333333333</text:p>
          </table:table-cell>
          <table:table-cell office:value-type="float" office:value="11.7222222222222">
            <text:p>11,7222222222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2</text:p>
          </table:table-cell>
          <table:table-cell table:number-columns-repeated="2" office:value-type="string">
            <text:p>NaN</text:p>
          </table:table-cell>
          <table:table-cell office:value-type="float" office:value="15">
            <text:p>15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4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5</text:p>
          </table:table-cell>
          <table:table-cell office:value-type="float" office:value="41.5384615384615">
            <text:p>41,5384615385</text:p>
          </table:table-cell>
          <table:table-cell office:value-type="float" office:value="34.7142857142857">
            <text:p>34,7142857143</text:p>
          </table:table-cell>
          <table:table-cell office:value-type="float" office:value="35.5">
            <text:p>35,5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6</text:p>
          </table:table-cell>
          <table:table-cell table:number-columns-repeated="2" office:value-type="string">
            <text:p>NaN</text:p>
          </table:table-cell>
          <table:table-cell office:value-type="float" office:value="64">
            <text:p>64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7</text:p>
          </table:table-cell>
          <table:table-cell office:value-type="float" office:value="80.0588235294118">
            <text:p>80,0588235294</text:p>
          </table:table-cell>
          <table:table-cell office:value-type="float" office:value="100.2">
            <text:p>100,2</text:p>
          </table:table-cell>
          <table:table-cell office:value-type="float" office:value="61.3">
            <text:p>61,3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8</text:p>
          </table:table-cell>
          <table:table-cell office:value-type="float" office:value="89.9375">
            <text:p>89,9375</text:p>
          </table:table-cell>
          <table:table-cell office:value-type="float" office:value="96.2727272727273">
            <text:p>96,2727272727</text:p>
          </table:table-cell>
          <table:table-cell office:value-type="float" office:value="96.4">
            <text:p>96,4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9</text:p>
          </table:table-cell>
          <table:table-cell office:value-type="float" office:value="109.969696969697">
            <text:p>109,9696969697</text:p>
          </table:table-cell>
          <table:table-cell office:value-type="float" office:value="116.142857142857">
            <text:p>116,1428571429</text:p>
          </table:table-cell>
          <table:table-cell office:value-type="float" office:value="111.769230769231">
            <text:p>111,7692307692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0</text:p>
          </table:table-cell>
          <table:table-cell office:value-type="string">
            <text:p>NaN</text:p>
          </table:table-cell>
          <table:table-cell office:value-type="float" office:value="160.25">
            <text:p>160,25</text:p>
          </table:table-cell>
          <table:table-cell office:value-type="float" office:value="157.25">
            <text:p>157,25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1</text:p>
          </table:table-cell>
          <table:table-cell office:value-type="float" office:value="164.163265306122">
            <text:p>164,1632653061</text:p>
          </table:table-cell>
          <table:table-cell office:value-type="float" office:value="181.5">
            <text:p>181,5</text:p>
          </table:table-cell>
          <table:table-cell office:value-type="float" office:value="171.452830188679">
            <text:p>171,4528301887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2</text:p>
          </table:table-cell>
          <table:table-cell office:value-type="float" office:value="191.028037383178">
            <text:p>191,0280373832</text:p>
          </table:table-cell>
          <table:table-cell office:value-type="float" office:value="186.193548387097">
            <text:p>186,1935483871</text:p>
          </table:table-cell>
          <table:table-cell office:value-type="float" office:value="193.828125">
            <text:p>193,828125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3</text:p>
          </table:table-cell>
          <table:table-cell office:value-type="float" office:value="224.361344537815">
            <text:p>224,3613445378</text:p>
          </table:table-cell>
          <table:table-cell office:value-type="float" office:value="223.13407821229">
            <text:p>223,1340782123</text:p>
          </table:table-cell>
          <table:table-cell office:value-type="float" office:value="219.710073710074">
            <text:p>219,7100737101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4</text:p>
          </table:table-cell>
          <table:table-cell office:value-type="float" office:value="263.295238095238">
            <text:p>263,2952380952</text:p>
          </table:table-cell>
          <table:table-cell office:value-type="float" office:value="242.616504854369">
            <text:p>242,6165048544</text:p>
          </table:table-cell>
          <table:table-cell office:value-type="float" office:value="250.25641025641">
            <text:p>250,2564102564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5</text:p>
          </table:table-cell>
          <table:table-cell office:value-type="float" office:value="308.6875">
            <text:p>308,6875</text:p>
          </table:table-cell>
          <table:table-cell office:value-type="float" office:value="291.745454545455">
            <text:p>291,7454545455</text:p>
          </table:table-cell>
          <table:table-cell office:value-type="float" office:value="313.452380952381">
            <text:p>313,4523809524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6</text:p>
          </table:table-cell>
          <table:table-cell office:value-type="float" office:value="358.388059701493">
            <text:p>358,3880597015</text:p>
          </table:table-cell>
          <table:table-cell office:value-type="float" office:value="346.737991266376">
            <text:p>346,7379912664</text:p>
          </table:table-cell>
          <table:table-cell office:value-type="float" office:value="338.123015873016">
            <text:p>338,123015873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7</text:p>
          </table:table-cell>
          <table:table-cell office:value-type="float" office:value="393.392156862745">
            <text:p>393,3921568627</text:p>
          </table:table-cell>
          <table:table-cell office:value-type="float" office:value="356.866666666667">
            <text:p>356,8666666667</text:p>
          </table:table-cell>
          <table:table-cell office:value-type="float" office:value="379.573170731707">
            <text:p>379,5731707317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8</text:p>
          </table:table-cell>
          <table:table-cell office:value-type="float" office:value="434.555555555556">
            <text:p>434,5555555556</text:p>
          </table:table-cell>
          <table:table-cell office:value-type="float" office:value="482.363636363636">
            <text:p>482,3636363636</text:p>
          </table:table-cell>
          <table:table-cell office:value-type="float" office:value="422.352941176471">
            <text:p>422,3529411765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9</text:p>
          </table:table-cell>
          <table:table-cell office:value-type="float" office:value="531.055555555556">
            <text:p>531,0555555556</text:p>
          </table:table-cell>
          <table:table-cell office:value-type="float" office:value="483.909090909091">
            <text:p>483,9090909091</text:p>
          </table:table-cell>
          <table:table-cell office:value-type="float" office:value="528.021276595745">
            <text:p>528,0212765957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20</text:p>
          </table:table-cell>
          <table:table-cell office:value-type="string">
            <text:p>NaN</text:p>
          </table:table-cell>
          <table:table-cell office:value-type="float" office:value="683">
            <text:p>683</text:p>
          </table:table-cell>
          <table:table-cell office:value-type="float" office:value="554.277777777778">
            <text:p>554,2777777778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value lvl 2</text:p>
          </table:table-cell>
          <table:table-cell table:number-columns-repeated="2" office:value-type="string">
            <text:p>NaN</text:p>
          </table:table-cell>
          <table:table-cell office:value-type="float" office:value="171.25">
            <text:p>171,2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value lvl 4</text:p>
          </table:table-cell>
          <table:table-cell office:value-type="float" office:value="367.5">
            <text:p>367,5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value lvl 5</text:p>
          </table:table-cell>
          <table:table-cell office:value-type="float" office:value="461.153846153846">
            <text:p>461,1538461538</text:p>
          </table:table-cell>
          <table:table-cell office:value-type="float" office:value="477.142857142857">
            <text:p>477,1428571429</text:p>
          </table:table-cell>
          <table:table-cell office:value-type="float" office:value="463.166666666667">
            <text:p>463,1666666667</text:p>
          </table:table-cell>
          <table:table-cell table:number-columns-repeated="293"/>
        </table:table-row>
        <table:table-row table:style-name="ro1">
          <table:table-cell office:value-type="string">
            <text:p>Mastermind value lvl 6</text:p>
          </table:table-cell>
          <table:table-cell table:number-columns-repeated="2" office:value-type="string">
            <text:p>NaN</text:p>
          </table:table-cell>
          <table:table-cell office:value-type="float" office:value="598.75">
            <text:p>598,7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7</text:p>
          </table:table-cell>
          <table:table-cell office:value-type="float" office:value="684.705882352941">
            <text:p>684,7058823529</text:p>
          </table:table-cell>
          <table:table-cell office:value-type="float" office:value="737">
            <text:p>737</text:p>
          </table:table-cell>
          <table:table-cell office:value-type="float" office:value="635">
            <text:p>63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8</text:p>
          </table:table-cell>
          <table:table-cell office:value-type="float" office:value="755">
            <text:p>755</text:p>
          </table:table-cell>
          <table:table-cell office:value-type="float" office:value="761.363636363636">
            <text:p>761,3636363636</text:p>
          </table:table-cell>
          <table:table-cell office:value-type="float" office:value="745">
            <text:p>74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9</text:p>
          </table:table-cell>
          <table:table-cell office:value-type="float" office:value="1026.21212121212">
            <text:p>1026,2121212121</text:p>
          </table:table-cell>
          <table:table-cell office:value-type="float" office:value="969.285714285714">
            <text:p>969,2857142857</text:p>
          </table:table-cell>
          <table:table-cell office:value-type="float" office:value="961.923076923077">
            <text:p>961,9230769231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0</text:p>
          </table:table-cell>
          <table:table-cell office:value-type="string">
            <text:p>NaN</text:p>
          </table:table-cell>
          <table:table-cell office:value-type="float" office:value="1295">
            <text:p>1295</text:p>
          </table:table-cell>
          <table:table-cell office:value-type="float" office:value="1220">
            <text:p>1220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1</text:p>
          </table:table-cell>
          <table:table-cell office:value-type="float" office:value="1367.55102040816">
            <text:p>1367,5510204082</text:p>
          </table:table-cell>
          <table:table-cell office:value-type="float" office:value="1468.63636363636">
            <text:p>1468,6363636364</text:p>
          </table:table-cell>
          <table:table-cell office:value-type="float" office:value="1413.30188679245">
            <text:p>1413,301886792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2</text:p>
          </table:table-cell>
          <table:table-cell office:value-type="float" office:value="1716.77570093458">
            <text:p>1716,7757009346</text:p>
          </table:table-cell>
          <table:table-cell office:value-type="float" office:value="1695">
            <text:p>1695</text:p>
          </table:table-cell>
          <table:table-cell office:value-type="float" office:value="1698.90625">
            <text:p>1698,9062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3</text:p>
          </table:table-cell>
          <table:table-cell office:value-type="float" office:value="2032.8256302521">
            <text:p>2032,8256302521</text:p>
          </table:table-cell>
          <table:table-cell office:value-type="float" office:value="2013.24022346369">
            <text:p>2013,2402234637</text:p>
          </table:table-cell>
          <table:table-cell office:value-type="float" office:value="1998.53808353808">
            <text:p>1998,5380835381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4</text:p>
          </table:table-cell>
          <table:table-cell office:value-type="float" office:value="2363.2380952381">
            <text:p>2363,2380952381</text:p>
          </table:table-cell>
          <table:table-cell office:value-type="float" office:value="2388.39805825243">
            <text:p>2388,3980582524</text:p>
          </table:table-cell>
          <table:table-cell office:value-type="float" office:value="2418.56837606838">
            <text:p>2418,5683760684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5</text:p>
          </table:table-cell>
          <table:table-cell office:value-type="float" office:value="2891.5625">
            <text:p>2891,5625</text:p>
          </table:table-cell>
          <table:table-cell office:value-type="float" office:value="2835.09090909091">
            <text:p>2835,0909090909</text:p>
          </table:table-cell>
          <table:table-cell office:value-type="float" office:value="2836.19047619048">
            <text:p>2836,190476190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6</text:p>
          </table:table-cell>
          <table:table-cell office:value-type="float" office:value="3356.00746268657">
            <text:p>3356,0074626866</text:p>
          </table:table-cell>
          <table:table-cell office:value-type="float" office:value="3304.17030567686">
            <text:p>3304,1703056769</text:p>
          </table:table-cell>
          <table:table-cell office:value-type="float" office:value="3275.97222222222">
            <text:p>3275,9722222222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7</text:p>
          </table:table-cell>
          <table:table-cell office:value-type="float" office:value="3965.39215686275">
            <text:p>3965,3921568628</text:p>
          </table:table-cell>
          <table:table-cell office:value-type="float" office:value="3834.66666666667">
            <text:p>3834,6666666667</text:p>
          </table:table-cell>
          <table:table-cell office:value-type="float" office:value="3792.01219512195">
            <text:p>3792,012195122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8</text:p>
          </table:table-cell>
          <table:table-cell office:value-type="float" office:value="4691.66666666667">
            <text:p>4691,6666666667</text:p>
          </table:table-cell>
          <table:table-cell office:value-type="float" office:value="4589.43181818182">
            <text:p>4589,4318181818</text:p>
          </table:table-cell>
          <table:table-cell office:value-type="float" office:value="4549.41176470588">
            <text:p>4549,4117647059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9</text:p>
          </table:table-cell>
          <table:table-cell office:value-type="float" office:value="5556.94444444444">
            <text:p>5556,9444444444</text:p>
          </table:table-cell>
          <table:table-cell office:value-type="float" office:value="5270.15151515152">
            <text:p>5270,1515151515</text:p>
          </table:table-cell>
          <table:table-cell office:value-type="float" office:value="5522.44680851064">
            <text:p>5522,4468085106</text:p>
          </table:table-cell>
          <table:table-cell table:number-columns-repeated="293"/>
        </table:table-row>
        <table:table-row table:style-name="ro1">
          <table:table-cell office:value-type="string">
            <text:p>Mastermind value lvl 20</text:p>
          </table:table-cell>
          <table:table-cell office:value-type="string">
            <text:p>NaN</text:p>
          </table:table-cell>
          <table:table-cell office:value-type="float" office:value="6470">
            <text:p>6470</text:p>
          </table:table-cell>
          <table:table-cell office:value-type="float" office:value="6373.61111111111">
            <text:p>6373,6111111111</text:p>
          </table:table-cell>
          <table:table-cell table:number-columns-repeated="293"/>
        </table:table-row>
        <table:table-row table:style-name="ro1">
          <table:table-cell office:value-type="string">
            <text:p>Mastermind value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kills lvl 2</text:p>
          </table:table-cell>
          <table:table-cell table:number-columns-repeated="2" office:value-type="string">
            <text:p>NaN</text:p>
          </table:table-cell>
          <table:table-cell office:value-type="float" office:value="15.5">
            <text:p>15,5</text:p>
          </table:table-cell>
          <table:table-cell table:number-columns-repeated="293"/>
        </table:table-row>
        <table:table-row table:style-name="ro1">
          <table:table-cell office:value-type="string">
            <text:p>Mastermind kill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kills lvl 4</text:p>
          </table:table-cell>
          <table:table-cell office:value-type="float" office:value="61.1666666666667">
            <text:p>61,1666666667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kills lvl 5</text:p>
          </table:table-cell>
          <table:table-cell office:value-type="float" office:value="55.6153846153846">
            <text:p>55,6153846154</text:p>
          </table:table-cell>
          <table:table-cell office:value-type="float" office:value="66">
            <text:p>66</text:p>
          </table:table-cell>
          <table:table-cell office:value-type="float" office:value="64.4666666666667">
            <text:p>64,4666666667</text:p>
          </table:table-cell>
          <table:table-cell table:number-columns-repeated="293"/>
        </table:table-row>
        <table:table-row table:style-name="ro1">
          <table:table-cell office:value-type="string">
            <text:p>Mastermind kills lvl 6</text:p>
          </table:table-cell>
          <table:table-cell table:number-columns-repeated="2" office:value-type="string">
            <text:p>NaN</text:p>
          </table:table-cell>
          <table:table-cell office:value-type="float" office:value="73">
            <text:p>73</text:p>
          </table:table-cell>
          <table:table-cell table:number-columns-repeated="293"/>
        </table:table-row>
        <table:table-row table:style-name="ro1">
          <table:table-cell office:value-type="string">
            <text:p>Mastermind kills lvl 7</text:p>
          </table:table-cell>
          <table:table-cell office:value-type="float" office:value="91.8823529411765">
            <text:p>91,8823529412</text:p>
          </table:table-cell>
          <table:table-cell office:value-type="float" office:value="83.2">
            <text:p>83,2</text:p>
          </table:table-cell>
          <table:table-cell office:value-type="float" office:value="77.8">
            <text:p>77,8</text:p>
          </table:table-cell>
          <table:table-cell table:number-columns-repeated="293"/>
        </table:table-row>
        <table:table-row table:style-name="ro1">
          <table:table-cell office:value-type="string">
            <text:p>Mastermind kills lvl 8</text:p>
          </table:table-cell>
          <table:table-cell office:value-type="float" office:value="87.5625">
            <text:p>87,5625</text:p>
          </table:table-cell>
          <table:table-cell office:value-type="float" office:value="89.7272727272727">
            <text:p>89,7272727273</text:p>
          </table:table-cell>
          <table:table-cell office:value-type="float" office:value="84.2">
            <text:p>84,2</text:p>
          </table:table-cell>
          <table:table-cell table:number-columns-repeated="293"/>
        </table:table-row>
        <table:table-row table:style-name="ro1">
          <table:table-cell office:value-type="string">
            <text:p>Mastermind kills lvl 9</text:p>
          </table:table-cell>
          <table:table-cell office:value-type="float" office:value="107.121212121212">
            <text:p>107,1212121212</text:p>
          </table:table-cell>
          <table:table-cell office:value-type="float" office:value="106">
            <text:p>106</text:p>
          </table:table-cell>
          <table:table-cell office:value-type="float" office:value="103.576923076923">
            <text:p>103,5769230769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0</text:p>
          </table:table-cell>
          <table:table-cell office:value-type="string">
            <text:p>NaN</text:p>
          </table:table-cell>
          <table:table-cell office:value-type="float" office:value="117.5">
            <text:p>117,5</text:p>
          </table:table-cell>
          <table:table-cell office:value-type="float" office:value="97.5">
            <text:p>97,5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1</text:p>
          </table:table-cell>
          <table:table-cell office:value-type="float" office:value="119.081632653061">
            <text:p>119,0816326531</text:p>
          </table:table-cell>
          <table:table-cell office:value-type="float" office:value="121">
            <text:p>121</text:p>
          </table:table-cell>
          <table:table-cell office:value-type="float" office:value="121.716981132075">
            <text:p>121,7169811321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2</text:p>
          </table:table-cell>
          <table:table-cell office:value-type="float" office:value="134.81308411215">
            <text:p>134,8130841122</text:p>
          </table:table-cell>
          <table:table-cell office:value-type="float" office:value="136.086021505376">
            <text:p>136,0860215054</text:p>
          </table:table-cell>
          <table:table-cell office:value-type="float" office:value="134.1640625">
            <text:p>134,1640625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3</text:p>
          </table:table-cell>
          <table:table-cell office:value-type="float" office:value="143.035714285714">
            <text:p>143,0357142857</text:p>
          </table:table-cell>
          <table:table-cell office:value-type="float" office:value="142.069832402235">
            <text:p>142,0698324022</text:p>
          </table:table-cell>
          <table:table-cell office:value-type="float" office:value="140.764127764128">
            <text:p>140,7641277641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4</text:p>
          </table:table-cell>
          <table:table-cell office:value-type="float" office:value="151.342857142857">
            <text:p>151,3428571429</text:p>
          </table:table-cell>
          <table:table-cell office:value-type="float" office:value="156.888349514563">
            <text:p>156,8883495146</text:p>
          </table:table-cell>
          <table:table-cell office:value-type="float" office:value="157.495726495727">
            <text:p>157,4957264957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5</text:p>
          </table:table-cell>
          <table:table-cell office:value-type="float" office:value="167">
            <text:p>167</text:p>
          </table:table-cell>
          <table:table-cell office:value-type="float" office:value="169.072727272727">
            <text:p>169,0727272727</text:p>
          </table:table-cell>
          <table:table-cell office:value-type="float" office:value="161.071428571429">
            <text:p>161,0714285714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6</text:p>
          </table:table-cell>
          <table:table-cell office:value-type="float" office:value="179.492537313433">
            <text:p>179,4925373134</text:p>
          </table:table-cell>
          <table:table-cell office:value-type="float" office:value="179.576419213974">
            <text:p>179,576419214</text:p>
          </table:table-cell>
          <table:table-cell office:value-type="float" office:value="178.365079365079">
            <text:p>178,3650793651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7</text:p>
          </table:table-cell>
          <table:table-cell office:value-type="float" office:value="198.450980392157">
            <text:p>198,4509803922</text:p>
          </table:table-cell>
          <table:table-cell office:value-type="float" office:value="192.633333333333">
            <text:p>192,6333333333</text:p>
          </table:table-cell>
          <table:table-cell office:value-type="float" office:value="188.292682926829">
            <text:p>188,2926829268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8</text:p>
          </table:table-cell>
          <table:table-cell office:value-type="float" office:value="219.888888888889">
            <text:p>219,8888888889</text:p>
          </table:table-cell>
          <table:table-cell office:value-type="float" office:value="213.568181818182">
            <text:p>213,5681818182</text:p>
          </table:table-cell>
          <table:table-cell office:value-type="float" office:value="215.235294117647">
            <text:p>215,2352941176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9</text:p>
          </table:table-cell>
          <table:table-cell office:value-type="float" office:value="215.666666666667">
            <text:p>215,6666666667</text:p>
          </table:table-cell>
          <table:table-cell office:value-type="float" office:value="221.393939393939">
            <text:p>221,3939393939</text:p>
          </table:table-cell>
          <table:table-cell office:value-type="float" office:value="223.765957446809">
            <text:p>223,7659574468</text:p>
          </table:table-cell>
          <table:table-cell table:number-columns-repeated="293"/>
        </table:table-row>
        <table:table-row table:style-name="ro1">
          <table:table-cell office:value-type="string">
            <text:p>Mastermind kills lvl 20</text:p>
          </table:table-cell>
          <table:table-cell office:value-type="string">
            <text:p>NaN</text:p>
          </table:table-cell>
          <table:table-cell office:value-type="float" office:value="196">
            <text:p>196</text:p>
          </table:table-cell>
          <table:table-cell office:value-type="float" office:value="228.444444444444">
            <text:p>228,4444444444</text:p>
          </table:table-cell>
          <table:table-cell table:number-columns-repeated="293"/>
        </table:table-row>
        <table:table-row table:style-name="ro1">
          <table:table-cell office:value-type="string">
            <text:p>Mastermind kill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leaks lvl 2</text:p>
          </table:table-cell>
          <table:table-cell table:number-columns-repeated="2" office:value-type="string">
            <text:p>NaN</text:p>
          </table:table-cell>
          <table:table-cell office:value-type="float" office:value="11.75">
            <text:p>11,7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3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leaks lvl 4</text:p>
          </table:table-cell>
          <table:table-cell office:value-type="float" office:value="1.33333333333333">
            <text:p>1,3333333333</text:p>
          </table:table-cell>
          <table:table-cell table:number-columns-repeated="2"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leaks lvl 5</text:p>
          </table:table-cell>
          <table:table-cell office:value-type="float" office:value="11.3846153846154">
            <text:p>11,3846153846</text:p>
          </table:table-cell>
          <table:table-cell office:value-type="float" office:value="2.71428571428571">
            <text:p>2,7142857143</text:p>
          </table:table-cell>
          <table:table-cell office:value-type="float" office:value="4.16666666666667">
            <text:p>4,1666666667</text:p>
          </table:table-cell>
          <table:table-cell table:number-columns-repeated="293"/>
        </table:table-row>
        <table:table-row table:style-name="ro1">
          <table:table-cell office:value-type="string">
            <text:p>Mastermind leaks lvl 6</text:p>
          </table:table-cell>
          <table:table-cell table:number-columns-repeated="2" office:value-type="string">
            <text:p>NaN</text:p>
          </table:table-cell>
          <table:table-cell office:value-type="float" office:value="5.5">
            <text:p>5,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7</text:p>
          </table:table-cell>
          <table:table-cell office:value-type="float" office:value="6.70588235294118">
            <text:p>6,7058823529</text:p>
          </table:table-cell>
          <table:table-cell office:value-type="float" office:value="11">
            <text:p>11</text:p>
          </table:table-cell>
          <table:table-cell office:value-type="float" office:value="13.2">
            <text:p>13,2</text:p>
          </table:table-cell>
          <table:table-cell table:number-columns-repeated="293"/>
        </table:table-row>
        <table:table-row table:style-name="ro1">
          <table:table-cell office:value-type="string">
            <text:p>Mastermind leaks lvl 8</text:p>
          </table:table-cell>
          <table:table-cell office:value-type="float" office:value="12.625">
            <text:p>12,625</text:p>
          </table:table-cell>
          <table:table-cell office:value-type="float" office:value="15.3636363636364">
            <text:p>15,3636363636</text:p>
          </table:table-cell>
          <table:table-cell office:value-type="float" office:value="12.5">
            <text:p>12,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9</text:p>
          </table:table-cell>
          <table:table-cell office:value-type="float" office:value="12.8484848484848">
            <text:p>12,8484848485</text:p>
          </table:table-cell>
          <table:table-cell office:value-type="float" office:value="13">
            <text:p>13</text:p>
          </table:table-cell>
          <table:table-cell office:value-type="float" office:value="10.7692307692308">
            <text:p>10,7692307692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0</text:p>
          </table:table-cell>
          <table:table-cell office:value-type="string">
            <text:p>NaN</text:p>
          </table:table-cell>
          <table:table-cell office:value-type="float" office:value="4.75">
            <text:p>4,75</text:p>
          </table:table-cell>
          <table:table-cell office:value-type="float" office:value="28.75">
            <text:p>28,7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1</text:p>
          </table:table-cell>
          <table:table-cell office:value-type="float" office:value="12.5918367346939">
            <text:p>12,5918367347</text:p>
          </table:table-cell>
          <table:table-cell office:value-type="float" office:value="13.1818181818182">
            <text:p>13,1818181818</text:p>
          </table:table-cell>
          <table:table-cell office:value-type="float" office:value="11.7735849056604">
            <text:p>11,7735849057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2</text:p>
          </table:table-cell>
          <table:table-cell office:value-type="float" office:value="13.8317757009346">
            <text:p>13,8317757009</text:p>
          </table:table-cell>
          <table:table-cell office:value-type="float" office:value="15.2258064516129">
            <text:p>15,2258064516</text:p>
          </table:table-cell>
          <table:table-cell office:value-type="float" office:value="14.3359375">
            <text:p>14,335937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3</text:p>
          </table:table-cell>
          <table:table-cell office:value-type="float" office:value="14.0903361344538">
            <text:p>14,0903361345</text:p>
          </table:table-cell>
          <table:table-cell office:value-type="float" office:value="15.963687150838">
            <text:p>15,9636871508</text:p>
          </table:table-cell>
          <table:table-cell office:value-type="float" office:value="14.5675675675676">
            <text:p>14,5675675676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4</text:p>
          </table:table-cell>
          <table:table-cell office:value-type="float" office:value="17.4285714285714">
            <text:p>17,4285714286</text:p>
          </table:table-cell>
          <table:table-cell office:value-type="float" office:value="15.8932038834951">
            <text:p>15,8932038835</text:p>
          </table:table-cell>
          <table:table-cell office:value-type="float" office:value="15.5384615384615">
            <text:p>15,538461538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5</text:p>
          </table:table-cell>
          <table:table-cell office:value-type="float" office:value="16.9375">
            <text:p>16,9375</text:p>
          </table:table-cell>
          <table:table-cell office:value-type="float" office:value="19.1272727272727">
            <text:p>19,1272727273</text:p>
          </table:table-cell>
          <table:table-cell office:value-type="float" office:value="15.7380952380952">
            <text:p>15,7380952381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6</text:p>
          </table:table-cell>
          <table:table-cell office:value-type="float" office:value="21.0074626865672">
            <text:p>21,0074626866</text:p>
          </table:table-cell>
          <table:table-cell office:value-type="float" office:value="24.2139737991266">
            <text:p>24,2139737991</text:p>
          </table:table-cell>
          <table:table-cell office:value-type="float" office:value="21.7619047619048">
            <text:p>21,7619047619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7</text:p>
          </table:table-cell>
          <table:table-cell office:value-type="float" office:value="22.6274509803922">
            <text:p>22,6274509804</text:p>
          </table:table-cell>
          <table:table-cell office:value-type="float" office:value="25.2">
            <text:p>25,2</text:p>
          </table:table-cell>
          <table:table-cell office:value-type="float" office:value="23.8536585365854">
            <text:p>23,8536585366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8</text:p>
          </table:table-cell>
          <table:table-cell office:value-type="float" office:value="17.9444444444444">
            <text:p>17,9444444444</text:p>
          </table:table-cell>
          <table:table-cell office:value-type="float" office:value="24.2045454545455">
            <text:p>24,2045454545</text:p>
          </table:table-cell>
          <table:table-cell office:value-type="float" office:value="20.7352941176471">
            <text:p>20,7352941176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9</text:p>
          </table:table-cell>
          <table:table-cell office:value-type="float" office:value="25.9444444444444">
            <text:p>25,9444444444</text:p>
          </table:table-cell>
          <table:table-cell office:value-type="float" office:value="28.6363636363636">
            <text:p>28,6363636364</text:p>
          </table:table-cell>
          <table:table-cell office:value-type="float" office:value="21.2978723404255">
            <text:p>21,2978723404</text:p>
          </table:table-cell>
          <table:table-cell table:number-columns-repeated="293"/>
        </table:table-row>
        <table:table-row table:style-name="ro1">
          <table:table-cell office:value-type="string">
            <text:p>Mastermind leaks lvl 20</text:p>
          </table:table-cell>
          <table:table-cell office:value-type="string">
            <text:p>NaN</text:p>
          </table:table-cell>
          <table:table-cell office:value-type="float" office:value="11.6666666666667">
            <text:p>11,6666666667</text:p>
          </table:table-cell>
          <table:table-cell office:value-type="float" office:value="28.8333333333333">
            <text:p>28,8333333333</text:p>
          </table:table-cell>
          <table:table-cell table:number-columns-repeated="293"/>
        </table:table-row>
        <table:table-row table:style-name="ro1">
          <table:table-cell office:value-type="string">
            <text:p>Mastermind leaks lvl 21</text:p>
          </table:table-cell>
          <table:table-cell table:number-columns-repeated="3" office:value-type="string">
            <text:p>NaN</text:p>
          </table:table-cell>
          <table:table-cell table:number-columns-repeated="293"/>
        </table:table-row>
        <table:table-row table:style-name="ro1" table:number-rows-repeated="452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B19:Overview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number-columns-repeated="5" table:style-name="ce8" office:value-type="string">
            <text:p>Grove</text:p>
          </table:table-cell>
          <table:table-cell table:number-columns-repeated="5" table:style-name="ce10" office:value-type="string">
            <text:p>Mech</text:p>
          </table:table-cell>
          <table:table-cell table:number-columns-repeated="5"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0">
            <text:p>#DIV/0!</text:p>
          </table:table-cell>
          <table:table-cell table:style-name="ce9" table:formula="of:=AVERAGE([Overview.B166:.KK166])" office:value-type="float" office:value="0">
            <text:p>#DIV/0!</text:p>
          </table:table-cell>
          <table:table-cell table:style-name="ce9" table:formula="of:=AVERAGE([Overview.B187:.KK187])" office:value-type="float" office:value="0">
            <text:p>#DIV/0!</text:p>
          </table:table-cell>
          <table:table-cell table:style-name="ce9" table:formula="of:=AVERAGE([Overview.B208:.KK208])" office:value-type="float" office:value="0">
            <text:p>#DIV/0!</text:p>
          </table:table-cell>
          <table:table-cell table:style-name="ce9" table:formula="of:=AVERAGE([Overview.B229:.KK229])" office:value-type="float" office:value="0">
            <text:p>#DIV/0!</text:p>
          </table:table-cell>
          <table:table-cell table:style-name="ce11" table:formula="of:=AVERAGE([Overview.B250:.KK250])" office:value-type="float" office:value="0">
            <text:p>#DIV/0!</text:p>
          </table:table-cell>
          <table:table-cell table:style-name="ce11" table:formula="of:=AVERAGE([Overview.B271:.KK271])" office:value-type="float" office:value="0">
            <text:p>#DIV/0!</text:p>
          </table:table-cell>
          <table:table-cell table:style-name="ce11" table:formula="of:=AVERAGE([Overview.B292:.KK292])" office:value-type="float" office:value="0">
            <text:p>#DIV/0!</text:p>
          </table:table-cell>
          <table:table-cell table:style-name="ce11" table:formula="of:=AVERAGE([Overview.B313:.KK313])" office:value-type="float" office:value="0">
            <text:p>#DIV/0!</text:p>
          </table:table-cell>
          <table:table-cell table:style-name="ce11" table:formula="of:=AVERAGE([Overview.B334:.KK334])" office:value-type="float" office:value="0">
            <text:p>#DIV/0!</text:p>
          </table:table-cell>
          <table:table-cell table:style-name="ce13" table:formula="of:=AVERAGE([Overview.B355:.KK355])" office:value-type="float" office:value="0">
            <text:p>#DIV/0!</text:p>
          </table:table-cell>
          <table:table-cell table:style-name="ce13" table:formula="of:=AVERAGE([Overview.B376:.KK376])" office:value-type="float" office:value="0">
            <text:p>#DIV/0!</text:p>
          </table:table-cell>
          <table:table-cell table:style-name="ce13" table:formula="of:=AVERAGE([Overview.B397:.KK397])" office:value-type="float" office:value="0">
            <text:p>#DIV/0!</text:p>
          </table:table-cell>
          <table:table-cell table:style-name="ce13" table:formula="of:=AVERAGE([Overview.B418:.KK418])" office:value-type="float" office:value="0">
            <text:p>#DIV/0!</text:p>
          </table:table-cell>
          <table:table-cell table:style-name="ce13" table:formula="of:=AVERAGE([Overview.B439:.KK439])" office:value-type="float" office:value="0">
            <text:p>#DIV/0!</text:p>
          </table:table-cell>
          <table:table-cell table:style-name="ce18" table:formula="of:=AVERAGE([Overview.B460:.KK460])" office:value-type="float" office:value="0">
            <text:p>#DIV/0!</text:p>
          </table:table-cell>
          <table:table-cell table:style-name="ce18" table:formula="of:=AVERAGE([Overview.B481:.KK481])" office:value-type="float" office:value="0">
            <text:p>#DIV/0!</text:p>
          </table:table-cell>
          <table:table-cell table:style-name="ce18" table:formula="of:=AVERAGE([Overview.B502:.KK502])" office:value-type="float" office:value="0">
            <text:p>#DIV/0!</text:p>
          </table:table-cell>
          <table:table-cell table:style-name="ce18" table:formula="of:=AVERAGE([Overview.B523:.KK523])" office:value-type="float" office:value="0">
            <text:p>#DIV/0!</text:p>
          </table:table-cell>
          <table:table-cell table:style-name="ce18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3">
            <text:p>3</text:p>
          </table:table-cell>
          <table:table-cell table:style-name="ce7" table:formula="of:=AVERAGE([Overview.B62:.KK62])" office:value-type="float" office:value="24">
            <text:p>24</text:p>
          </table:table-cell>
          <table:table-cell table:style-name="ce7" table:formula="of:=AVERAGE([Overview.B83:.KK83])" office:value-type="float" office:value="160">
            <text:p>160</text:p>
          </table:table-cell>
          <table:table-cell table:style-name="ce7" table:formula="of:=AVERAGE([Overview.B104:.KK104])" office:value-type="float" office:value="19">
            <text:p>19</text:p>
          </table:table-cell>
          <table:table-cell table:style-name="ce7" table:formula="of:=AVERAGE([Overview.B125:.KK125])" office:value-type="float" office:value="5">
            <text:p>5</text:p>
          </table:table-cell>
          <table:table-cell table:style-name="ce9" table:formula="of:=AVERAGE([Overview.B146:.KK146])" office:value-type="float" office:value="3">
            <text:p>3</text:p>
          </table:table-cell>
          <table:table-cell table:style-name="ce9" table:formula="of:=AVERAGE([Overview.B167:.KK167])" office:value-type="float" office:value="19">
            <text:p>19</text:p>
          </table:table-cell>
          <table:table-cell table:style-name="ce9" table:formula="of:=AVERAGE([Overview.B188:.KK188])" office:value-type="float" office:value="110">
            <text:p>110</text:p>
          </table:table-cell>
          <table:table-cell table:style-name="ce9" table:formula="of:=AVERAGE([Overview.B209:.KK209])" office:value-type="float" office:value="12.5">
            <text:p>12,5</text:p>
          </table:table-cell>
          <table:table-cell table:style-name="ce9" table:formula="of:=AVERAGE([Overview.B230:.KK230])" office:value-type="float" office:value="9.5">
            <text:p>9,5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1">
            <text:p>1</text:p>
          </table:table-cell>
          <table:table-cell table:style-name="ce13" table:formula="of:=AVERAGE([Overview.B377:.KK377])" office:value-type="float" office:value="0">
            <text:p>0</text:p>
          </table:table-cell>
          <table:table-cell table:style-name="ce13" table:formula="of:=AVERAGE([Overview.B398:.KK398])" office:value-type="float" office:value="225">
            <text:p>225</text:p>
          </table:table-cell>
          <table:table-cell table:style-name="ce13" table:formula="of:=AVERAGE([Overview.B419:.KK419])" office:value-type="float" office:value="24">
            <text:p>24</text:p>
          </table:table-cell>
          <table:table-cell table:style-name="ce13" table:formula="of:=AVERAGE([Overview.B440:.KK440])" office:value-type="float" office:value="4">
            <text:p>4</text:p>
          </table:table-cell>
          <table:table-cell table:style-name="ce18" table:formula="of:=AVERAGE([Overview.B461:.KK461])" office:value-type="float" office:value="2.25">
            <text:p>2,25</text:p>
          </table:table-cell>
          <table:table-cell table:style-name="ce18" table:formula="of:=AVERAGE([Overview.B482:.KK482])" office:value-type="float" office:value="15">
            <text:p>15</text:p>
          </table:table-cell>
          <table:table-cell table:style-name="ce18" table:formula="of:=AVERAGE([Overview.B503:.KK503])" office:value-type="float" office:value="171.25">
            <text:p>171,25</text:p>
          </table:table-cell>
          <table:table-cell table:style-name="ce18" table:formula="of:=AVERAGE([Overview.B524:.KK524])" office:value-type="float" office:value="15.5">
            <text:p>15,5</text:p>
          </table:table-cell>
          <table:table-cell table:style-name="ce18" table:formula="of:=AVERAGE([Overview.B545:.KK545])" office:value-type="float" office:value="11.75">
            <text:p>11,75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0">
            <text:p>#DIV/0!</text:p>
          </table:table-cell>
          <table:table-cell table:style-name="ce13" table:formula="of:=AVERAGE([Overview.B378:.KK378])" office:value-type="float" office:value="0">
            <text:p>#DIV/0!</text:p>
          </table:table-cell>
          <table:table-cell table:style-name="ce13" table:formula="of:=AVERAGE([Overview.B399:.KK399])" office:value-type="float" office:value="0">
            <text:p>#DIV/0!</text:p>
          </table:table-cell>
          <table:table-cell table:style-name="ce13" table:formula="of:=AVERAGE([Overview.B420:.KK420])" office:value-type="float" office:value="0">
            <text:p>#DIV/0!</text:p>
          </table:table-cell>
          <table:table-cell table:style-name="ce13" table:formula="of:=AVERAGE([Overview.B441:.KK441])" office:value-type="float" office:value="0">
            <text:p>#DIV/0!</text:p>
          </table:table-cell>
          <table:table-cell table:style-name="ce18" table:formula="of:=AVERAGE([Overview.B462:.KK462])" office:value-type="float" office:value="0">
            <text:p>#DIV/0!</text:p>
          </table:table-cell>
          <table:table-cell table:style-name="ce18" table:formula="of:=AVERAGE([Overview.B483:.KK483])" office:value-type="float" office:value="0">
            <text:p>#DIV/0!</text:p>
          </table:table-cell>
          <table:table-cell table:style-name="ce18" table:formula="of:=AVERAGE([Overview.B504:.KK504])" office:value-type="float" office:value="0">
            <text:p>#DIV/0!</text:p>
          </table:table-cell>
          <table:table-cell table:style-name="ce18" table:formula="of:=AVERAGE([Overview.B525:.KK525])" office:value-type="float" office:value="0">
            <text:p>#DIV/0!</text:p>
          </table:table-cell>
          <table:table-cell table:style-name="ce18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2">
            <text:p>2</text:p>
          </table:table-cell>
          <table:table-cell table:style-name="ce7" table:formula="of:=AVERAGE([Overview.B64:.KK64])" office:value-type="float" office:value="24">
            <text:p>24</text:p>
          </table:table-cell>
          <table:table-cell table:style-name="ce7" table:formula="of:=AVERAGE([Overview.B85:.KK85])" office:value-type="float" office:value="425">
            <text:p>425</text:p>
          </table:table-cell>
          <table:table-cell table:style-name="ce7" table:formula="of:=AVERAGE([Overview.B106:.KK106])" office:value-type="float" office:value="45">
            <text:p>45</text:p>
          </table:table-cell>
          <table:table-cell table:style-name="ce7" table:formula="of:=AVERAGE([Overview.B127:.KK127])" office:value-type="float" office:value="25">
            <text:p>25</text:p>
          </table:table-cell>
          <table:table-cell table:style-name="ce9" table:formula="of:=AVERAGE([Overview.B148:.KK148])" office:value-type="float" office:value="0">
            <text:p>#DIV/0!</text:p>
          </table:table-cell>
          <table:table-cell table:style-name="ce9" table:formula="of:=AVERAGE([Overview.B169:.KK169])" office:value-type="float" office:value="0">
            <text:p>#DIV/0!</text:p>
          </table:table-cell>
          <table:table-cell table:style-name="ce9" table:formula="of:=AVERAGE([Overview.B190:.KK190])" office:value-type="float" office:value="0">
            <text:p>#DIV/0!</text:p>
          </table:table-cell>
          <table:table-cell table:style-name="ce9" table:formula="of:=AVERAGE([Overview.B211:.KK211])" office:value-type="float" office:value="0">
            <text:p>#DIV/0!</text:p>
          </table:table-cell>
          <table:table-cell table:style-name="ce9" table:formula="of:=AVERAGE([Overview.B232:.KK232])" office:value-type="float" office:value="0">
            <text:p>#DIV/0!</text:p>
          </table:table-cell>
          <table:table-cell table:style-name="ce11" table:formula="of:=AVERAGE([Overview.B253:.KK253])" office:value-type="float" office:value="0">
            <text:p>#DIV/0!</text:p>
          </table:table-cell>
          <table:table-cell table:style-name="ce11" table:formula="of:=AVERAGE([Overview.B274:.KK274])" office:value-type="float" office:value="0">
            <text:p>#DIV/0!</text:p>
          </table:table-cell>
          <table:table-cell table:style-name="ce11" table:formula="of:=AVERAGE([Overview.B295:.KK295])" office:value-type="float" office:value="0">
            <text:p>#DIV/0!</text:p>
          </table:table-cell>
          <table:table-cell table:style-name="ce11" table:formula="of:=AVERAGE([Overview.B316:.KK316])" office:value-type="float" office:value="0">
            <text:p>#DIV/0!</text:p>
          </table:table-cell>
          <table:table-cell table:style-name="ce11" table:formula="of:=AVERAGE([Overview.B337:.KK337])" office:value-type="float" office:value="0">
            <text:p>#DIV/0!</text:p>
          </table:table-cell>
          <table:table-cell table:style-name="ce13" table:formula="of:=AVERAGE([Overview.B358:.KK358])" office:value-type="float" office:value="3">
            <text:p>3</text:p>
          </table:table-cell>
          <table:table-cell table:style-name="ce13" table:formula="of:=AVERAGE([Overview.B379:.KK379])" office:value-type="float" office:value="30">
            <text:p>30</text:p>
          </table:table-cell>
          <table:table-cell table:style-name="ce13" table:formula="of:=AVERAGE([Overview.B400:.KK400])" office:value-type="float" office:value="225">
            <text:p>225</text:p>
          </table:table-cell>
          <table:table-cell table:style-name="ce13" table:formula="of:=AVERAGE([Overview.B421:.KK421])" office:value-type="float" office:value="20">
            <text:p>20</text:p>
          </table:table-cell>
          <table:table-cell table:style-name="ce13" table:formula="of:=AVERAGE([Overview.B442:.KK442])" office:value-type="float" office:value="25">
            <text:p>25</text:p>
          </table:table-cell>
          <table:table-cell table:style-name="ce18" table:formula="of:=AVERAGE([Overview.B463:.KK463])" office:value-type="float" office:value="3">
            <text:p>3</text:p>
          </table:table-cell>
          <table:table-cell table:style-name="ce18" table:formula="of:=AVERAGE([Overview.B484:.KK484])" office:value-type="float" office:value="29">
            <text:p>29</text:p>
          </table:table-cell>
          <table:table-cell table:style-name="ce18" table:formula="of:=AVERAGE([Overview.B505:.KK505])" office:value-type="float" office:value="367.5">
            <text:p>367,5</text:p>
          </table:table-cell>
          <table:table-cell table:style-name="ce18" table:formula="of:=AVERAGE([Overview.B526:.KK526])" office:value-type="float" office:value="61.1666666666667">
            <text:p>61,1666666667</text:p>
          </table:table-cell>
          <table:table-cell table:style-name="ce18" table:formula="of:=AVERAGE([Overview.B547:.KK547])" office:value-type="float" office:value="1.33333333333333">
            <text:p>1,3333333333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3.21666666666667">
            <text:p>3,2166666667</text:p>
          </table:table-cell>
          <table:table-cell table:style-name="ce7" table:formula="of:=AVERAGE([Overview.B65:.KK65])" office:value-type="float" office:value="38.6666666666667">
            <text:p>38,6666666667</text:p>
          </table:table-cell>
          <table:table-cell table:style-name="ce7" table:formula="of:=AVERAGE([Overview.B86:.KK86])" office:value-type="float" office:value="444.027777777778">
            <text:p>444,0277777778</text:p>
          </table:table-cell>
          <table:table-cell table:style-name="ce7" table:formula="of:=AVERAGE([Overview.B107:.KK107])" office:value-type="float" office:value="63.6833333333333">
            <text:p>63,6833333333</text:p>
          </table:table-cell>
          <table:table-cell table:style-name="ce7" table:formula="of:=AVERAGE([Overview.B128:.KK128])" office:value-type="float" office:value="4.11666666666667">
            <text:p>4,1166666667</text:p>
          </table:table-cell>
          <table:table-cell table:style-name="ce9" table:formula="of:=AVERAGE([Overview.B149:.KK149])" office:value-type="float" office:value="3.11111111111111">
            <text:p>3,1111111111</text:p>
          </table:table-cell>
          <table:table-cell table:style-name="ce9" table:formula="of:=AVERAGE([Overview.B170:.KK170])" office:value-type="float" office:value="37.9">
            <text:p>37,9</text:p>
          </table:table-cell>
          <table:table-cell table:style-name="ce9" table:formula="of:=AVERAGE([Overview.B191:.KK191])" office:value-type="float" office:value="452.166666666667">
            <text:p>452,1666666667</text:p>
          </table:table-cell>
          <table:table-cell table:style-name="ce9" table:formula="of:=AVERAGE([Overview.B212:.KK212])" office:value-type="float" office:value="64.3111111111111">
            <text:p>64,3111111111</text:p>
          </table:table-cell>
          <table:table-cell table:style-name="ce9" table:formula="of:=AVERAGE([Overview.B233:.KK233])" office:value-type="float" office:value="3.2">
            <text:p>3,2</text:p>
          </table:table-cell>
          <table:table-cell table:style-name="ce11" table:formula="of:=AVERAGE([Overview.B254:.KK254])" office:value-type="float" office:value="2.77777777777778">
            <text:p>2,7777777778</text:p>
          </table:table-cell>
          <table:table-cell table:style-name="ce11" table:formula="of:=AVERAGE([Overview.B275:.KK275])" office:value-type="float" office:value="37.5">
            <text:p>37,5</text:p>
          </table:table-cell>
          <table:table-cell table:style-name="ce11" table:formula="of:=AVERAGE([Overview.B296:.KK296])" office:value-type="float" office:value="478.055555555556">
            <text:p>478,0555555556</text:p>
          </table:table-cell>
          <table:table-cell table:style-name="ce11" table:formula="of:=AVERAGE([Overview.B317:.KK317])" office:value-type="float" office:value="69.1111111111111">
            <text:p>69,1111111111</text:p>
          </table:table-cell>
          <table:table-cell table:style-name="ce11" table:formula="of:=AVERAGE([Overview.B338:.KK338])" office:value-type="float" office:value="4.66666666666667">
            <text:p>4,6666666667</text:p>
          </table:table-cell>
          <table:table-cell table:style-name="ce13" table:formula="of:=AVERAGE([Overview.B359:.KK359])" office:value-type="float" office:value="3">
            <text:p>3</text:p>
          </table:table-cell>
          <table:table-cell table:style-name="ce13" table:formula="of:=AVERAGE([Overview.B380:.KK380])" office:value-type="float" office:value="37.5">
            <text:p>37,5</text:p>
          </table:table-cell>
          <table:table-cell table:style-name="ce13" table:formula="of:=AVERAGE([Overview.B401:.KK401])" office:value-type="float" office:value="407.5">
            <text:p>407,5</text:p>
          </table:table-cell>
          <table:table-cell table:style-name="ce13" table:formula="of:=AVERAGE([Overview.B422:.KK422])" office:value-type="float" office:value="59.5">
            <text:p>59,5</text:p>
          </table:table-cell>
          <table:table-cell table:style-name="ce13" table:formula="of:=AVERAGE([Overview.B443:.KK443])" office:value-type="float" office:value="6">
            <text:p>6</text:p>
          </table:table-cell>
          <table:table-cell table:style-name="ce18" table:formula="of:=AVERAGE([Overview.B464:.KK464])" office:value-type="float" office:value="3.17264957264957">
            <text:p>3,1726495726</text:p>
          </table:table-cell>
          <table:table-cell table:style-name="ce18" table:formula="of:=AVERAGE([Overview.B485:.KK485])" office:value-type="float" office:value="37.2509157509157">
            <text:p>37,2509157509</text:p>
          </table:table-cell>
          <table:table-cell table:style-name="ce18" table:formula="of:=AVERAGE([Overview.B506:.KK506])" office:value-type="float" office:value="467.154456654457">
            <text:p>467,1544566545</text:p>
          </table:table-cell>
          <table:table-cell table:style-name="ce18" table:formula="of:=AVERAGE([Overview.B527:.KK527])" office:value-type="float" office:value="62.0273504273504">
            <text:p>62,0273504274</text:p>
          </table:table-cell>
          <table:table-cell table:style-name="ce18" table:formula="of:=AVERAGE([Overview.B548:.KK548])" office:value-type="float" office:value="6.08852258852259">
            <text:p>6,0885225885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5">
            <text:p>5</text:p>
          </table:table-cell>
          <table:table-cell table:style-name="ce7" table:formula="of:=AVERAGE([Overview.B66:.KK66])" office:value-type="float" office:value="54">
            <text:p>54</text:p>
          </table:table-cell>
          <table:table-cell table:style-name="ce7" table:formula="of:=AVERAGE([Overview.B87:.KK87])" office:value-type="float" office:value="530">
            <text:p>530</text:p>
          </table:table-cell>
          <table:table-cell table:style-name="ce7" table:formula="of:=AVERAGE([Overview.B108:.KK108])" office:value-type="float" office:value="78">
            <text:p>78</text:p>
          </table:table-cell>
          <table:table-cell table:style-name="ce7" table:formula="of:=AVERAGE([Overview.B129:.KK129])" office:value-type="float" office:value="5">
            <text:p>5</text:p>
          </table:table-cell>
          <table:table-cell table:style-name="ce9" table:formula="of:=AVERAGE([Overview.B150:.KK150])" office:value-type="float" office:value="0">
            <text:p>#DIV/0!</text:p>
          </table:table-cell>
          <table:table-cell table:style-name="ce9" table:formula="of:=AVERAGE([Overview.B171:.KK171])" office:value-type="float" office:value="0">
            <text:p>#DIV/0!</text:p>
          </table:table-cell>
          <table:table-cell table:style-name="ce9" table:formula="of:=AVERAGE([Overview.B192:.KK192])" office:value-type="float" office:value="0">
            <text:p>#DIV/0!</text:p>
          </table:table-cell>
          <table:table-cell table:style-name="ce9" table:formula="of:=AVERAGE([Overview.B213:.KK213])" office:value-type="float" office:value="0">
            <text:p>#DIV/0!</text:p>
          </table:table-cell>
          <table:table-cell table:style-name="ce9" table:formula="of:=AVERAGE([Overview.B234:.KK234])" office:value-type="float" office:value="0">
            <text:p>#DIV/0!</text:p>
          </table:table-cell>
          <table:table-cell table:style-name="ce11" table:formula="of:=AVERAGE([Overview.B255:.KK255])" office:value-type="float" office:value="4">
            <text:p>4</text:p>
          </table:table-cell>
          <table:table-cell table:style-name="ce11" table:formula="of:=AVERAGE([Overview.B276:.KK276])" office:value-type="float" office:value="60">
            <text:p>60</text:p>
          </table:table-cell>
          <table:table-cell table:style-name="ce11" table:formula="of:=AVERAGE([Overview.B297:.KK297])" office:value-type="float" office:value="595">
            <text:p>595</text:p>
          </table:table-cell>
          <table:table-cell table:style-name="ce11" table:formula="of:=AVERAGE([Overview.B318:.KK318])" office:value-type="float" office:value="72">
            <text:p>72</text:p>
          </table:table-cell>
          <table:table-cell table:style-name="ce11" table:formula="of:=AVERAGE([Overview.B339:.KK339])" office:value-type="float" office:value="3">
            <text:p>3</text:p>
          </table:table-cell>
          <table:table-cell table:style-name="ce13" table:formula="of:=AVERAGE([Overview.B360:.KK360])" office:value-type="float" office:value="4.5">
            <text:p>4,5</text:p>
          </table:table-cell>
          <table:table-cell table:style-name="ce13" table:formula="of:=AVERAGE([Overview.B381:.KK381])" office:value-type="float" office:value="75">
            <text:p>75</text:p>
          </table:table-cell>
          <table:table-cell table:style-name="ce13" table:formula="of:=AVERAGE([Overview.B402:.KK402])" office:value-type="float" office:value="530">
            <text:p>530</text:p>
          </table:table-cell>
          <table:table-cell table:style-name="ce13" table:formula="of:=AVERAGE([Overview.B423:.KK423])" office:value-type="float" office:value="70.5">
            <text:p>70,5</text:p>
          </table:table-cell>
          <table:table-cell table:style-name="ce13" table:formula="of:=AVERAGE([Overview.B444:.KK444])" office:value-type="float" office:value="9">
            <text:p>9</text:p>
          </table:table-cell>
          <table:table-cell table:style-name="ce18" table:formula="of:=AVERAGE([Overview.B465:.KK465])" office:value-type="float" office:value="4">
            <text:p>4</text:p>
          </table:table-cell>
          <table:table-cell table:style-name="ce18" table:formula="of:=AVERAGE([Overview.B486:.KK486])" office:value-type="float" office:value="64">
            <text:p>64</text:p>
          </table:table-cell>
          <table:table-cell table:style-name="ce18" table:formula="of:=AVERAGE([Overview.B507:.KK507])" office:value-type="float" office:value="598.75">
            <text:p>598,75</text:p>
          </table:table-cell>
          <table:table-cell table:style-name="ce18" table:formula="of:=AVERAGE([Overview.B528:.KK528])" office:value-type="float" office:value="73">
            <text:p>73</text:p>
          </table:table-cell>
          <table:table-cell table:style-name="ce18" table:formula="of:=AVERAGE([Overview.B549:.KK549])" office:value-type="float" office:value="5.5">
            <text:p>5,5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5.33333333333333">
            <text:p>5,3333333333</text:p>
          </table:table-cell>
          <table:table-cell table:style-name="ce7" table:formula="of:=AVERAGE([Overview.B67:.KK67])" office:value-type="float" office:value="88.4722222222222">
            <text:p>88,4722222222</text:p>
          </table:table-cell>
          <table:table-cell table:style-name="ce7" table:formula="of:=AVERAGE([Overview.B88:.KK88])" office:value-type="float" office:value="570.833333333333">
            <text:p>570,8333333333</text:p>
          </table:table-cell>
          <table:table-cell table:style-name="ce7" table:formula="of:=AVERAGE([Overview.B109:.KK109])" office:value-type="float" office:value="74.7777777777778">
            <text:p>74,7777777778</text:p>
          </table:table-cell>
          <table:table-cell table:style-name="ce7" table:formula="of:=AVERAGE([Overview.B130:.KK130])" office:value-type="float" office:value="4.97222222222222">
            <text:p>4,9722222222</text:p>
          </table:table-cell>
          <table:table-cell table:style-name="ce9" table:formula="of:=AVERAGE([Overview.B151:.KK151])" office:value-type="float" office:value="3.45833333333333">
            <text:p>3,4583333333</text:p>
          </table:table-cell>
          <table:table-cell table:style-name="ce9" table:formula="of:=AVERAGE([Overview.B172:.KK172])" office:value-type="float" office:value="69.5">
            <text:p>69,5</text:p>
          </table:table-cell>
          <table:table-cell table:style-name="ce9" table:formula="of:=AVERAGE([Overview.B193:.KK193])" office:value-type="float" office:value="764.375">
            <text:p>764,375</text:p>
          </table:table-cell>
          <table:table-cell table:style-name="ce9" table:formula="of:=AVERAGE([Overview.B214:.KK214])" office:value-type="float" office:value="82">
            <text:p>82</text:p>
          </table:table-cell>
          <table:table-cell table:style-name="ce9" table:formula="of:=AVERAGE([Overview.B235:.KK235])" office:value-type="float" office:value="16.0833333333333">
            <text:p>16,0833333333</text:p>
          </table:table-cell>
          <table:table-cell table:style-name="ce11" table:formula="of:=AVERAGE([Overview.B256:.KK256])" office:value-type="float" office:value="4.61111111111111">
            <text:p>4,6111111111</text:p>
          </table:table-cell>
          <table:table-cell table:style-name="ce11" table:formula="of:=AVERAGE([Overview.B277:.KK277])" office:value-type="float" office:value="76.1666666666667">
            <text:p>76,1666666667</text:p>
          </table:table-cell>
          <table:table-cell table:style-name="ce11" table:formula="of:=AVERAGE([Overview.B298:.KK298])" office:value-type="float" office:value="718.888888888889">
            <text:p>718,8888888889</text:p>
          </table:table-cell>
          <table:table-cell table:style-name="ce11" table:formula="of:=AVERAGE([Overview.B319:.KK319])" office:value-type="float" office:value="80.6666666666667">
            <text:p>80,6666666667</text:p>
          </table:table-cell>
          <table:table-cell table:style-name="ce11" table:formula="of:=AVERAGE([Overview.B340:.KK340])" office:value-type="float" office:value="8.5">
            <text:p>8,5</text:p>
          </table:table-cell>
          <table:table-cell table:style-name="ce13" table:formula="of:=AVERAGE([Overview.B361:.KK361])" office:value-type="float" office:value="4.86666666666667">
            <text:p>4,8666666667</text:p>
          </table:table-cell>
          <table:table-cell table:style-name="ce13" table:formula="of:=AVERAGE([Overview.B382:.KK382])" office:value-type="float" office:value="89.5">
            <text:p>89,5</text:p>
          </table:table-cell>
          <table:table-cell table:style-name="ce13" table:formula="of:=AVERAGE([Overview.B403:.KK403])" office:value-type="float" office:value="659">
            <text:p>659</text:p>
          </table:table-cell>
          <table:table-cell table:style-name="ce13" table:formula="of:=AVERAGE([Overview.B424:.KK424])" office:value-type="float" office:value="71.1333333333333">
            <text:p>71,1333333333</text:p>
          </table:table-cell>
          <table:table-cell table:style-name="ce13" table:formula="of:=AVERAGE([Overview.B445:.KK445])" office:value-type="float" office:value="15.8">
            <text:p>15,8</text:p>
          </table:table-cell>
          <table:table-cell table:style-name="ce18" table:formula="of:=AVERAGE([Overview.B466:.KK466])" office:value-type="float" office:value="4.78627450980392">
            <text:p>4,7862745098</text:p>
          </table:table-cell>
          <table:table-cell table:style-name="ce18" table:formula="of:=AVERAGE([Overview.B487:.KK487])" office:value-type="float" office:value="80.5196078431373">
            <text:p>80,5196078431</text:p>
          </table:table-cell>
          <table:table-cell table:style-name="ce18" table:formula="of:=AVERAGE([Overview.B508:.KK508])" office:value-type="float" office:value="685.56862745098">
            <text:p>685,568627451</text:p>
          </table:table-cell>
          <table:table-cell table:style-name="ce18" table:formula="of:=AVERAGE([Overview.B529:.KK529])" office:value-type="float" office:value="84.2941176470588">
            <text:p>84,2941176471</text:p>
          </table:table-cell>
          <table:table-cell table:style-name="ce18" table:formula="of:=AVERAGE([Overview.B550:.KK550])" office:value-type="float" office:value="10.3019607843137">
            <text:p>10,3019607843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5.55555555555556">
            <text:p>5,5555555556</text:p>
          </table:table-cell>
          <table:table-cell table:style-name="ce7" table:formula="of:=AVERAGE([Overview.B68:.KK68])" office:value-type="float" office:value="98.7777777777777">
            <text:p>98,7777777778</text:p>
          </table:table-cell>
          <table:table-cell table:style-name="ce7" table:formula="of:=AVERAGE([Overview.B89:.KK89])" office:value-type="float" office:value="825.833333333333">
            <text:p>825,8333333333</text:p>
          </table:table-cell>
          <table:table-cell table:style-name="ce7" table:formula="of:=AVERAGE([Overview.B110:.KK110])" office:value-type="float" office:value="93.7222222222223">
            <text:p>93,7222222222</text:p>
          </table:table-cell>
          <table:table-cell table:style-name="ce7" table:formula="of:=AVERAGE([Overview.B131:.KK131])" office:value-type="float" office:value="13.7777777777778">
            <text:p>13,7777777778</text:p>
          </table:table-cell>
          <table:table-cell table:style-name="ce9" table:formula="of:=AVERAGE([Overview.B152:.KK152])" office:value-type="float" office:value="5.33333333333333">
            <text:p>5,3333333333</text:p>
          </table:table-cell>
          <table:table-cell table:style-name="ce9" table:formula="of:=AVERAGE([Overview.B173:.KK173])" office:value-type="float" office:value="92.1666666666667">
            <text:p>92,1666666667</text:p>
          </table:table-cell>
          <table:table-cell table:style-name="ce9" table:formula="of:=AVERAGE([Overview.B194:.KK194])" office:value-type="float" office:value="876.666666666667">
            <text:p>876,6666666667</text:p>
          </table:table-cell>
          <table:table-cell table:style-name="ce9" table:formula="of:=AVERAGE([Overview.B215:.KK215])" office:value-type="float" office:value="108.416666666667">
            <text:p>108,4166666667</text:p>
          </table:table-cell>
          <table:table-cell table:style-name="ce9" table:formula="of:=AVERAGE([Overview.B236:.KK236])" office:value-type="float" office:value="5.5">
            <text:p>5,5</text:p>
          </table:table-cell>
          <table:table-cell table:style-name="ce11" table:formula="of:=AVERAGE([Overview.B257:.KK257])" office:value-type="float" office:value="4.94444444444444">
            <text:p>4,9444444444</text:p>
          </table:table-cell>
          <table:table-cell table:style-name="ce11" table:formula="of:=AVERAGE([Overview.B278:.KK278])" office:value-type="float" office:value="94.3">
            <text:p>94,3</text:p>
          </table:table-cell>
          <table:table-cell table:style-name="ce11" table:formula="of:=AVERAGE([Overview.B299:.KK299])" office:value-type="float" office:value="912.055555555556">
            <text:p>912,0555555556</text:p>
          </table:table-cell>
          <table:table-cell table:style-name="ce11" table:formula="of:=AVERAGE([Overview.B320:.KK320])" office:value-type="float" office:value="108.577777777778">
            <text:p>108,5777777778</text:p>
          </table:table-cell>
          <table:table-cell table:style-name="ce11" table:formula="of:=AVERAGE([Overview.B341:.KK341])" office:value-type="float" office:value="8.28888888888889">
            <text:p>8,2888888889</text:p>
          </table:table-cell>
          <table:table-cell table:style-name="ce13" table:formula="of:=AVERAGE([Overview.B362:.KK362])" office:value-type="float" office:value="4.75">
            <text:p>4,75</text:p>
          </table:table-cell>
          <table:table-cell table:style-name="ce13" table:formula="of:=AVERAGE([Overview.B383:.KK383])" office:value-type="float" office:value="87.6">
            <text:p>87,6</text:p>
          </table:table-cell>
          <table:table-cell table:style-name="ce13" table:formula="of:=AVERAGE([Overview.B404:.KK404])" office:value-type="float" office:value="865.25">
            <text:p>865,25</text:p>
          </table:table-cell>
          <table:table-cell table:style-name="ce13" table:formula="of:=AVERAGE([Overview.B425:.KK425])" office:value-type="float" office:value="103.35">
            <text:p>103,35</text:p>
          </table:table-cell>
          <table:table-cell table:style-name="ce13" table:formula="of:=AVERAGE([Overview.B446:.KK446])" office:value-type="float" office:value="7.05">
            <text:p>7,05</text:p>
          </table:table-cell>
          <table:table-cell table:style-name="ce18" table:formula="of:=AVERAGE([Overview.B467:.KK467])" office:value-type="float" office:value="5.14924242424242">
            <text:p>5,1492424242</text:p>
          </table:table-cell>
          <table:table-cell table:style-name="ce18" table:formula="of:=AVERAGE([Overview.B488:.KK488])" office:value-type="float" office:value="94.2034090909091">
            <text:p>94,2034090909</text:p>
          </table:table-cell>
          <table:table-cell table:style-name="ce18" table:formula="of:=AVERAGE([Overview.B509:.KK509])" office:value-type="float" office:value="753.787878787879">
            <text:p>753,7878787879</text:p>
          </table:table-cell>
          <table:table-cell table:style-name="ce18" table:formula="of:=AVERAGE([Overview.B530:.KK530])" office:value-type="float" office:value="87.1632575757576">
            <text:p>87,1632575758</text:p>
          </table:table-cell>
          <table:table-cell table:style-name="ce18" table:formula="of:=AVERAGE([Overview.B551:.KK551])" office:value-type="float" office:value="13.4962121212121">
            <text:p>13,4962121212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5.98809523809524">
            <text:p>5,9880952381</text:p>
          </table:table-cell>
          <table:table-cell table:style-name="ce7" table:formula="of:=AVERAGE([Overview.B69:.KK69])" office:value-type="float" office:value="110.521645021645">
            <text:p>110,5216450216</text:p>
          </table:table-cell>
          <table:table-cell table:style-name="ce7" table:formula="of:=AVERAGE([Overview.B90:.KK90])" office:value-type="float" office:value="980.12987012987">
            <text:p>980,1298701299</text:p>
          </table:table-cell>
          <table:table-cell table:style-name="ce7" table:formula="of:=AVERAGE([Overview.B111:.KK111])" office:value-type="float" office:value="109.615800865801">
            <text:p>109,6158008658</text:p>
          </table:table-cell>
          <table:table-cell table:style-name="ce7" table:formula="of:=AVERAGE([Overview.B132:.KK132])" office:value-type="float" office:value="8.65584415584416">
            <text:p>8,6558441558</text:p>
          </table:table-cell>
          <table:table-cell table:style-name="ce9" table:formula="of:=AVERAGE([Overview.B153:.KK153])" office:value-type="float" office:value="5.54545454545455">
            <text:p>5,5454545455</text:p>
          </table:table-cell>
          <table:table-cell table:style-name="ce9" table:formula="of:=AVERAGE([Overview.B174:.KK174])" office:value-type="float" office:value="90.5353535353533">
            <text:p>90,5353535354</text:p>
          </table:table-cell>
          <table:table-cell table:style-name="ce9" table:formula="of:=AVERAGE([Overview.B195:.KK195])" office:value-type="float" office:value="964.141414141414">
            <text:p>964,1414141414</text:p>
          </table:table-cell>
          <table:table-cell table:style-name="ce9" table:formula="of:=AVERAGE([Overview.B216:.KK216])" office:value-type="float" office:value="105.414141414141">
            <text:p>105,4141414141</text:p>
          </table:table-cell>
          <table:table-cell table:style-name="ce9" table:formula="of:=AVERAGE([Overview.B237:.KK237])" office:value-type="float" office:value="8.91919191919192">
            <text:p>8,9191919192</text:p>
          </table:table-cell>
          <table:table-cell table:style-name="ce11" table:formula="of:=AVERAGE([Overview.B258:.KK258])" office:value-type="float" office:value="5.68888888888889">
            <text:p>5,6888888889</text:p>
          </table:table-cell>
          <table:table-cell table:style-name="ce11" table:formula="of:=AVERAGE([Overview.B279:.KK279])" office:value-type="float" office:value="115.088888888889">
            <text:p>115,0888888889</text:p>
          </table:table-cell>
          <table:table-cell table:style-name="ce11" table:formula="of:=AVERAGE([Overview.B300:.KK300])" office:value-type="float" office:value="1044.16666666667">
            <text:p>1044,1666666667</text:p>
          </table:table-cell>
          <table:table-cell table:style-name="ce11" table:formula="of:=AVERAGE([Overview.B321:.KK321])" office:value-type="float" office:value="114.866666666667">
            <text:p>114,8666666667</text:p>
          </table:table-cell>
          <table:table-cell table:style-name="ce11" table:formula="of:=AVERAGE([Overview.B342:.KK342])" office:value-type="float" office:value="8.35555555555556">
            <text:p>8,3555555556</text:p>
          </table:table-cell>
          <table:table-cell table:style-name="ce13" table:formula="of:=AVERAGE([Overview.B363:.KK363])" office:value-type="float" office:value="6.25">
            <text:p>6,25</text:p>
          </table:table-cell>
          <table:table-cell table:style-name="ce13" table:formula="of:=AVERAGE([Overview.B384:.KK384])" office:value-type="float" office:value="100.75">
            <text:p>100,75</text:p>
          </table:table-cell>
          <table:table-cell table:style-name="ce13" table:formula="of:=AVERAGE([Overview.B405:.KK405])" office:value-type="float" office:value="970.416666666667">
            <text:p>970,4166666667</text:p>
          </table:table-cell>
          <table:table-cell table:style-name="ce13" table:formula="of:=AVERAGE([Overview.B426:.KK426])" office:value-type="float" office:value="111.916666666667">
            <text:p>111,9166666667</text:p>
          </table:table-cell>
          <table:table-cell table:style-name="ce13" table:formula="of:=AVERAGE([Overview.B447:.KK447])" office:value-type="float" office:value="5.58333333333333">
            <text:p>5,5833333333</text:p>
          </table:table-cell>
          <table:table-cell table:style-name="ce18" table:formula="of:=AVERAGE([Overview.B468:.KK468])" office:value-type="float" office:value="5.61938061938062">
            <text:p>5,6193806194</text:p>
          </table:table-cell>
          <table:table-cell table:style-name="ce18" table:formula="of:=AVERAGE([Overview.B489:.KK489])" office:value-type="float" office:value="112.627261627262">
            <text:p>112,6272616273</text:p>
          </table:table-cell>
          <table:table-cell table:style-name="ce18" table:formula="of:=AVERAGE([Overview.B510:.KK510])" office:value-type="float" office:value="985.80697080697">
            <text:p>985,806970807</text:p>
          </table:table-cell>
          <table:table-cell table:style-name="ce18" table:formula="of:=AVERAGE([Overview.B531:.KK531])" office:value-type="float" office:value="105.566045066045">
            <text:p>105,566045066</text:p>
          </table:table-cell>
          <table:table-cell table:style-name="ce18" table:formula="of:=AVERAGE([Overview.B552:.KK552])" office:value-type="float" office:value="12.2059052059052">
            <text:p>12,2059052059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8">
            <text:p>8</text:p>
          </table:table-cell>
          <table:table-cell table:style-name="ce7" table:formula="of:=AVERAGE([Overview.B70:.KK70])" office:value-type="float" office:value="176.25">
            <text:p>176,25</text:p>
          </table:table-cell>
          <table:table-cell table:style-name="ce7" table:formula="of:=AVERAGE([Overview.B91:.KK91])" office:value-type="float" office:value="1491.25">
            <text:p>1491,25</text:p>
          </table:table-cell>
          <table:table-cell table:style-name="ce7" table:formula="of:=AVERAGE([Overview.B112:.KK112])" office:value-type="float" office:value="136.25">
            <text:p>136,25</text:p>
          </table:table-cell>
          <table:table-cell table:style-name="ce7" table:formula="of:=AVERAGE([Overview.B133:.KK133])" office:value-type="float" office:value="12">
            <text:p>12</text:p>
          </table:table-cell>
          <table:table-cell table:style-name="ce9" table:formula="of:=AVERAGE([Overview.B154:.KK154])" office:value-type="float" office:value="8.66666666666667">
            <text:p>8,6666666667</text:p>
          </table:table-cell>
          <table:table-cell table:style-name="ce9" table:formula="of:=AVERAGE([Overview.B175:.KK175])" office:value-type="float" office:value="167">
            <text:p>167</text:p>
          </table:table-cell>
          <table:table-cell table:style-name="ce9" table:formula="of:=AVERAGE([Overview.B196:.KK196])" office:value-type="float" office:value="1011.66666666667">
            <text:p>1011,6666666667</text:p>
          </table:table-cell>
          <table:table-cell table:style-name="ce9" table:formula="of:=AVERAGE([Overview.B217:.KK217])" office:value-type="float" office:value="96.6666666666667">
            <text:p>96,6666666667</text:p>
          </table:table-cell>
          <table:table-cell table:style-name="ce9" table:formula="of:=AVERAGE([Overview.B238:.KK238])" office:value-type="float" office:value="4.33333333333333">
            <text:p>4,3333333333</text:p>
          </table:table-cell>
          <table:table-cell table:style-name="ce11" table:formula="of:=AVERAGE([Overview.B259:.KK259])" office:value-type="float" office:value="7">
            <text:p>7</text:p>
          </table:table-cell>
          <table:table-cell table:style-name="ce11" table:formula="of:=AVERAGE([Overview.B280:.KK280])" office:value-type="float" office:value="139">
            <text:p>139</text:p>
          </table:table-cell>
          <table:table-cell table:style-name="ce11" table:formula="of:=AVERAGE([Overview.B301:.KK301])" office:value-type="float" office:value="1407.5">
            <text:p>1407,5</text:p>
          </table:table-cell>
          <table:table-cell table:style-name="ce11" table:formula="of:=AVERAGE([Overview.B322:.KK322])" office:value-type="float" office:value="131">
            <text:p>131</text:p>
          </table:table-cell>
          <table:table-cell table:style-name="ce11" table:formula="of:=AVERAGE([Overview.B343:.KK343])" office:value-type="float" office:value="12.5">
            <text:p>12,5</text:p>
          </table:table-cell>
          <table:table-cell table:style-name="ce13" table:formula="of:=AVERAGE([Overview.B364:.KK364])" office:value-type="float" office:value="0">
            <text:p>#DIV/0!</text:p>
          </table:table-cell>
          <table:table-cell table:style-name="ce13" table:formula="of:=AVERAGE([Overview.B385:.KK385])" office:value-type="float" office:value="0">
            <text:p>#DIV/0!</text:p>
          </table:table-cell>
          <table:table-cell table:style-name="ce13" table:formula="of:=AVERAGE([Overview.B406:.KK406])" office:value-type="float" office:value="0">
            <text:p>#DIV/0!</text:p>
          </table:table-cell>
          <table:table-cell table:style-name="ce13" table:formula="of:=AVERAGE([Overview.B427:.KK427])" office:value-type="float" office:value="0">
            <text:p>#DIV/0!</text:p>
          </table:table-cell>
          <table:table-cell table:style-name="ce13" table:formula="of:=AVERAGE([Overview.B448:.KK448])" office:value-type="float" office:value="0">
            <text:p>#DIV/0!</text:p>
          </table:table-cell>
          <table:table-cell table:style-name="ce18" table:formula="of:=AVERAGE([Overview.B469:.KK469])" office:value-type="float" office:value="6.875">
            <text:p>6,875</text:p>
          </table:table-cell>
          <table:table-cell table:style-name="ce18" table:formula="of:=AVERAGE([Overview.B490:.KK490])" office:value-type="float" office:value="158.75">
            <text:p>158,75</text:p>
          </table:table-cell>
          <table:table-cell table:style-name="ce18" table:formula="of:=AVERAGE([Overview.B511:.KK511])" office:value-type="float" office:value="1257.5">
            <text:p>1257,5</text:p>
          </table:table-cell>
          <table:table-cell table:style-name="ce18" table:formula="of:=AVERAGE([Overview.B532:.KK532])" office:value-type="float" office:value="107.5">
            <text:p>107,5</text:p>
          </table:table-cell>
          <table:table-cell table:style-name="ce18" table:formula="of:=AVERAGE([Overview.B553:.KK553])" office:value-type="float" office:value="16.75">
            <text:p>16,75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8.40628815628816">
            <text:p>8,4062881563</text:p>
          </table:table-cell>
          <table:table-cell table:style-name="ce7" table:formula="of:=AVERAGE([Overview.B71:.KK71])" office:value-type="float" office:value="190.907509157509">
            <text:p>190,9075091575</text:p>
          </table:table-cell>
          <table:table-cell table:style-name="ce7" table:formula="of:=AVERAGE([Overview.B92:.KK92])" office:value-type="float" office:value="1334.07661782662">
            <text:p>1334,0766178266</text:p>
          </table:table-cell>
          <table:table-cell table:style-name="ce7" table:formula="of:=AVERAGE([Overview.B113:.KK113])" office:value-type="float" office:value="113.520451770452">
            <text:p>113,5204517705</text:p>
          </table:table-cell>
          <table:table-cell table:style-name="ce7" table:formula="of:=AVERAGE([Overview.B134:.KK134])" office:value-type="float" office:value="7.35989010989011">
            <text:p>7,3598901099</text:p>
          </table:table-cell>
          <table:table-cell table:style-name="ce9" table:formula="of:=AVERAGE([Overview.B155:.KK155])" office:value-type="float" office:value="7.97222222222222">
            <text:p>7,9722222222</text:p>
          </table:table-cell>
          <table:table-cell table:style-name="ce9" table:formula="of:=AVERAGE([Overview.B176:.KK176])" office:value-type="float" office:value="179.144444444444">
            <text:p>179,1444444444</text:p>
          </table:table-cell>
          <table:table-cell table:style-name="ce9" table:formula="of:=AVERAGE([Overview.B197:.KK197])" office:value-type="float" office:value="1456.19444444444">
            <text:p>1456,1944444445</text:p>
          </table:table-cell>
          <table:table-cell table:style-name="ce9" table:formula="of:=AVERAGE([Overview.B218:.KK218])" office:value-type="float" office:value="124.341666666667">
            <text:p>124,3416666667</text:p>
          </table:table-cell>
          <table:table-cell table:style-name="ce9" table:formula="of:=AVERAGE([Overview.B239:.KK239])" office:value-type="float" office:value="8.69722222222221">
            <text:p>8,6972222222</text:p>
          </table:table-cell>
          <table:table-cell table:style-name="ce11" table:formula="of:=AVERAGE([Overview.B260:.KK260])" office:value-type="float" office:value="6.89957264957265">
            <text:p>6,8995726496</text:p>
          </table:table-cell>
          <table:table-cell table:style-name="ce11" table:formula="of:=AVERAGE([Overview.B281:.KK281])" office:value-type="float" office:value="150.945512820513">
            <text:p>150,9455128205</text:p>
          </table:table-cell>
          <table:table-cell table:style-name="ce11" table:formula="of:=AVERAGE([Overview.B302:.KK302])" office:value-type="float" office:value="1625.42200854701">
            <text:p>1625,422008547</text:p>
          </table:table-cell>
          <table:table-cell table:style-name="ce11" table:formula="of:=AVERAGE([Overview.B323:.KK323])" office:value-type="float" office:value="141.655982905983">
            <text:p>141,655982906</text:p>
          </table:table-cell>
          <table:table-cell table:style-name="ce11" table:formula="of:=AVERAGE([Overview.B344:.KK344])" office:value-type="float" office:value="23.4519230769231">
            <text:p>23,4519230769</text:p>
          </table:table-cell>
          <table:table-cell table:style-name="ce13" table:formula="of:=AVERAGE([Overview.B365:.KK365])" office:value-type="float" office:value="7.60846560846561">
            <text:p>7,6084656085</text:p>
          </table:table-cell>
          <table:table-cell table:style-name="ce13" table:formula="of:=AVERAGE([Overview.B386:.KK386])" office:value-type="float" office:value="172.439153439153">
            <text:p>172,4391534392</text:p>
          </table:table-cell>
          <table:table-cell table:style-name="ce13" table:formula="of:=AVERAGE([Overview.B407:.KK407])" office:value-type="float" office:value="1441.1746031746">
            <text:p>1441,1746031746</text:p>
          </table:table-cell>
          <table:table-cell table:style-name="ce13" table:formula="of:=AVERAGE([Overview.B428:.KK428])" office:value-type="float" office:value="125.827513227513">
            <text:p>125,8275132275</text:p>
          </table:table-cell>
          <table:table-cell table:style-name="ce13" table:formula="of:=AVERAGE([Overview.B449:.KK449])" office:value-type="float" office:value="8.6804232804233">
            <text:p>8,6804232804</text:p>
          </table:table-cell>
          <table:table-cell table:style-name="ce18" table:formula="of:=AVERAGE([Overview.B470:.KK470])" office:value-type="float" office:value="7.76857912976512">
            <text:p>7,7685791298</text:p>
          </table:table-cell>
          <table:table-cell table:style-name="ce18" table:formula="of:=AVERAGE([Overview.B491:.KK491])" office:value-type="float" office:value="172.3720318316">
            <text:p>172,3720318316</text:p>
          </table:table-cell>
          <table:table-cell table:style-name="ce18" table:formula="of:=AVERAGE([Overview.B512:.KK512])" office:value-type="float" office:value="1416.49642361232">
            <text:p>1416,4964236123</text:p>
          </table:table-cell>
          <table:table-cell table:style-name="ce18" table:formula="of:=AVERAGE([Overview.B533:.KK533])" office:value-type="float" office:value="120.599537928379">
            <text:p>120,5995379284</text:p>
          </table:table-cell>
          <table:table-cell table:style-name="ce18" table:formula="of:=AVERAGE([Overview.B554:.KK554])" office:value-type="float" office:value="12.5157466073908">
            <text:p>12,5157466074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8.94553872053872">
            <text:p>8,9455387205</text:p>
          </table:table-cell>
          <table:table-cell table:style-name="ce7" table:formula="of:=AVERAGE([Overview.B72:.KK72])" office:value-type="float" office:value="211.892255892256">
            <text:p>211,8922558923</text:p>
          </table:table-cell>
          <table:table-cell table:style-name="ce7" table:formula="of:=AVERAGE([Overview.B93:.KK93])" office:value-type="float" office:value="1722.13804713805">
            <text:p>1722,1380471381</text:p>
          </table:table-cell>
          <table:table-cell table:style-name="ce7" table:formula="of:=AVERAGE([Overview.B114:.KK114])" office:value-type="float" office:value="140.30101010101">
            <text:p>140,301010101</text:p>
          </table:table-cell>
          <table:table-cell table:style-name="ce7" table:formula="of:=AVERAGE([Overview.B135:.KK135])" office:value-type="float" office:value="10.1355218855219">
            <text:p>10,1355218855</text:p>
          </table:table-cell>
          <table:table-cell table:style-name="ce9" table:formula="of:=AVERAGE([Overview.B156:.KK156])" office:value-type="float" office:value="8.56950191570881">
            <text:p>8,5695019157</text:p>
          </table:table-cell>
          <table:table-cell table:style-name="ce9" table:formula="of:=AVERAGE([Overview.B177:.KK177])" office:value-type="float" office:value="209.535128626163">
            <text:p>209,5351286262</text:p>
          </table:table-cell>
          <table:table-cell table:style-name="ce9" table:formula="of:=AVERAGE([Overview.B198:.KK198])" office:value-type="float" office:value="1654.40985221675">
            <text:p>1654,4098522168</text:p>
          </table:table-cell>
          <table:table-cell table:style-name="ce9" table:formula="of:=AVERAGE([Overview.B219:.KK219])" office:value-type="float" office:value="129.7182484948">
            <text:p>129,7182484948</text:p>
          </table:table-cell>
          <table:table-cell table:style-name="ce9" table:formula="of:=AVERAGE([Overview.B240:.KK240])" office:value-type="float" office:value="14.4384455391352">
            <text:p>14,4384455391</text:p>
          </table:table-cell>
          <table:table-cell table:style-name="ce11" table:formula="of:=AVERAGE([Overview.B261:.KK261])" office:value-type="float" office:value="7.96519524617997">
            <text:p>7,9651952462</text:p>
          </table:table-cell>
          <table:table-cell table:style-name="ce11" table:formula="of:=AVERAGE([Overview.B282:.KK282])" office:value-type="float" office:value="184.749575551782">
            <text:p>184,7495755518</text:p>
          </table:table-cell>
          <table:table-cell table:style-name="ce11" table:formula="of:=AVERAGE([Overview.B303:.KK303])" office:value-type="float" office:value="1771.31154499151">
            <text:p>1771,3115449915</text:p>
          </table:table-cell>
          <table:table-cell table:style-name="ce11" table:formula="of:=AVERAGE([Overview.B324:.KK324])" office:value-type="float" office:value="147.323429541596">
            <text:p>147,3234295416</text:p>
          </table:table-cell>
          <table:table-cell table:style-name="ce11" table:formula="of:=AVERAGE([Overview.B345:.KK345])" office:value-type="float" office:value="13.0271646859083">
            <text:p>13,0271646859</text:p>
          </table:table-cell>
          <table:table-cell table:style-name="ce13" table:formula="of:=AVERAGE([Overview.B366:.KK366])" office:value-type="float" office:value="8.28333333333333">
            <text:p>8,2833333333</text:p>
          </table:table-cell>
          <table:table-cell table:style-name="ce13" table:formula="of:=AVERAGE([Overview.B387:.KK387])" office:value-type="float" office:value="205.177222222222">
            <text:p>205,1772222222</text:p>
          </table:table-cell>
          <table:table-cell table:style-name="ce13" table:formula="of:=AVERAGE([Overview.B408:.KK408])" office:value-type="float" office:value="1670.68333333333">
            <text:p>1670,6833333333</text:p>
          </table:table-cell>
          <table:table-cell table:style-name="ce13" table:formula="of:=AVERAGE([Overview.B429:.KK429])" office:value-type="float" office:value="130.516111111111">
            <text:p>130,5161111111</text:p>
          </table:table-cell>
          <table:table-cell table:style-name="ce13" table:formula="of:=AVERAGE([Overview.B450:.KK450])" office:value-type="float" office:value="14.3666666666667">
            <text:p>14,3666666667</text:p>
          </table:table-cell>
          <table:table-cell table:style-name="ce18" table:formula="of:=AVERAGE([Overview.B471:.KK471])" office:value-type="float" office:value="8.02630101036747">
            <text:p>8,0263010104</text:p>
          </table:table-cell>
          <table:table-cell table:style-name="ce18" table:formula="of:=AVERAGE([Overview.B492:.KK492])" office:value-type="float" office:value="190.349903590092">
            <text:p>190,3499035901</text:p>
          </table:table-cell>
          <table:table-cell table:style-name="ce18" table:formula="of:=AVERAGE([Overview.B513:.KK513])" office:value-type="float" office:value="1703.56065031153">
            <text:p>1703,5606503115</text:p>
          </table:table-cell>
          <table:table-cell table:style-name="ce18" table:formula="of:=AVERAGE([Overview.B534:.KK534])" office:value-type="float" office:value="135.021056039175">
            <text:p>135,0210560392</text:p>
          </table:table-cell>
          <table:table-cell table:style-name="ce18" table:formula="of:=AVERAGE([Overview.B555:.KK555])" office:value-type="float" office:value="14.4645065508492">
            <text:p>14,4645065508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9.35823545861298">
            <text:p>9,3582354586</text:p>
          </table:table-cell>
          <table:table-cell table:style-name="ce7" table:formula="of:=AVERAGE([Overview.B73:.KK73])" office:value-type="float" office:value="243.395315995526">
            <text:p>243,3953159955</text:p>
          </table:table-cell>
          <table:table-cell table:style-name="ce7" table:formula="of:=AVERAGE([Overview.B94:.KK94])" office:value-type="float" office:value="2068.2846057047">
            <text:p>2068,2846057047</text:p>
          </table:table-cell>
          <table:table-cell table:style-name="ce7" table:formula="of:=AVERAGE([Overview.B115:.KK115])" office:value-type="float" office:value="147.641177293065">
            <text:p>147,6411772931</text:p>
          </table:table-cell>
          <table:table-cell table:style-name="ce7" table:formula="of:=AVERAGE([Overview.B136:.KK136])" office:value-type="float" office:value="10.029725950783">
            <text:p>10,0297259508</text:p>
          </table:table-cell>
          <table:table-cell table:style-name="ce9" table:formula="of:=AVERAGE([Overview.B157:.KK157])" office:value-type="float" office:value="8.64904984107662">
            <text:p>8,6490498411</text:p>
          </table:table-cell>
          <table:table-cell table:style-name="ce9" table:formula="of:=AVERAGE([Overview.B178:.KK178])" office:value-type="float" office:value="228.829809216804">
            <text:p>228,8298092168</text:p>
          </table:table-cell>
          <table:table-cell table:style-name="ce9" table:formula="of:=AVERAGE([Overview.B199:.KK199])" office:value-type="float" office:value="2070.61829835516">
            <text:p>2070,6182983552</text:p>
          </table:table-cell>
          <table:table-cell table:style-name="ce9" table:formula="of:=AVERAGE([Overview.B220:.KK220])" office:value-type="float" office:value="146.15480189055">
            <text:p>146,1548018906</text:p>
          </table:table-cell>
          <table:table-cell table:style-name="ce9" table:formula="of:=AVERAGE([Overview.B241:.KK241])" office:value-type="float" office:value="10.9213629840025">
            <text:p>10,921362984</text:p>
          </table:table-cell>
          <table:table-cell table:style-name="ce11" table:formula="of:=AVERAGE([Overview.B262:.KK262])" office:value-type="float" office:value="8.91829084973645">
            <text:p>8,9182908497</text:p>
          </table:table-cell>
          <table:table-cell table:style-name="ce11" table:formula="of:=AVERAGE([Overview.B283:.KK283])" office:value-type="float" office:value="232.756975761447">
            <text:p>232,7569757614</text:p>
          </table:table-cell>
          <table:table-cell table:style-name="ce11" table:formula="of:=AVERAGE([Overview.B304:.KK304])" office:value-type="float" office:value="2122.47733885588">
            <text:p>2122,4773388559</text:p>
          </table:table-cell>
          <table:table-cell table:style-name="ce11" table:formula="of:=AVERAGE([Overview.B325:.KK325])" office:value-type="float" office:value="153.848959038974">
            <text:p>153,848959039</text:p>
          </table:table-cell>
          <table:table-cell table:style-name="ce11" table:formula="of:=AVERAGE([Overview.B346:.KK346])" office:value-type="float" office:value="11.0873575009194">
            <text:p>11,0873575009</text:p>
          </table:table-cell>
          <table:table-cell table:style-name="ce13" table:formula="of:=AVERAGE([Overview.B367:.KK367])" office:value-type="float" office:value="8.84120347597967">
            <text:p>8,841203476</text:p>
          </table:table-cell>
          <table:table-cell table:style-name="ce13" table:formula="of:=AVERAGE([Overview.B388:.KK388])" office:value-type="float" office:value="235.085915723889">
            <text:p>235,0859157239</text:p>
          </table:table-cell>
          <table:table-cell table:style-name="ce13" table:formula="of:=AVERAGE([Overview.B409:.KK409])" office:value-type="float" office:value="2058.06115756681">
            <text:p>2058,0611575668</text:p>
          </table:table-cell>
          <table:table-cell table:style-name="ce13" table:formula="of:=AVERAGE([Overview.B430:.KK430])" office:value-type="float" office:value="143.460567306116">
            <text:p>143,4605673061</text:p>
          </table:table-cell>
          <table:table-cell table:style-name="ce13" table:formula="of:=AVERAGE([Overview.B451:.KK451])" office:value-type="float" office:value="12.6841695359895">
            <text:p>12,684169536</text:p>
          </table:table-cell>
          <table:table-cell table:style-name="ce18" table:formula="of:=AVERAGE([Overview.B472:.KK472])" office:value-type="float" office:value="8.42635096397831">
            <text:p>8,426350964</text:p>
          </table:table-cell>
          <table:table-cell table:style-name="ce18" table:formula="of:=AVERAGE([Overview.B493:.KK493])" office:value-type="float" office:value="222.401832153393">
            <text:p>222,4018321534</text:p>
          </table:table-cell>
          <table:table-cell table:style-name="ce18" table:formula="of:=AVERAGE([Overview.B514:.KK514])" office:value-type="float" office:value="2014.86797908462">
            <text:p>2014,8679790846</text:p>
          </table:table-cell>
          <table:table-cell table:style-name="ce18" table:formula="of:=AVERAGE([Overview.B535:.KK535])" office:value-type="float" office:value="141.956558150692">
            <text:p>141,9565581507</text:p>
          </table:table-cell>
          <table:table-cell table:style-name="ce18" table:formula="of:=AVERAGE([Overview.B556:.KK556])" office:value-type="float" office:value="14.8738636176198">
            <text:p>14,8738636176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9.83539452495974">
            <text:p>9,835394525</text:p>
          </table:table-cell>
          <table:table-cell table:style-name="ce7" table:formula="of:=AVERAGE([Overview.B74:.KK74])" office:value-type="float" office:value="272.937375201288">
            <text:p>272,9373752013</text:p>
          </table:table-cell>
          <table:table-cell table:style-name="ce7" table:formula="of:=AVERAGE([Overview.B95:.KK95])" office:value-type="float" office:value="2409.61296296296">
            <text:p>2409,612962963</text:p>
          </table:table-cell>
          <table:table-cell table:style-name="ce7" table:formula="of:=AVERAGE([Overview.B116:.KK116])" office:value-type="float" office:value="159.245169082125">
            <text:p>159,2451690821</text:p>
          </table:table-cell>
          <table:table-cell table:style-name="ce7" table:formula="of:=AVERAGE([Overview.B137:.KK137])" office:value-type="float" office:value="13.3966344605475">
            <text:p>13,3966344605</text:p>
          </table:table-cell>
          <table:table-cell table:style-name="ce9" table:formula="of:=AVERAGE([Overview.B158:.KK158])" office:value-type="float" office:value="9.34340789234406">
            <text:p>9,3434078923</text:p>
          </table:table-cell>
          <table:table-cell table:style-name="ce9" table:formula="of:=AVERAGE([Overview.B179:.KK179])" office:value-type="float" office:value="267.690416439353">
            <text:p>267,6904164394</text:p>
          </table:table-cell>
          <table:table-cell table:style-name="ce9" table:formula="of:=AVERAGE([Overview.B200:.KK200])" office:value-type="float" office:value="2458.81442080378">
            <text:p>2458,8144208038</text:p>
          </table:table-cell>
          <table:table-cell table:style-name="ce9" table:formula="of:=AVERAGE([Overview.B221:.KK221])" office:value-type="float" office:value="158.127159483543">
            <text:p>158,1271594835</text:p>
          </table:table-cell>
          <table:table-cell table:style-name="ce9" table:formula="of:=AVERAGE([Overview.B242:.KK242])" office:value-type="float" office:value="11.5082833242408">
            <text:p>11,5082833242</text:p>
          </table:table-cell>
          <table:table-cell table:style-name="ce11" table:formula="of:=AVERAGE([Overview.B263:.KK263])" office:value-type="float" office:value="9.28333333333333">
            <text:p>9,2833333333</text:p>
          </table:table-cell>
          <table:table-cell table:style-name="ce11" table:formula="of:=AVERAGE([Overview.B284:.KK284])" office:value-type="float" office:value="257.725">
            <text:p>257,725</text:p>
          </table:table-cell>
          <table:table-cell table:style-name="ce11" table:formula="of:=AVERAGE([Overview.B305:.KK305])" office:value-type="float" office:value="2488.83333333333">
            <text:p>2488,8333333333</text:p>
          </table:table-cell>
          <table:table-cell table:style-name="ce11" table:formula="of:=AVERAGE([Overview.B326:.KK326])" office:value-type="float" office:value="167.998809523809">
            <text:p>167,9988095238</text:p>
          </table:table-cell>
          <table:table-cell table:style-name="ce11" table:formula="of:=AVERAGE([Overview.B347:.KK347])" office:value-type="float" office:value="12.7190476190476">
            <text:p>12,719047619</text:p>
          </table:table-cell>
          <table:table-cell table:style-name="ce13" table:formula="of:=AVERAGE([Overview.B368:.KK368])" office:value-type="float" office:value="9.67462928153718">
            <text:p>9,6746292815</text:p>
          </table:table-cell>
          <table:table-cell table:style-name="ce13" table:formula="of:=AVERAGE([Overview.B389:.KK389])" office:value-type="float" office:value="268.548506683375">
            <text:p>268,5485066834</text:p>
          </table:table-cell>
          <table:table-cell table:style-name="ce13" table:formula="of:=AVERAGE([Overview.B410:.KK410])" office:value-type="float" office:value="2391.91363826232">
            <text:p>2391,9136382623</text:p>
          </table:table-cell>
          <table:table-cell table:style-name="ce13" table:formula="of:=AVERAGE([Overview.B431:.KK431])" office:value-type="float" office:value="152.758850250627">
            <text:p>152,7588502506</text:p>
          </table:table-cell>
          <table:table-cell table:style-name="ce13" table:formula="of:=AVERAGE([Overview.B452:.KK452])" office:value-type="float" office:value="14.4302422723475">
            <text:p>14,4302422723</text:p>
          </table:table-cell>
          <table:table-cell table:style-name="ce18" table:formula="of:=AVERAGE([Overview.B473:.KK473])" office:value-type="float" office:value="8.9031307419657">
            <text:p>8,903130742</text:p>
          </table:table-cell>
          <table:table-cell table:style-name="ce18" table:formula="of:=AVERAGE([Overview.B494:.KK494])" office:value-type="float" office:value="252.056051068672">
            <text:p>252,0560510687</text:p>
          </table:table-cell>
          <table:table-cell table:style-name="ce18" table:formula="of:=AVERAGE([Overview.B515:.KK515])" office:value-type="float" office:value="2390.06817651964">
            <text:p>2390,0681765196</text:p>
          </table:table-cell>
          <table:table-cell table:style-name="ce18" table:formula="of:=AVERAGE([Overview.B536:.KK536])" office:value-type="float" office:value="155.242311051049">
            <text:p>155,242311051</text:p>
          </table:table-cell>
          <table:table-cell table:style-name="ce18" table:formula="of:=AVERAGE([Overview.B557:.KK557])" office:value-type="float" office:value="16.2867456168427">
            <text:p>16,2867456168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12.0227272727273">
            <text:p>12,0227272727</text:p>
          </table:table-cell>
          <table:table-cell table:style-name="ce7" table:formula="of:=AVERAGE([Overview.B75:.KK75])" office:value-type="float" office:value="354.042929292929">
            <text:p>354,0429292929</text:p>
          </table:table-cell>
          <table:table-cell table:style-name="ce7" table:formula="of:=AVERAGE([Overview.B96:.KK96])" office:value-type="float" office:value="2883.83207070707">
            <text:p>2883,8320707071</text:p>
          </table:table-cell>
          <table:table-cell table:style-name="ce7" table:formula="of:=AVERAGE([Overview.B117:.KK117])" office:value-type="float" office:value="168.404040404041">
            <text:p>168,404040404</text:p>
          </table:table-cell>
          <table:table-cell table:style-name="ce7" table:formula="of:=AVERAGE([Overview.B138:.KK138])" office:value-type="float" office:value="13.4595959595959">
            <text:p>13,4595959596</text:p>
          </table:table-cell>
          <table:table-cell table:style-name="ce9" table:formula="of:=AVERAGE([Overview.B159:.KK159])" office:value-type="float" office:value="10.5055555555556">
            <text:p>10,5055555556</text:p>
          </table:table-cell>
          <table:table-cell table:style-name="ce9" table:formula="of:=AVERAGE([Overview.B180:.KK180])" office:value-type="float" office:value="328.713888888889">
            <text:p>328,7138888889</text:p>
          </table:table-cell>
          <table:table-cell table:style-name="ce9" table:formula="of:=AVERAGE([Overview.B201:.KK201])" office:value-type="float" office:value="2829.30555555556">
            <text:p>2829,3055555556</text:p>
          </table:table-cell>
          <table:table-cell table:style-name="ce9" table:formula="of:=AVERAGE([Overview.B222:.KK222])" office:value-type="float" office:value="164.869444444444">
            <text:p>164,8694444444</text:p>
          </table:table-cell>
          <table:table-cell table:style-name="ce9" table:formula="of:=AVERAGE([Overview.B243:.KK243])" office:value-type="float" office:value="16.1944444444444">
            <text:p>16,1944444444</text:p>
          </table:table-cell>
          <table:table-cell table:style-name="ce11" table:formula="of:=AVERAGE([Overview.B264:.KK264])" office:value-type="float" office:value="10.3578703703704">
            <text:p>10,3578703704</text:p>
          </table:table-cell>
          <table:table-cell table:style-name="ce11" table:formula="of:=AVERAGE([Overview.B285:.KK285])" office:value-type="float" office:value="311.331018518518">
            <text:p>311,3310185185</text:p>
          </table:table-cell>
          <table:table-cell table:style-name="ce11" table:formula="of:=AVERAGE([Overview.B306:.KK306])" office:value-type="float" office:value="2884.13888888889">
            <text:p>2884,1388888889</text:p>
          </table:table-cell>
          <table:table-cell table:style-name="ce11" table:formula="of:=AVERAGE([Overview.B327:.KK327])" office:value-type="float" office:value="177.499537037037">
            <text:p>177,499537037</text:p>
          </table:table-cell>
          <table:table-cell table:style-name="ce11" table:formula="of:=AVERAGE([Overview.B348:.KK348])" office:value-type="float" office:value="11.9513888888889">
            <text:p>11,9513888889</text:p>
          </table:table-cell>
          <table:table-cell table:style-name="ce13" table:formula="of:=AVERAGE([Overview.B369:.KK369])" office:value-type="float" office:value="8.54545454545455">
            <text:p>8,5454545455</text:p>
          </table:table-cell>
          <table:table-cell table:style-name="ce13" table:formula="of:=AVERAGE([Overview.B390:.KK390])" office:value-type="float" office:value="282.469696969697">
            <text:p>282,4696969697</text:p>
          </table:table-cell>
          <table:table-cell table:style-name="ce13" table:formula="of:=AVERAGE([Overview.B411:.KK411])" office:value-type="float" office:value="2756.51515151515">
            <text:p>2756,5151515152</text:p>
          </table:table-cell>
          <table:table-cell table:style-name="ce13" table:formula="of:=AVERAGE([Overview.B432:.KK432])" office:value-type="float" office:value="157.957575757576">
            <text:p>157,9575757576</text:p>
          </table:table-cell>
          <table:table-cell table:style-name="ce13" table:formula="of:=AVERAGE([Overview.B453:.KK453])" office:value-type="float" office:value="20.8242424242424">
            <text:p>20,8242424242</text:p>
          </table:table-cell>
          <table:table-cell table:style-name="ce18" table:formula="of:=AVERAGE([Overview.B474:.KK474])" office:value-type="float" office:value="9.67509018759019">
            <text:p>9,6750901876</text:p>
          </table:table-cell>
          <table:table-cell table:style-name="ce18" table:formula="of:=AVERAGE([Overview.B495:.KK495])" office:value-type="float" office:value="304.628445165945">
            <text:p>304,6284451659</text:p>
          </table:table-cell>
          <table:table-cell table:style-name="ce18" table:formula="of:=AVERAGE([Overview.B516:.KK516])" office:value-type="float" office:value="2854.2812950938">
            <text:p>2854,2812950938</text:p>
          </table:table-cell>
          <table:table-cell table:style-name="ce18" table:formula="of:=AVERAGE([Overview.B537:.KK537])" office:value-type="float" office:value="165.714718614719">
            <text:p>165,7147186147</text:p>
          </table:table-cell>
          <table:table-cell table:style-name="ce18" table:formula="of:=AVERAGE([Overview.B558:.KK558])" office:value-type="float" office:value="17.2676226551226">
            <text:p>17,2676226551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1.2699834412163">
            <text:p>11,2699834412</text:p>
          </table:table-cell>
          <table:table-cell table:style-name="ce7" table:formula="of:=AVERAGE([Overview.B76:.KK76])" office:value-type="float" office:value="379.656920400756">
            <text:p>379,6569204008</text:p>
          </table:table-cell>
          <table:table-cell table:style-name="ce7" table:formula="of:=AVERAGE([Overview.B97:.KK97])" office:value-type="float" office:value="3473.05619114523">
            <text:p>3473,0561911452</text:p>
          </table:table-cell>
          <table:table-cell table:style-name="ce7" table:formula="of:=AVERAGE([Overview.B118:.KK118])" office:value-type="float" office:value="191.624963620854">
            <text:p>191,6249636209</text:p>
          </table:table-cell>
          <table:table-cell table:style-name="ce7" table:formula="of:=AVERAGE([Overview.B139:.KK139])" office:value-type="float" office:value="14.3899225584157">
            <text:p>14,3899225584</text:p>
          </table:table-cell>
          <table:table-cell table:style-name="ce9" table:formula="of:=AVERAGE([Overview.B160:.KK160])" office:value-type="float" office:value="10.7349557404148">
            <text:p>10,7349557404</text:p>
          </table:table-cell>
          <table:table-cell table:style-name="ce9" table:formula="of:=AVERAGE([Overview.B181:.KK181])" office:value-type="float" office:value="363.011311523489">
            <text:p>363,0113115235</text:p>
          </table:table-cell>
          <table:table-cell table:style-name="ce9" table:formula="of:=AVERAGE([Overview.B202:.KK202])" office:value-type="float" office:value="3372.98105636432">
            <text:p>3372,9810563643</text:p>
          </table:table-cell>
          <table:table-cell table:style-name="ce9" table:formula="of:=AVERAGE([Overview.B223:.KK223])" office:value-type="float" office:value="182.226323788194">
            <text:p>182,2263237882</text:p>
          </table:table-cell>
          <table:table-cell table:style-name="ce9" table:formula="of:=AVERAGE([Overview.B244:.KK244])" office:value-type="float" office:value="17.152382285501">
            <text:p>17,1523822855</text:p>
          </table:table-cell>
          <table:table-cell table:style-name="ce11" table:formula="of:=AVERAGE([Overview.B265:.KK265])" office:value-type="float" office:value="10.8111672278339">
            <text:p>10,8111672278</text:p>
          </table:table-cell>
          <table:table-cell table:style-name="ce11" table:formula="of:=AVERAGE([Overview.B286:.KK286])" office:value-type="float" office:value="346.59918630752">
            <text:p>346,5991863075</text:p>
          </table:table-cell>
          <table:table-cell table:style-name="ce11" table:formula="of:=AVERAGE([Overview.B307:.KK307])" office:value-type="float" office:value="3579.41989337823">
            <text:p>3579,4198933782</text:p>
          </table:table-cell>
          <table:table-cell table:style-name="ce11" table:formula="of:=AVERAGE([Overview.B328:.KK328])" office:value-type="float" office:value="208.648849607183">
            <text:p>208,6488496072</text:p>
          </table:table-cell>
          <table:table-cell table:style-name="ce11" table:formula="of:=AVERAGE([Overview.B349:.KK349])" office:value-type="float" office:value="16.8880471380471">
            <text:p>16,888047138</text:p>
          </table:table-cell>
          <table:table-cell table:style-name="ce13" table:formula="of:=AVERAGE([Overview.B370:.KK370])" office:value-type="float" office:value="10.8605442176871">
            <text:p>10,8605442177</text:p>
          </table:table-cell>
          <table:table-cell table:style-name="ce13" table:formula="of:=AVERAGE([Overview.B391:.KK391])" office:value-type="float" office:value="369.122448979592">
            <text:p>369,1224489796</text:p>
          </table:table-cell>
          <table:table-cell table:style-name="ce13" table:formula="of:=AVERAGE([Overview.B412:.KK412])" office:value-type="float" office:value="3188.16326530612">
            <text:p>3188,1632653061</text:p>
          </table:table-cell>
          <table:table-cell table:style-name="ce13" table:formula="of:=AVERAGE([Overview.B433:.KK433])" office:value-type="float" office:value="172.547619047619">
            <text:p>172,5476190476</text:p>
          </table:table-cell>
          <table:table-cell table:style-name="ce13" table:formula="of:=AVERAGE([Overview.B454:.KK454])" office:value-type="float" office:value="21.9081632653061">
            <text:p>21,9081632653</text:p>
          </table:table-cell>
          <table:table-cell table:style-name="ce18" table:formula="of:=AVERAGE([Overview.B475:.KK475])" office:value-type="float" office:value="10.2836537317571">
            <text:p>10,2836537318</text:p>
          </table:table-cell>
          <table:table-cell table:style-name="ce18" table:formula="of:=AVERAGE([Overview.B496:.KK496])" office:value-type="float" office:value="347.749688946962">
            <text:p>347,749688947</text:p>
          </table:table-cell>
          <table:table-cell table:style-name="ce18" table:formula="of:=AVERAGE([Overview.B517:.KK517])" office:value-type="float" office:value="3312.04999686188">
            <text:p>3312,0499968619</text:p>
          </table:table-cell>
          <table:table-cell table:style-name="ce18" table:formula="of:=AVERAGE([Overview.B538:.KK538])" office:value-type="float" office:value="179.144678630829">
            <text:p>179,1446786308</text:p>
          </table:table-cell>
          <table:table-cell table:style-name="ce18" table:formula="of:=AVERAGE([Overview.B559:.KK559])" office:value-type="float" office:value="22.3277804158662">
            <text:p>22,3277804159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1.5742556281772">
            <text:p>11,5742556282</text:p>
          </table:table-cell>
          <table:table-cell table:style-name="ce7" table:formula="of:=AVERAGE([Overview.B77:.KK77])" office:value-type="float" office:value="426.260348583878">
            <text:p>426,2603485839</text:p>
          </table:table-cell>
          <table:table-cell table:style-name="ce7" table:formula="of:=AVERAGE([Overview.B98:.KK98])" office:value-type="float" office:value="3953.78540305011">
            <text:p>3953,7854030501</text:p>
          </table:table-cell>
          <table:table-cell table:style-name="ce7" table:formula="of:=AVERAGE([Overview.B119:.KK119])" office:value-type="float" office:value="198.509077705156">
            <text:p>198,5090777052</text:p>
          </table:table-cell>
          <table:table-cell table:style-name="ce7" table:formula="of:=AVERAGE([Overview.B140:.KK140])" office:value-type="float" office:value="21.1859114015977">
            <text:p>21,1859114016</text:p>
          </table:table-cell>
          <table:table-cell table:style-name="ce9" table:formula="of:=AVERAGE([Overview.B161:.KK161])" office:value-type="float" office:value="11.6666666666667">
            <text:p>11,6666666667</text:p>
          </table:table-cell>
          <table:table-cell table:style-name="ce9" table:formula="of:=AVERAGE([Overview.B182:.KK182])" office:value-type="float" office:value="442.105555555556">
            <text:p>442,1055555556</text:p>
          </table:table-cell>
          <table:table-cell table:style-name="ce9" table:formula="of:=AVERAGE([Overview.B203:.KK203])" office:value-type="float" office:value="4168.52777777778">
            <text:p>4168,5277777778</text:p>
          </table:table-cell>
          <table:table-cell table:style-name="ce9" table:formula="of:=AVERAGE([Overview.B224:.KK224])" office:value-type="float" office:value="206.2">
            <text:p>206,2</text:p>
          </table:table-cell>
          <table:table-cell table:style-name="ce9" table:formula="of:=AVERAGE([Overview.B245:.KK245])" office:value-type="float" office:value="14.15">
            <text:p>14,15</text:p>
          </table:table-cell>
          <table:table-cell table:style-name="ce11" table:formula="of:=AVERAGE([Overview.B266:.KK266])" office:value-type="float" office:value="11.5872005282022">
            <text:p>11,5872005282</text:p>
          </table:table-cell>
          <table:table-cell table:style-name="ce11" table:formula="of:=AVERAGE([Overview.B287:.KK287])" office:value-type="float" office:value="400.896151669496">
            <text:p>400,8961516695</text:p>
          </table:table-cell>
          <table:table-cell table:style-name="ce11" table:formula="of:=AVERAGE([Overview.B308:.KK308])" office:value-type="float" office:value="3998.14563289945">
            <text:p>3998,1456328995</text:p>
          </table:table-cell>
          <table:table-cell table:style-name="ce11" table:formula="of:=AVERAGE([Overview.B329:.KK329])" office:value-type="float" office:value="213.784380305603">
            <text:p>213,7843803056</text:p>
          </table:table-cell>
          <table:table-cell table:style-name="ce11" table:formula="of:=AVERAGE([Overview.B350:.KK350])" office:value-type="float" office:value="15.0060837577816">
            <text:p>15,0060837578</text:p>
          </table:table-cell>
          <table:table-cell table:style-name="ce13" table:formula="of:=AVERAGE([Overview.B371:.KK371])" office:value-type="float" office:value="10.4489898989899">
            <text:p>10,448989899</text:p>
          </table:table-cell>
          <table:table-cell table:style-name="ce13" table:formula="of:=AVERAGE([Overview.B392:.KK392])" office:value-type="float" office:value="383.897727272727">
            <text:p>383,8977272727</text:p>
          </table:table-cell>
          <table:table-cell table:style-name="ce13" table:formula="of:=AVERAGE([Overview.B413:.KK413])" office:value-type="float" office:value="3874.25883838384">
            <text:p>3874,2588383838</text:p>
          </table:table-cell>
          <table:table-cell table:style-name="ce13" table:formula="of:=AVERAGE([Overview.B434:.KK434])" office:value-type="float" office:value="196.534595959596">
            <text:p>196,5345959596</text:p>
          </table:table-cell>
          <table:table-cell table:style-name="ce13" table:formula="of:=AVERAGE([Overview.B455:.KK455])" office:value-type="float" office:value="20.1159090909091">
            <text:p>20,1159090909</text:p>
          </table:table-cell>
          <table:table-cell table:style-name="ce18" table:formula="of:=AVERAGE([Overview.B476:.KK476])" office:value-type="float" office:value="9.9120038259206">
            <text:p>9,9120038259</text:p>
          </table:table-cell>
          <table:table-cell table:style-name="ce18" table:formula="of:=AVERAGE([Overview.B497:.KK497])" office:value-type="float" office:value="376.610664753706">
            <text:p>376,6106647537</text:p>
          </table:table-cell>
          <table:table-cell table:style-name="ce18" table:formula="of:=AVERAGE([Overview.B518:.KK518])" office:value-type="float" office:value="3864.02367288379">
            <text:p>3864,0236728838</text:p>
          </table:table-cell>
          <table:table-cell table:style-name="ce18" table:formula="of:=AVERAGE([Overview.B539:.KK539])" office:value-type="float" office:value="193.125665550773">
            <text:p>193,1256655508</text:p>
          </table:table-cell>
          <table:table-cell table:style-name="ce18" table:formula="of:=AVERAGE([Overview.B560:.KK560])" office:value-type="float" office:value="23.8937031723259">
            <text:p>23,8937031723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1.5483511586453">
            <text:p>11,5483511586</text:p>
          </table:table-cell>
          <table:table-cell table:style-name="ce7" table:formula="of:=AVERAGE([Overview.B78:.KK78])" office:value-type="float" office:value="464.449643493761">
            <text:p>464,4496434938</text:p>
          </table:table-cell>
          <table:table-cell table:style-name="ce7" table:formula="of:=AVERAGE([Overview.B99:.KK99])" office:value-type="float" office:value="4652.0933600713">
            <text:p>4652,0933600713</text:p>
          </table:table-cell>
          <table:table-cell table:style-name="ce7" table:formula="of:=AVERAGE([Overview.B120:.KK120])" office:value-type="float" office:value="219.385472370767">
            <text:p>219,3854723708</text:p>
          </table:table-cell>
          <table:table-cell table:style-name="ce7" table:formula="of:=AVERAGE([Overview.B141:.KK141])" office:value-type="float" office:value="17.1983065953654">
            <text:p>17,1983065954</text:p>
          </table:table-cell>
          <table:table-cell table:style-name="ce9" table:formula="of:=AVERAGE([Overview.B162:.KK162])" office:value-type="float" office:value="10.9555555555556">
            <text:p>10,9555555556</text:p>
          </table:table-cell>
          <table:table-cell table:style-name="ce9" table:formula="of:=AVERAGE([Overview.B183:.KK183])" office:value-type="float" office:value="439.744444444444">
            <text:p>439,7444444444</text:p>
          </table:table-cell>
          <table:table-cell table:style-name="ce9" table:formula="of:=AVERAGE([Overview.B204:.KK204])" office:value-type="float" office:value="4614.27777777778">
            <text:p>4614,2777777778</text:p>
          </table:table-cell>
          <table:table-cell table:style-name="ce9" table:formula="of:=AVERAGE([Overview.B225:.KK225])" office:value-type="float" office:value="205.144444444444">
            <text:p>205,1444444444</text:p>
          </table:table-cell>
          <table:table-cell table:style-name="ce9" table:formula="of:=AVERAGE([Overview.B246:.KK246])" office:value-type="float" office:value="29.6777777777778">
            <text:p>29,6777777778</text:p>
          </table:table-cell>
          <table:table-cell table:style-name="ce11" table:formula="of:=AVERAGE([Overview.B267:.KK267])" office:value-type="float" office:value="11.6111111111111">
            <text:p>11,6111111111</text:p>
          </table:table-cell>
          <table:table-cell table:style-name="ce11" table:formula="of:=AVERAGE([Overview.B288:.KK288])" office:value-type="float" office:value="478.550925925926">
            <text:p>478,5509259259</text:p>
          </table:table-cell>
          <table:table-cell table:style-name="ce11" table:formula="of:=AVERAGE([Overview.B309:.KK309])" office:value-type="float" office:value="4726.22685185185">
            <text:p>4726,2268518519</text:p>
          </table:table-cell>
          <table:table-cell table:style-name="ce11" table:formula="of:=AVERAGE([Overview.B330:.KK330])" office:value-type="float" office:value="215.064814814815">
            <text:p>215,0648148148</text:p>
          </table:table-cell>
          <table:table-cell table:style-name="ce11" table:formula="of:=AVERAGE([Overview.B351:.KK351])" office:value-type="float" office:value="18.625">
            <text:p>18,625</text:p>
          </table:table-cell>
          <table:table-cell table:style-name="ce13" table:formula="of:=AVERAGE([Overview.B372:.KK372])" office:value-type="float" office:value="9.76719576719576">
            <text:p>9,7671957672</text:p>
          </table:table-cell>
          <table:table-cell table:style-name="ce13" table:formula="of:=AVERAGE([Overview.B393:.KK393])" office:value-type="float" office:value="400.660052910053">
            <text:p>400,6600529101</text:p>
          </table:table-cell>
          <table:table-cell table:style-name="ce13" table:formula="of:=AVERAGE([Overview.B414:.KK414])" office:value-type="float" office:value="4468.87566137566">
            <text:p>4468,8756613757</text:p>
          </table:table-cell>
          <table:table-cell table:style-name="ce13" table:formula="of:=AVERAGE([Overview.B435:.KK435])" office:value-type="float" office:value="209.630952380952">
            <text:p>209,630952381</text:p>
          </table:table-cell>
          <table:table-cell table:style-name="ce13" table:formula="of:=AVERAGE([Overview.B456:.KK456])" office:value-type="float" office:value="27.3015873015873">
            <text:p>27,3015873016</text:p>
          </table:table-cell>
          <table:table-cell table:style-name="ce18" table:formula="of:=AVERAGE([Overview.B477:.KK477])" office:value-type="float" office:value="10.6156169538523">
            <text:p>10,6156169539</text:p>
          </table:table-cell>
          <table:table-cell table:style-name="ce18" table:formula="of:=AVERAGE([Overview.B498:.KK498])" office:value-type="float" office:value="446.424044365221">
            <text:p>446,4240443652</text:p>
          </table:table-cell>
          <table:table-cell table:style-name="ce18" table:formula="of:=AVERAGE([Overview.B519:.KK519])" office:value-type="float" office:value="4610.17008318479">
            <text:p>4610,1700831848</text:p>
          </table:table-cell>
          <table:table-cell table:style-name="ce18" table:formula="of:=AVERAGE([Overview.B540:.KK540])" office:value-type="float" office:value="216.230788274906">
            <text:p>216,2307882749</text:p>
          </table:table-cell>
          <table:table-cell table:style-name="ce18" table:formula="of:=AVERAGE([Overview.B561:.KK561])" office:value-type="float" office:value="20.9614280055457">
            <text:p>20,9614280055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13.0185185185185">
            <text:p>13,0185185185</text:p>
          </table:table-cell>
          <table:table-cell table:style-name="ce7" table:formula="of:=AVERAGE([Overview.B79:.KK79])" office:value-type="float" office:value="534.564814814815">
            <text:p>534,5648148148</text:p>
          </table:table-cell>
          <table:table-cell table:style-name="ce7" table:formula="of:=AVERAGE([Overview.B100:.KK100])" office:value-type="float" office:value="5480.18518518518">
            <text:p>5480,1851851852</text:p>
          </table:table-cell>
          <table:table-cell table:style-name="ce7" table:formula="of:=AVERAGE([Overview.B121:.KK121])" office:value-type="float" office:value="234.212962962963">
            <text:p>234,212962963</text:p>
          </table:table-cell>
          <table:table-cell table:style-name="ce7" table:formula="of:=AVERAGE([Overview.B142:.KK142])" office:value-type="float" office:value="23.8518518518519">
            <text:p>23,8518518519</text:p>
          </table:table-cell>
          <table:table-cell table:style-name="ce9" table:formula="of:=AVERAGE([Overview.B163:.KK163])" office:value-type="float" office:value="10.1296296296296">
            <text:p>10,1296296296</text:p>
          </table:table-cell>
          <table:table-cell table:style-name="ce9" table:formula="of:=AVERAGE([Overview.B184:.KK184])" office:value-type="float" office:value="489.24537037037">
            <text:p>489,2453703704</text:p>
          </table:table-cell>
          <table:table-cell table:style-name="ce9" table:formula="of:=AVERAGE([Overview.B205:.KK205])" office:value-type="float" office:value="5583.68055555556">
            <text:p>5583,6805555556</text:p>
          </table:table-cell>
          <table:table-cell table:style-name="ce9" table:formula="of:=AVERAGE([Overview.B226:.KK226])" office:value-type="float" office:value="227.842592592593">
            <text:p>227,8425925926</text:p>
          </table:table-cell>
          <table:table-cell table:style-name="ce9" table:formula="of:=AVERAGE([Overview.B247:.KK247])" office:value-type="float" office:value="18.3703703703704">
            <text:p>18,3703703704</text:p>
          </table:table-cell>
          <table:table-cell table:style-name="ce11" table:formula="of:=AVERAGE([Overview.B268:.KK268])" office:value-type="float" office:value="11.1862373737374">
            <text:p>11,1862373737</text:p>
          </table:table-cell>
          <table:table-cell table:style-name="ce11" table:formula="of:=AVERAGE([Overview.B289:.KK289])" office:value-type="float" office:value="493.915404040404">
            <text:p>493,9154040404</text:p>
          </table:table-cell>
          <table:table-cell table:style-name="ce11" table:formula="of:=AVERAGE([Overview.B310:.KK310])" office:value-type="float" office:value="5761.43623737374">
            <text:p>5761,4362373737</text:p>
          </table:table-cell>
          <table:table-cell table:style-name="ce11" table:formula="of:=AVERAGE([Overview.B331:.KK331])" office:value-type="float" office:value="252.001262626263">
            <text:p>252,0012626263</text:p>
          </table:table-cell>
          <table:table-cell table:style-name="ce11" table:formula="of:=AVERAGE([Overview.B352:.KK352])" office:value-type="float" office:value="21.6786616161616">
            <text:p>21,6786616162</text:p>
          </table:table-cell>
          <table:table-cell table:style-name="ce13" table:formula="of:=AVERAGE([Overview.B373:.KK373])" office:value-type="float" office:value="13.2361111111111">
            <text:p>13,2361111111</text:p>
          </table:table-cell>
          <table:table-cell table:style-name="ce13" table:formula="of:=AVERAGE([Overview.B394:.KK394])" office:value-type="float" office:value="598.052777777778">
            <text:p>598,0527777778</text:p>
          </table:table-cell>
          <table:table-cell table:style-name="ce13" table:formula="of:=AVERAGE([Overview.B415:.KK415])" office:value-type="float" office:value="5505.30555555556">
            <text:p>5505,3055555556</text:p>
          </table:table-cell>
          <table:table-cell table:style-name="ce13" table:formula="of:=AVERAGE([Overview.B436:.KK436])" office:value-type="float" office:value="195.541666666667">
            <text:p>195,5416666667</text:p>
          </table:table-cell>
          <table:table-cell table:style-name="ce13" table:formula="of:=AVERAGE([Overview.B457:.KK457])" office:value-type="float" office:value="25.25">
            <text:p>25,25</text:p>
          </table:table-cell>
          <table:table-cell table:style-name="ce18" table:formula="of:=AVERAGE([Overview.B478:.KK478])" office:value-type="float" office:value="11.6777706139408">
            <text:p>11,6777706139</text:p>
          </table:table-cell>
          <table:table-cell table:style-name="ce18" table:formula="of:=AVERAGE([Overview.B499:.KK499])" office:value-type="float" office:value="514.328641020131">
            <text:p>514,3286410201</text:p>
          </table:table-cell>
          <table:table-cell table:style-name="ce18" table:formula="of:=AVERAGE([Overview.B520:.KK520])" office:value-type="float" office:value="5449.84758936887">
            <text:p>5449,8475893689</text:p>
          </table:table-cell>
          <table:table-cell table:style-name="ce18" table:formula="of:=AVERAGE([Overview.B541:.KK541])" office:value-type="float" office:value="220.275521169138">
            <text:p>220,2755211691</text:p>
          </table:table-cell>
          <table:table-cell table:style-name="ce18" table:formula="of:=AVERAGE([Overview.B562:.KK562])" office:value-type="float" office:value="25.2928934737445">
            <text:p>25,2928934737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8">
            <text:p>18</text:p>
          </table:table-cell>
          <table:table-cell table:style-name="ce7" table:formula="of:=AVERAGE([Overview.B80:.KK80])" office:value-type="float" office:value="725.5">
            <text:p>725,5</text:p>
          </table:table-cell>
          <table:table-cell table:style-name="ce7" table:formula="of:=AVERAGE([Overview.B101:.KK101])" office:value-type="float" office:value="6562.5">
            <text:p>6562,5</text:p>
          </table:table-cell>
          <table:table-cell table:style-name="ce7" table:formula="of:=AVERAGE([Overview.B122:.KK122])" office:value-type="float" office:value="243.5">
            <text:p>243,5</text:p>
          </table:table-cell>
          <table:table-cell table:style-name="ce7" table:formula="of:=AVERAGE([Overview.B143:.KK143])" office:value-type="float" office:value="13.5">
            <text:p>13,5</text:p>
          </table:table-cell>
          <table:table-cell table:style-name="ce9" table:formula="of:=AVERAGE([Overview.B164:.KK164])" office:value-type="float" office:value="13">
            <text:p>13</text:p>
          </table:table-cell>
          <table:table-cell table:style-name="ce9" table:formula="of:=AVERAGE([Overview.B185:.KK185])" office:value-type="float" office:value="729">
            <text:p>729</text:p>
          </table:table-cell>
          <table:table-cell table:style-name="ce9" table:formula="of:=AVERAGE([Overview.B206:.KK206])" office:value-type="float" office:value="7822.5">
            <text:p>7822,5</text:p>
          </table:table-cell>
          <table:table-cell table:style-name="ce9" table:formula="of:=AVERAGE([Overview.B227:.KK227])" office:value-type="float" office:value="195">
            <text:p>195</text:p>
          </table:table-cell>
          <table:table-cell table:style-name="ce9" table:formula="of:=AVERAGE([Overview.B248:.KK248])" office:value-type="float" office:value="15">
            <text:p>15</text:p>
          </table:table-cell>
          <table:table-cell table:style-name="ce11" table:formula="of:=AVERAGE([Overview.B269:.KK269])" office:value-type="float" office:value="14">
            <text:p>14</text:p>
          </table:table-cell>
          <table:table-cell table:style-name="ce11" table:formula="of:=AVERAGE([Overview.B290:.KK290])" office:value-type="float" office:value="637">
            <text:p>637</text:p>
          </table:table-cell>
          <table:table-cell table:style-name="ce11" table:formula="of:=AVERAGE([Overview.B311:.KK311])" office:value-type="float" office:value="6990">
            <text:p>6990</text:p>
          </table:table-cell>
          <table:table-cell table:style-name="ce11" table:formula="of:=AVERAGE([Overview.B332:.KK332])" office:value-type="float" office:value="242.333333333333">
            <text:p>242,3333333333</text:p>
          </table:table-cell>
          <table:table-cell table:style-name="ce11" table:formula="of:=AVERAGE([Overview.B353:.KK353])" office:value-type="float" office:value="7.33333333333333">
            <text:p>7,3333333333</text:p>
          </table:table-cell>
          <table:table-cell table:style-name="ce13" table:formula="of:=AVERAGE([Overview.B374:.KK374])" office:value-type="float" office:value="11.6666666666667">
            <text:p>11,6666666667</text:p>
          </table:table-cell>
          <table:table-cell table:style-name="ce13" table:formula="of:=AVERAGE([Overview.B395:.KK395])" office:value-type="float" office:value="559.833333333333">
            <text:p>559,8333333333</text:p>
          </table:table-cell>
          <table:table-cell table:style-name="ce13" table:formula="of:=AVERAGE([Overview.B416:.KK416])" office:value-type="float" office:value="6771.66666666667">
            <text:p>6771,6666666667</text:p>
          </table:table-cell>
          <table:table-cell table:style-name="ce13" table:formula="of:=AVERAGE([Overview.B437:.KK437])" office:value-type="float" office:value="291.333333333333">
            <text:p>291,3333333333</text:p>
          </table:table-cell>
          <table:table-cell table:style-name="ce13" table:formula="of:=AVERAGE([Overview.B458:.KK458])" office:value-type="float" office:value="48">
            <text:p>48</text:p>
          </table:table-cell>
          <table:table-cell table:style-name="ce18" table:formula="of:=AVERAGE([Overview.B479:.KK479])" office:value-type="float" office:value="11.5277777777778">
            <text:p>11,5277777778</text:p>
          </table:table-cell>
          <table:table-cell table:style-name="ce18" table:formula="of:=AVERAGE([Overview.B500:.KK500])" office:value-type="float" office:value="618.638888888889">
            <text:p>618,6388888889</text:p>
          </table:table-cell>
          <table:table-cell table:style-name="ce18" table:formula="of:=AVERAGE([Overview.B521:.KK521])" office:value-type="float" office:value="6421.80555555555">
            <text:p>6421,8055555556</text:p>
          </table:table-cell>
          <table:table-cell table:style-name="ce18" table:formula="of:=AVERAGE([Overview.B542:.KK542])" office:value-type="float" office:value="212.222222222222">
            <text:p>212,2222222222</text:p>
          </table:table-cell>
          <table:table-cell table:style-name="ce18" table:formula="of:=AVERAGE([Overview.B563:.KK563])" office:value-type="float" office:value="20.25">
            <text:p>20,25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0">
            <text:p>#DIV/0!</text:p>
          </table:table-cell>
          <table:table-cell table:style-name="ce11" table:formula="of:=AVERAGE([Overview.B291:.KK291])" office:value-type="float" office:value="0">
            <text:p>#DIV/0!</text:p>
          </table:table-cell>
          <table:table-cell table:style-name="ce11" table:formula="of:=AVERAGE([Overview.B312:.KK312])" office:value-type="float" office:value="0">
            <text:p>#DIV/0!</text:p>
          </table:table-cell>
          <table:table-cell table:style-name="ce11" table:formula="of:=AVERAGE([Overview.B333:.KK333])" office:value-type="float" office:value="0">
            <text:p>#DIV/0!</text:p>
          </table:table-cell>
          <table:table-cell table:style-name="ce11" table:formula="of:=AVERAGE([Overview.B354:.KK354])" office:value-type="float" office:value="0">
            <text:p>#DIV/0!</text:p>
          </table:table-cell>
          <table:table-cell table:style-name="ce13" table:formula="of:=AVERAGE([Overview.B375:.KK375])" office:value-type="float" office:value="0">
            <text:p>#DIV/0!</text:p>
          </table:table-cell>
          <table:table-cell table:style-name="ce13" table:formula="of:=AVERAGE([Overview.B396:.KK396])" office:value-type="float" office:value="0">
            <text:p>#DIV/0!</text:p>
          </table:table-cell>
          <table:table-cell table:style-name="ce13" table:formula="of:=AVERAGE([Overview.B417:.KK417])" office:value-type="float" office:value="0">
            <text:p>#DIV/0!</text:p>
          </table:table-cell>
          <table:table-cell table:style-name="ce13" table:formula="of:=AVERAGE([Overview.B438:.KK438])" office:value-type="float" office:value="0">
            <text:p>#DIV/0!</text:p>
          </table:table-cell>
          <table:table-cell table:style-name="ce13" table:formula="of:=AVERAGE([Overview.B459:.KK459])" office:value-type="float" office:value="0">
            <text:p>#DIV/0!</text:p>
          </table:table-cell>
          <table:table-cell table:style-name="ce18" table:formula="of:=AVERAGE([Overview.B480:.KK480])" office:value-type="float" office:value="0">
            <text:p>#DIV/0!</text:p>
          </table:table-cell>
          <table:table-cell table:style-name="ce18" table:formula="of:=AVERAGE([Overview.B501:.KK501])" office:value-type="float" office:value="0">
            <text:p>#DIV/0!</text:p>
          </table:table-cell>
          <table:table-cell table:style-name="ce18" table:formula="of:=AVERAGE([Overview.B522:.KK522])" office:value-type="float" office:value="0">
            <text:p>#DIV/0!</text:p>
          </table:table-cell>
          <table:table-cell table:style-name="ce18" table:formula="of:=AVERAGE([Overview.B543:.KK543])" office:value-type="float" office:value="0">
            <text:p>#DIV/0!</text:p>
          </table:table-cell>
          <table:table-cell table:style-name="ce18" table:formula="of:=AVERAGE([Overview.B564:.KK564])" office:value-type="float" office:value="0">
            <text:p>#DIV/0!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2464">
            <text:p>2464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401">
            <text:p>401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6.2743506493506">
            <text:p>16,274350649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265.333333333333">
            <text:p>265,3333333333</text:p>
          </table:table-cell>
          <table:table-cell table:style-name="ce22"/>
          <table:table-cell table:formula="of:=([.V268]/[.V266])*100" office:value-type="float" office:value="10.7683982683983">
            <text:p>10,768398268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359">
            <text:p>359</text:p>
          </table:table-cell>
          <table:table-cell table:style-name="ce22"/>
          <table:table-cell table:formula="of:=([.V269]/[.V266])*100" office:value-type="float" office:value="14.5698051948052">
            <text:p>14,569805194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249.666666666667">
            <text:p>249,6666666667</text:p>
          </table:table-cell>
          <table:table-cell table:style-name="ce22"/>
          <table:table-cell table:formula="of:=([.V270]/[.V266])*100" office:value-type="float" office:value="10.1325757575758">
            <text:p>10,132575757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1189">
            <text:p>1189</text:p>
          </table:table-cell>
          <table:table-cell table:style-name="ce24"/>
          <table:table-cell table:formula="of:=([.V271]/[.V266])*100" office:value-type="float" office:value="48.2548701298701">
            <text:p>48,254870129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229">
            <text:p>229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7.1072319201995">
            <text:p>57,1072319202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144.333333333333">
            <text:p>144,3333333333</text:p>
          </table:table-cell>
          <table:table-cell table:style-name="ce22"/>
          <table:table-cell table:formula="of:=([.V273]/[.V268])*100" office:value-type="float" office:value="54.3969849246231">
            <text:p>54,396984924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194.333333333333">
            <text:p>194,3333333333</text:p>
          </table:table-cell>
          <table:table-cell table:style-name="ce22"/>
          <table:table-cell table:formula="of:=([.V274]/[.V269])*100" office:value-type="float" office:value="54.1318477251625">
            <text:p>54,131847725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133.666666666667">
            <text:p>133,6666666667</text:p>
          </table:table-cell>
          <table:table-cell table:style-name="ce22"/>
          <table:table-cell table:formula="of:=([.V275]/[.V270])*100" office:value-type="float" office:value="53.5380507343124">
            <text:p>53,538050734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530.666666666667">
            <text:p>530,6666666667</text:p>
          </table:table-cell>
          <table:table-cell table:style-name="ce24"/>
          <table:table-cell table:formula="of:=([.V276]/[.V271])*100" office:value-type="float" office:value="44.6313428651528">
            <text:p>44,6313428652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232">
            <text:p>1232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T420" table:end-x="0.174cm" table:end-y="0.09cm" draw:z-index="7" draw:style-name="gr1" draw:text-style-name="P1" svg:width="42.008cm" svg:height="22.18cm" svg:x="0cm" svg:y="0.04cm">
              <draw:object draw:notify-on-update-of-ranges="Graph.V376:Graph.V396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.333333333333333">
            <text:p>0,333333333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.333333333333333">
            <text:p>0,333333333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3.33333333333333">
            <text:p>3,333333333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0.333333333333333">
            <text:p>0,333333333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2.66666666666667">
            <text:p>2,666666666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5.66666666666667">
            <text:p>5,666666666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0.666666666666667">
            <text:p>0,666666666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10.3333333333333">
            <text:p>10,333333333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28.6666666666667">
            <text:p>28,666666666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112.666666666667">
            <text:p>112,666666666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11.6666666666667">
            <text:p>11,666666666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51">
            <text:p>5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1.33333333333333">
            <text:p>1,333333333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">
            <text:p>0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2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3.11.2017</text:date>, <text:time>15:44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3T15:44:56.09</dc:date>
    <meta:editing-duration>PT12H57M30S</meta:editing-duration>
    <meta:editing-cycles>6</meta:editing-cycles>
    <meta:generator>OpenOffice/4.1.4$Win32 OpenOffice.org_project/414m5$Build-9788</meta:generator>
    <meta:document-statistic meta:table-count="6" meta:cell-count="335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1666666666667">
                <text:p>3.21666666666667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">
                <text:p>3</text:p>
              </table:table-cell>
              <table:table-cell office:value-type="float" office:value="3.17264957264957">
                <text:p>3.17264957264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.45833333333333">
                <text:p>3.45833333333333</text:p>
              </table:table-cell>
              <table:table-cell office:value-type="float" office:value="4.61111111111111">
                <text:p>4.61111111111111</text:p>
              </table:table-cell>
              <table:table-cell office:value-type="float" office:value="4.86666666666667">
                <text:p>4.86666666666667</text:p>
              </table:table-cell>
              <table:table-cell office:value-type="float" office:value="4.78627450980392">
                <text:p>4.78627450980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94444444444444">
                <text:p>4.94444444444444</text:p>
              </table:table-cell>
              <table:table-cell office:value-type="float" office:value="4.75">
                <text:p>4.75</text:p>
              </table:table-cell>
              <table:table-cell office:value-type="float" office:value="5.14924242424242">
                <text:p>5.14924242424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8809523809524">
                <text:p>5.98809523809524</text:p>
              </table:table-cell>
              <table:table-cell office:value-type="float" office:value="5.54545454545455">
                <text:p>5.54545454545455</text:p>
              </table:table-cell>
              <table:table-cell office:value-type="float" office:value="5.68888888888889">
                <text:p>5.68888888888889</text:p>
              </table:table-cell>
              <table:table-cell office:value-type="float" office:value="6.25">
                <text:p>6.25</text:p>
              </table:table-cell>
              <table:table-cell office:value-type="float" office:value="5.61938061938062">
                <text:p>5.61938061938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0628815628816">
                <text:p>8.40628815628816</text:p>
              </table:table-cell>
              <table:table-cell office:value-type="float" office:value="7.97222222222222">
                <text:p>7.97222222222222</text:p>
              </table:table-cell>
              <table:table-cell office:value-type="float" office:value="6.89957264957265">
                <text:p>6.89957264957265</text:p>
              </table:table-cell>
              <table:table-cell office:value-type="float" office:value="7.60846560846561">
                <text:p>7.60846560846561</text:p>
              </table:table-cell>
              <table:table-cell office:value-type="float" office:value="7.76857912976512">
                <text:p>7.76857912976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4553872053872">
                <text:p>8.94553872053872</text:p>
              </table:table-cell>
              <table:table-cell office:value-type="float" office:value="8.56950191570881">
                <text:p>8.56950191570881</text:p>
              </table:table-cell>
              <table:table-cell office:value-type="float" office:value="7.96519524617997">
                <text:p>7.96519524617997</text:p>
              </table:table-cell>
              <table:table-cell office:value-type="float" office:value="8.28333333333333">
                <text:p>8.28333333333333</text:p>
              </table:table-cell>
              <table:table-cell office:value-type="float" office:value="8.02630101036747">
                <text:p>8.02630101036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35823545861298">
                <text:p>9.35823545861298</text:p>
              </table:table-cell>
              <table:table-cell office:value-type="float" office:value="8.64904984107662">
                <text:p>8.64904984107662</text:p>
              </table:table-cell>
              <table:table-cell office:value-type="float" office:value="8.91829084973645">
                <text:p>8.91829084973645</text:p>
              </table:table-cell>
              <table:table-cell office:value-type="float" office:value="8.84120347597967">
                <text:p>8.84120347597967</text:p>
              </table:table-cell>
              <table:table-cell office:value-type="float" office:value="8.42635096397831">
                <text:p>8.42635096397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3539452495974">
                <text:p>9.83539452495974</text:p>
              </table:table-cell>
              <table:table-cell office:value-type="float" office:value="9.34340789234406">
                <text:p>9.34340789234406</text:p>
              </table:table-cell>
              <table:table-cell office:value-type="float" office:value="9.28333333333333">
                <text:p>9.28333333333333</text:p>
              </table:table-cell>
              <table:table-cell office:value-type="float" office:value="9.67462928153718">
                <text:p>9.67462928153718</text:p>
              </table:table-cell>
              <table:table-cell office:value-type="float" office:value="8.9031307419657">
                <text:p>8.9031307419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0227272727273">
                <text:p>12.0227272727273</text:p>
              </table:table-cell>
              <table:table-cell office:value-type="float" office:value="10.5055555555556">
                <text:p>10.5055555555556</text:p>
              </table:table-cell>
              <table:table-cell office:value-type="float" office:value="10.3578703703704">
                <text:p>10.3578703703704</text:p>
              </table:table-cell>
              <table:table-cell office:value-type="float" office:value="8.54545454545455">
                <text:p>8.54545454545455</text:p>
              </table:table-cell>
              <table:table-cell office:value-type="float" office:value="9.67509018759019">
                <text:p>9.67509018759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699834412163">
                <text:p>11.2699834412163</text:p>
              </table:table-cell>
              <table:table-cell office:value-type="float" office:value="10.7349557404148">
                <text:p>10.7349557404148</text:p>
              </table:table-cell>
              <table:table-cell office:value-type="float" office:value="10.8111672278339">
                <text:p>10.8111672278339</text:p>
              </table:table-cell>
              <table:table-cell office:value-type="float" office:value="10.8605442176871">
                <text:p>10.8605442176871</text:p>
              </table:table-cell>
              <table:table-cell office:value-type="float" office:value="10.2836537317571">
                <text:p>10.2836537317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742556281772">
                <text:p>11.5742556281772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1.5872005282022">
                <text:p>11.5872005282022</text:p>
              </table:table-cell>
              <table:table-cell office:value-type="float" office:value="10.4489898989899">
                <text:p>10.4489898989899</text:p>
              </table:table-cell>
              <table:table-cell office:value-type="float" office:value="9.9120038259206">
                <text:p>9.9120038259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483511586453">
                <text:p>11.5483511586453</text:p>
              </table:table-cell>
              <table:table-cell office:value-type="float" office:value="10.9555555555556">
                <text:p>10.9555555555556</text:p>
              </table:table-cell>
              <table:table-cell office:value-type="float" office:value="11.6111111111111">
                <text:p>11.6111111111111</text:p>
              </table:table-cell>
              <table:table-cell office:value-type="float" office:value="9.76719576719576">
                <text:p>9.76719576719576</text:p>
              </table:table-cell>
              <table:table-cell office:value-type="float" office:value="10.6156169538523">
                <text:p>10.6156169538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0185185185185">
                <text:p>13.0185185185185</text:p>
              </table:table-cell>
              <table:table-cell office:value-type="float" office:value="10.1296296296296">
                <text:p>10.1296296296296</text:p>
              </table:table-cell>
              <table:table-cell office:value-type="float" office:value="11.1862373737374">
                <text:p>11.1862373737374</text:p>
              </table:table-cell>
              <table:table-cell office:value-type="float" office:value="13.2361111111111">
                <text:p>13.2361111111111</text:p>
              </table:table-cell>
              <table:table-cell office:value-type="float" office:value="11.6777706139408">
                <text:p>11.6777706139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1.5277777777778">
                <text:p>11.5277777777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B19:Overview.B39" svg:x="1.568cm" svg:y="2.255cm" svg:width="23.912cm" svg:height="13.162cm">
          <chartooo:coordinate-region svg:x="2.375cm" svg:y="2.467cm" svg:width="23.105cm" svg:height="12.277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B19:Overview.B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view.B19:Overview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7.9">
                <text:p>37.9</text:p>
              </table:table-cell>
              <table:table-cell office:value-type="float" office:value="37.5">
                <text:p>37.5</text:p>
              </table:table-cell>
              <table:table-cell office:value-type="float" office:value="37.5">
                <text:p>37.5</text:p>
              </table:table-cell>
              <table:table-cell office:value-type="float" office:value="37.2509157509157">
                <text:p>37.2509157509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4722222222222">
                <text:p>88.4722222222222</text:p>
              </table:table-cell>
              <table:table-cell office:value-type="float" office:value="69.5">
                <text:p>69.5</text:p>
              </table:table-cell>
              <table:table-cell office:value-type="float" office:value="76.1666666666667">
                <text:p>76.1666666666667</text:p>
              </table:table-cell>
              <table:table-cell office:value-type="float" office:value="89.5">
                <text:p>89.5</text:p>
              </table:table-cell>
              <table:table-cell office:value-type="float" office:value="80.5196078431373">
                <text:p>80.5196078431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7777777777777">
                <text:p>98.7777777777777</text:p>
              </table:table-cell>
              <table:table-cell office:value-type="float" office:value="92.1666666666667">
                <text:p>92.1666666666667</text:p>
              </table:table-cell>
              <table:table-cell office:value-type="float" office:value="94.3">
                <text:p>94.3</text:p>
              </table:table-cell>
              <table:table-cell office:value-type="float" office:value="87.6">
                <text:p>87.6</text:p>
              </table:table-cell>
              <table:table-cell office:value-type="float" office:value="94.2034090909091">
                <text:p>94.2034090909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521645021645">
                <text:p>110.521645021645</text:p>
              </table:table-cell>
              <table:table-cell office:value-type="float" office:value="90.5353535353533">
                <text:p>90.5353535353533</text:p>
              </table:table-cell>
              <table:table-cell office:value-type="float" office:value="115.088888888889">
                <text:p>115.088888888889</text:p>
              </table:table-cell>
              <table:table-cell office:value-type="float" office:value="100.75">
                <text:p>100.75</text:p>
              </table:table-cell>
              <table:table-cell office:value-type="float" office:value="112.627261627262">
                <text:p>112.627261627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6.25">
                <text:p>176.25</text:p>
              </table:table-cell>
              <table:table-cell office:value-type="float" office:value="167">
                <text:p>167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58.75">
                <text:p>158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.907509157509">
                <text:p>190.907509157509</text:p>
              </table:table-cell>
              <table:table-cell office:value-type="float" office:value="179.144444444444">
                <text:p>179.144444444444</text:p>
              </table:table-cell>
              <table:table-cell office:value-type="float" office:value="150.945512820513">
                <text:p>150.945512820513</text:p>
              </table:table-cell>
              <table:table-cell office:value-type="float" office:value="172.439153439153">
                <text:p>172.439153439153</text:p>
              </table:table-cell>
              <table:table-cell office:value-type="float" office:value="172.3720318316">
                <text:p>172.3720318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.892255892256">
                <text:p>211.892255892256</text:p>
              </table:table-cell>
              <table:table-cell office:value-type="float" office:value="209.535128626163">
                <text:p>209.535128626163</text:p>
              </table:table-cell>
              <table:table-cell office:value-type="float" office:value="184.749575551782">
                <text:p>184.749575551782</text:p>
              </table:table-cell>
              <table:table-cell office:value-type="float" office:value="205.177222222222">
                <text:p>205.177222222222</text:p>
              </table:table-cell>
              <table:table-cell office:value-type="float" office:value="190.349903590092">
                <text:p>190.349903590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3.395315995526">
                <text:p>243.395315995526</text:p>
              </table:table-cell>
              <table:table-cell office:value-type="float" office:value="228.829809216804">
                <text:p>228.829809216804</text:p>
              </table:table-cell>
              <table:table-cell office:value-type="float" office:value="232.756975761447">
                <text:p>232.756975761447</text:p>
              </table:table-cell>
              <table:table-cell office:value-type="float" office:value="235.085915723889">
                <text:p>235.085915723889</text:p>
              </table:table-cell>
              <table:table-cell office:value-type="float" office:value="222.401832153393">
                <text:p>222.401832153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2.937375201288">
                <text:p>272.937375201288</text:p>
              </table:table-cell>
              <table:table-cell office:value-type="float" office:value="267.690416439353">
                <text:p>267.690416439353</text:p>
              </table:table-cell>
              <table:table-cell office:value-type="float" office:value="257.725">
                <text:p>257.725</text:p>
              </table:table-cell>
              <table:table-cell office:value-type="float" office:value="268.548506683375">
                <text:p>268.548506683375</text:p>
              </table:table-cell>
              <table:table-cell office:value-type="float" office:value="252.056051068672">
                <text:p>252.056051068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4.042929292929">
                <text:p>354.042929292929</text:p>
              </table:table-cell>
              <table:table-cell office:value-type="float" office:value="328.713888888889">
                <text:p>328.713888888889</text:p>
              </table:table-cell>
              <table:table-cell office:value-type="float" office:value="311.331018518518">
                <text:p>311.331018518518</text:p>
              </table:table-cell>
              <table:table-cell office:value-type="float" office:value="282.469696969697">
                <text:p>282.469696969697</text:p>
              </table:table-cell>
              <table:table-cell office:value-type="float" office:value="304.628445165945">
                <text:p>304.628445165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9.656920400756">
                <text:p>379.656920400756</text:p>
              </table:table-cell>
              <table:table-cell office:value-type="float" office:value="363.011311523489">
                <text:p>363.011311523489</text:p>
              </table:table-cell>
              <table:table-cell office:value-type="float" office:value="346.59918630752">
                <text:p>346.59918630752</text:p>
              </table:table-cell>
              <table:table-cell office:value-type="float" office:value="369.122448979592">
                <text:p>369.122448979592</text:p>
              </table:table-cell>
              <table:table-cell office:value-type="float" office:value="347.749688946962">
                <text:p>347.749688946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6.260348583878">
                <text:p>426.260348583878</text:p>
              </table:table-cell>
              <table:table-cell office:value-type="float" office:value="442.105555555556">
                <text:p>442.105555555556</text:p>
              </table:table-cell>
              <table:table-cell office:value-type="float" office:value="400.896151669496">
                <text:p>400.896151669496</text:p>
              </table:table-cell>
              <table:table-cell office:value-type="float" office:value="383.897727272727">
                <text:p>383.897727272727</text:p>
              </table:table-cell>
              <table:table-cell office:value-type="float" office:value="376.610664753706">
                <text:p>376.610664753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4.449643493761">
                <text:p>464.449643493761</text:p>
              </table:table-cell>
              <table:table-cell office:value-type="float" office:value="439.744444444444">
                <text:p>439.744444444444</text:p>
              </table:table-cell>
              <table:table-cell office:value-type="float" office:value="478.550925925926">
                <text:p>478.550925925926</text:p>
              </table:table-cell>
              <table:table-cell office:value-type="float" office:value="400.660052910053">
                <text:p>400.660052910053</text:p>
              </table:table-cell>
              <table:table-cell office:value-type="float" office:value="446.424044365221">
                <text:p>446.424044365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4.564814814815">
                <text:p>534.564814814815</text:p>
              </table:table-cell>
              <table:table-cell office:value-type="float" office:value="489.24537037037">
                <text:p>489.24537037037</text:p>
              </table:table-cell>
              <table:table-cell office:value-type="float" office:value="493.915404040404">
                <text:p>493.915404040404</text:p>
              </table:table-cell>
              <table:table-cell office:value-type="float" office:value="598.052777777778">
                <text:p>598.052777777778</text:p>
              </table:table-cell>
              <table:table-cell office:value-type="float" office:value="514.328641020131">
                <text:p>514.3286410201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5.5">
                <text:p>725.5</text:p>
              </table:table-cell>
              <table:table-cell office:value-type="float" office:value="729">
                <text:p>729</text:p>
              </table:table-cell>
              <table:table-cell office:value-type="float" office:value="637">
                <text:p>637</text:p>
              </table:table-cell>
              <table:table-cell office:value-type="float" office:value="559.833333333333">
                <text:p>559.833333333333</text:p>
              </table:table-cell>
              <table:table-cell office:value-type="float" office:value="618.638888888889">
                <text:p>618.63888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4cm" svg:width="35.32cm" svg:height="16.064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171.25">
                <text:p>17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.027777777778">
                <text:p>444.027777777778</text:p>
              </table:table-cell>
              <table:table-cell office:value-type="float" office:value="452.166666666667">
                <text:p>452.166666666667</text:p>
              </table:table-cell>
              <table:table-cell office:value-type="float" office:value="478.055555555556">
                <text:p>478.055555555556</text:p>
              </table:table-cell>
              <table:table-cell office:value-type="float" office:value="407.5">
                <text:p>407.5</text:p>
              </table:table-cell>
              <table:table-cell office:value-type="float" office:value="467.154456654457">
                <text:p>467.154456654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530">
                <text:p>530</text:p>
              </table:table-cell>
              <table:table-cell office:value-type="float" office:value="598.75">
                <text:p>59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0.833333333333">
                <text:p>570.833333333333</text:p>
              </table:table-cell>
              <table:table-cell office:value-type="float" office:value="764.375">
                <text:p>764.375</text:p>
              </table:table-cell>
              <table:table-cell office:value-type="float" office:value="718.888888888889">
                <text:p>718.888888888889</text:p>
              </table:table-cell>
              <table:table-cell office:value-type="float" office:value="659">
                <text:p>659</text:p>
              </table:table-cell>
              <table:table-cell office:value-type="float" office:value="685.56862745098">
                <text:p>685.56862745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5.833333333333">
                <text:p>825.833333333333</text:p>
              </table:table-cell>
              <table:table-cell office:value-type="float" office:value="876.666666666667">
                <text:p>876.666666666667</text:p>
              </table:table-cell>
              <table:table-cell office:value-type="float" office:value="912.055555555556">
                <text:p>912.055555555556</text:p>
              </table:table-cell>
              <table:table-cell office:value-type="float" office:value="865.25">
                <text:p>865.25</text:p>
              </table:table-cell>
              <table:table-cell office:value-type="float" office:value="753.787878787879">
                <text:p>753.787878787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0.12987012987">
                <text:p>980.12987012987</text:p>
              </table:table-cell>
              <table:table-cell office:value-type="float" office:value="964.141414141414">
                <text:p>964.141414141414</text:p>
              </table:table-cell>
              <table:table-cell office:value-type="float" office:value="1044.16666666667">
                <text:p>1044.16666666667</text:p>
              </table:table-cell>
              <table:table-cell office:value-type="float" office:value="970.416666666667">
                <text:p>970.416666666667</text:p>
              </table:table-cell>
              <table:table-cell office:value-type="float" office:value="985.80697080697">
                <text:p>985.8069708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1.25">
                <text:p>1491.25</text:p>
              </table:table-cell>
              <table:table-cell office:value-type="float" office:value="1011.66666666667">
                <text:p>1011.66666666667</text:p>
              </table:table-cell>
              <table:table-cell office:value-type="float" office:value="1407.5">
                <text:p>1407.5</text:p>
              </table:table-cell>
              <table:table-cell office:value-type="float" office:value="NaN">
                <text:p>NaN</text:p>
              </table:table-cell>
              <table:table-cell office:value-type="float" office:value="1257.5">
                <text:p>125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4.07661782662">
                <text:p>1334.07661782662</text:p>
              </table:table-cell>
              <table:table-cell office:value-type="float" office:value="1456.19444444444">
                <text:p>1456.19444444444</text:p>
              </table:table-cell>
              <table:table-cell office:value-type="float" office:value="1625.42200854701">
                <text:p>1625.42200854701</text:p>
              </table:table-cell>
              <table:table-cell office:value-type="float" office:value="1441.1746031746">
                <text:p>1441.1746031746</text:p>
              </table:table-cell>
              <table:table-cell office:value-type="float" office:value="1416.49642361232">
                <text:p>1416.49642361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2.13804713805">
                <text:p>1722.13804713805</text:p>
              </table:table-cell>
              <table:table-cell office:value-type="float" office:value="1654.40985221675">
                <text:p>1654.40985221675</text:p>
              </table:table-cell>
              <table:table-cell office:value-type="float" office:value="1771.31154499151">
                <text:p>1771.31154499151</text:p>
              </table:table-cell>
              <table:table-cell office:value-type="float" office:value="1670.68333333333">
                <text:p>1670.68333333333</text:p>
              </table:table-cell>
              <table:table-cell office:value-type="float" office:value="1703.56065031153">
                <text:p>1703.56065031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68.2846057047">
                <text:p>2068.2846057047</text:p>
              </table:table-cell>
              <table:table-cell office:value-type="float" office:value="2070.61829835516">
                <text:p>2070.61829835516</text:p>
              </table:table-cell>
              <table:table-cell office:value-type="float" office:value="2122.47733885588">
                <text:p>2122.47733885588</text:p>
              </table:table-cell>
              <table:table-cell office:value-type="float" office:value="2058.06115756681">
                <text:p>2058.06115756681</text:p>
              </table:table-cell>
              <table:table-cell office:value-type="float" office:value="2014.86797908462">
                <text:p>2014.8679790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9.61296296296">
                <text:p>2409.61296296296</text:p>
              </table:table-cell>
              <table:table-cell office:value-type="float" office:value="2458.81442080378">
                <text:p>2458.81442080378</text:p>
              </table:table-cell>
              <table:table-cell office:value-type="float" office:value="2488.83333333333">
                <text:p>2488.83333333333</text:p>
              </table:table-cell>
              <table:table-cell office:value-type="float" office:value="2391.91363826232">
                <text:p>2391.91363826232</text:p>
              </table:table-cell>
              <table:table-cell office:value-type="float" office:value="2390.06817651964">
                <text:p>2390.06817651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3.83207070707">
                <text:p>2883.83207070707</text:p>
              </table:table-cell>
              <table:table-cell office:value-type="float" office:value="2829.30555555556">
                <text:p>2829.30555555556</text:p>
              </table:table-cell>
              <table:table-cell office:value-type="float" office:value="2884.13888888889">
                <text:p>2884.13888888889</text:p>
              </table:table-cell>
              <table:table-cell office:value-type="float" office:value="2756.51515151515">
                <text:p>2756.51515151515</text:p>
              </table:table-cell>
              <table:table-cell office:value-type="float" office:value="2854.2812950938">
                <text:p>2854.2812950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73.05619114523">
                <text:p>3473.05619114523</text:p>
              </table:table-cell>
              <table:table-cell office:value-type="float" office:value="3372.98105636432">
                <text:p>3372.98105636432</text:p>
              </table:table-cell>
              <table:table-cell office:value-type="float" office:value="3579.41989337823">
                <text:p>3579.41989337823</text:p>
              </table:table-cell>
              <table:table-cell office:value-type="float" office:value="3188.16326530612">
                <text:p>3188.16326530612</text:p>
              </table:table-cell>
              <table:table-cell office:value-type="float" office:value="3312.04999686188">
                <text:p>3312.04999686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53.78540305011">
                <text:p>3953.78540305011</text:p>
              </table:table-cell>
              <table:table-cell office:value-type="float" office:value="4168.52777777778">
                <text:p>4168.52777777778</text:p>
              </table:table-cell>
              <table:table-cell office:value-type="float" office:value="3998.14563289945">
                <text:p>3998.14563289945</text:p>
              </table:table-cell>
              <table:table-cell office:value-type="float" office:value="3874.25883838384">
                <text:p>3874.25883838384</text:p>
              </table:table-cell>
              <table:table-cell office:value-type="float" office:value="3864.02367288379">
                <text:p>3864.02367288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2.0933600713">
                <text:p>4652.0933600713</text:p>
              </table:table-cell>
              <table:table-cell office:value-type="float" office:value="4614.27777777778">
                <text:p>4614.27777777778</text:p>
              </table:table-cell>
              <table:table-cell office:value-type="float" office:value="4726.22685185185">
                <text:p>4726.22685185185</text:p>
              </table:table-cell>
              <table:table-cell office:value-type="float" office:value="4468.87566137566">
                <text:p>4468.87566137566</text:p>
              </table:table-cell>
              <table:table-cell office:value-type="float" office:value="4610.17008318479">
                <text:p>4610.17008318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80.18518518518">
                <text:p>5480.18518518518</text:p>
              </table:table-cell>
              <table:table-cell office:value-type="float" office:value="5583.68055555556">
                <text:p>5583.68055555556</text:p>
              </table:table-cell>
              <table:table-cell office:value-type="float" office:value="5761.43623737374">
                <text:p>5761.43623737374</text:p>
              </table:table-cell>
              <table:table-cell office:value-type="float" office:value="5505.30555555556">
                <text:p>5505.30555555556</text:p>
              </table:table-cell>
              <table:table-cell office:value-type="float" office:value="5449.84758936887">
                <text:p>5449.84758936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62.5">
                <text:p>6562.5</text:p>
              </table:table-cell>
              <table:table-cell office:value-type="float" office:value="7822.5">
                <text:p>7822.5</text:p>
              </table:table-cell>
              <table:table-cell office:value-type="float" office:value="6990">
                <text:p>6990</text:p>
              </table:table-cell>
              <table:table-cell office:value-type="float" office:value="6771.66666666667">
                <text:p>6771.66666666667</text:p>
              </table:table-cell>
              <table:table-cell office:value-type="float" office:value="6421.80555555555">
                <text:p>6421.80555555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1.1666666666667">
                <text:p>61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6833333333333">
                <text:p>63.6833333333333</text:p>
              </table:table-cell>
              <table:table-cell office:value-type="float" office:value="64.3111111111111">
                <text:p>64.3111111111111</text:p>
              </table:table-cell>
              <table:table-cell office:value-type="float" office:value="69.1111111111111">
                <text:p>69.1111111111111</text:p>
              </table:table-cell>
              <table:table-cell office:value-type="float" office:value="59.5">
                <text:p>59.5</text:p>
              </table:table-cell>
              <table:table-cell office:value-type="float" office:value="62.0273504273504">
                <text:p>62.0273504273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70.5">
                <text:p>70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7777777777778">
                <text:p>74.7777777777778</text:p>
              </table:table-cell>
              <table:table-cell office:value-type="float" office:value="82">
                <text:p>82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71.1333333333333">
                <text:p>71.1333333333333</text:p>
              </table:table-cell>
              <table:table-cell office:value-type="float" office:value="84.2941176470588">
                <text:p>84.2941176470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.7222222222223">
                <text:p>93.7222222222223</text:p>
              </table:table-cell>
              <table:table-cell office:value-type="float" office:value="108.416666666667">
                <text:p>108.416666666667</text:p>
              </table:table-cell>
              <table:table-cell office:value-type="float" office:value="108.577777777778">
                <text:p>108.577777777778</text:p>
              </table:table-cell>
              <table:table-cell office:value-type="float" office:value="103.35">
                <text:p>103.35</text:p>
              </table:table-cell>
              <table:table-cell office:value-type="float" office:value="87.1632575757576">
                <text:p>87.1632575757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615800865801">
                <text:p>109.615800865801</text:p>
              </table:table-cell>
              <table:table-cell office:value-type="float" office:value="105.414141414141">
                <text:p>105.414141414141</text:p>
              </table:table-cell>
              <table:table-cell office:value-type="float" office:value="114.866666666667">
                <text:p>114.866666666667</text:p>
              </table:table-cell>
              <table:table-cell office:value-type="float" office:value="111.916666666667">
                <text:p>111.916666666667</text:p>
              </table:table-cell>
              <table:table-cell office:value-type="float" office:value="105.566045066045">
                <text:p>105.566045066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25">
                <text:p>136.25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.520451770452">
                <text:p>113.520451770452</text:p>
              </table:table-cell>
              <table:table-cell office:value-type="float" office:value="124.341666666667">
                <text:p>124.341666666667</text:p>
              </table:table-cell>
              <table:table-cell office:value-type="float" office:value="141.655982905983">
                <text:p>141.655982905983</text:p>
              </table:table-cell>
              <table:table-cell office:value-type="float" office:value="125.827513227513">
                <text:p>125.827513227513</text:p>
              </table:table-cell>
              <table:table-cell office:value-type="float" office:value="120.599537928379">
                <text:p>120.599537928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.30101010101">
                <text:p>140.30101010101</text:p>
              </table:table-cell>
              <table:table-cell office:value-type="float" office:value="129.7182484948">
                <text:p>129.7182484948</text:p>
              </table:table-cell>
              <table:table-cell office:value-type="float" office:value="147.323429541596">
                <text:p>147.323429541596</text:p>
              </table:table-cell>
              <table:table-cell office:value-type="float" office:value="130.516111111111">
                <text:p>130.516111111111</text:p>
              </table:table-cell>
              <table:table-cell office:value-type="float" office:value="135.021056039175">
                <text:p>135.021056039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.641177293065">
                <text:p>147.641177293065</text:p>
              </table:table-cell>
              <table:table-cell office:value-type="float" office:value="146.15480189055">
                <text:p>146.15480189055</text:p>
              </table:table-cell>
              <table:table-cell office:value-type="float" office:value="153.848959038974">
                <text:p>153.848959038974</text:p>
              </table:table-cell>
              <table:table-cell office:value-type="float" office:value="143.460567306116">
                <text:p>143.460567306116</text:p>
              </table:table-cell>
              <table:table-cell office:value-type="float" office:value="141.956558150692">
                <text:p>141.956558150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.245169082125">
                <text:p>159.245169082125</text:p>
              </table:table-cell>
              <table:table-cell office:value-type="float" office:value="158.127159483543">
                <text:p>158.127159483543</text:p>
              </table:table-cell>
              <table:table-cell office:value-type="float" office:value="167.998809523809">
                <text:p>167.998809523809</text:p>
              </table:table-cell>
              <table:table-cell office:value-type="float" office:value="152.758850250627">
                <text:p>152.758850250627</text:p>
              </table:table-cell>
              <table:table-cell office:value-type="float" office:value="155.242311051049">
                <text:p>155.242311051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.404040404041">
                <text:p>168.404040404041</text:p>
              </table:table-cell>
              <table:table-cell office:value-type="float" office:value="164.869444444444">
                <text:p>164.869444444444</text:p>
              </table:table-cell>
              <table:table-cell office:value-type="float" office:value="177.499537037037">
                <text:p>177.499537037037</text:p>
              </table:table-cell>
              <table:table-cell office:value-type="float" office:value="157.957575757576">
                <text:p>157.957575757576</text:p>
              </table:table-cell>
              <table:table-cell office:value-type="float" office:value="165.714718614719">
                <text:p>165.714718614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.624963620854">
                <text:p>191.624963620854</text:p>
              </table:table-cell>
              <table:table-cell office:value-type="float" office:value="182.226323788194">
                <text:p>182.226323788194</text:p>
              </table:table-cell>
              <table:table-cell office:value-type="float" office:value="208.648849607183">
                <text:p>208.648849607183</text:p>
              </table:table-cell>
              <table:table-cell office:value-type="float" office:value="172.547619047619">
                <text:p>172.547619047619</text:p>
              </table:table-cell>
              <table:table-cell office:value-type="float" office:value="179.144678630829">
                <text:p>179.144678630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.509077705156">
                <text:p>198.509077705156</text:p>
              </table:table-cell>
              <table:table-cell office:value-type="float" office:value="206.2">
                <text:p>206.2</text:p>
              </table:table-cell>
              <table:table-cell office:value-type="float" office:value="213.784380305603">
                <text:p>213.784380305603</text:p>
              </table:table-cell>
              <table:table-cell office:value-type="float" office:value="196.534595959596">
                <text:p>196.534595959596</text:p>
              </table:table-cell>
              <table:table-cell office:value-type="float" office:value="193.125665550773">
                <text:p>193.125665550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9.385472370767">
                <text:p>219.385472370767</text:p>
              </table:table-cell>
              <table:table-cell office:value-type="float" office:value="205.144444444444">
                <text:p>205.144444444444</text:p>
              </table:table-cell>
              <table:table-cell office:value-type="float" office:value="215.064814814815">
                <text:p>215.064814814815</text:p>
              </table:table-cell>
              <table:table-cell office:value-type="float" office:value="209.630952380952">
                <text:p>209.630952380952</text:p>
              </table:table-cell>
              <table:table-cell office:value-type="float" office:value="216.230788274906">
                <text:p>216.230788274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.212962962963">
                <text:p>234.212962962963</text:p>
              </table:table-cell>
              <table:table-cell office:value-type="float" office:value="227.842592592593">
                <text:p>227.842592592593</text:p>
              </table:table-cell>
              <table:table-cell office:value-type="float" office:value="252.001262626263">
                <text:p>252.001262626263</text:p>
              </table:table-cell>
              <table:table-cell office:value-type="float" office:value="195.541666666667">
                <text:p>195.541666666667</text:p>
              </table:table-cell>
              <table:table-cell office:value-type="float" office:value="220.275521169138">
                <text:p>220.275521169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3.5">
                <text:p>243.5</text:p>
              </table:table-cell>
              <table:table-cell office:value-type="float" office:value="195">
                <text:p>195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291.333333333333">
                <text:p>291.333333333333</text:p>
              </table:table-cell>
              <table:table-cell office:value-type="float" office:value="212.222222222222">
                <text:p>212.22222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1666666666667">
                <text:p>4.11666666666667</text:p>
              </table:table-cell>
              <table:table-cell office:value-type="float" office:value="3.2">
                <text:p>3.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">
                <text:p>6</text:p>
              </table:table-cell>
              <table:table-cell office:value-type="float" office:value="6.08852258852259">
                <text:p>6.08852258852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7222222222222">
                <text:p>4.97222222222222</text:p>
              </table:table-cell>
              <table:table-cell office:value-type="float" office:value="16.0833333333333">
                <text:p>16.0833333333333</text:p>
              </table:table-cell>
              <table:table-cell office:value-type="float" office:value="8.5">
                <text:p>8.5</text:p>
              </table:table-cell>
              <table:table-cell office:value-type="float" office:value="15.8">
                <text:p>15.8</text:p>
              </table:table-cell>
              <table:table-cell office:value-type="float" office:value="10.3019607843137">
                <text:p>10.3019607843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7777777777778">
                <text:p>13.7777777777778</text:p>
              </table:table-cell>
              <table:table-cell office:value-type="float" office:value="5.5">
                <text:p>5.5</text:p>
              </table:table-cell>
              <table:table-cell office:value-type="float" office:value="8.28888888888889">
                <text:p>8.28888888888889</text:p>
              </table:table-cell>
              <table:table-cell office:value-type="float" office:value="7.05">
                <text:p>7.05</text:p>
              </table:table-cell>
              <table:table-cell office:value-type="float" office:value="13.4962121212121">
                <text:p>13.4962121212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65584415584416">
                <text:p>8.65584415584416</text:p>
              </table:table-cell>
              <table:table-cell office:value-type="float" office:value="8.91919191919192">
                <text:p>8.91919191919192</text:p>
              </table:table-cell>
              <table:table-cell office:value-type="float" office:value="8.35555555555556">
                <text:p>8.35555555555556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12.2059052059052">
                <text:p>12.2059052059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5989010989011">
                <text:p>7.35989010989011</text:p>
              </table:table-cell>
              <table:table-cell office:value-type="float" office:value="8.69722222222221">
                <text:p>8.69722222222221</text:p>
              </table:table-cell>
              <table:table-cell office:value-type="float" office:value="23.4519230769231">
                <text:p>23.4519230769231</text:p>
              </table:table-cell>
              <table:table-cell office:value-type="float" office:value="8.6804232804233">
                <text:p>8.6804232804233</text:p>
              </table:table-cell>
              <table:table-cell office:value-type="float" office:value="12.5157466073908">
                <text:p>12.5157466073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355218855219">
                <text:p>10.1355218855219</text:p>
              </table:table-cell>
              <table:table-cell office:value-type="float" office:value="14.4384455391352">
                <text:p>14.4384455391352</text:p>
              </table:table-cell>
              <table:table-cell office:value-type="float" office:value="13.0271646859083">
                <text:p>13.0271646859083</text:p>
              </table:table-cell>
              <table:table-cell office:value-type="float" office:value="14.3666666666667">
                <text:p>14.3666666666667</text:p>
              </table:table-cell>
              <table:table-cell office:value-type="float" office:value="14.4645065508492">
                <text:p>14.4645065508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29725950783">
                <text:p>10.029725950783</text:p>
              </table:table-cell>
              <table:table-cell office:value-type="float" office:value="10.9213629840025">
                <text:p>10.9213629840025</text:p>
              </table:table-cell>
              <table:table-cell office:value-type="float" office:value="11.0873575009194">
                <text:p>11.0873575009194</text:p>
              </table:table-cell>
              <table:table-cell office:value-type="float" office:value="12.6841695359895">
                <text:p>12.6841695359895</text:p>
              </table:table-cell>
              <table:table-cell office:value-type="float" office:value="14.8738636176198">
                <text:p>14.8738636176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966344605475">
                <text:p>13.3966344605475</text:p>
              </table:table-cell>
              <table:table-cell office:value-type="float" office:value="11.5082833242408">
                <text:p>11.5082833242408</text:p>
              </table:table-cell>
              <table:table-cell office:value-type="float" office:value="12.7190476190476">
                <text:p>12.7190476190476</text:p>
              </table:table-cell>
              <table:table-cell office:value-type="float" office:value="14.4302422723475">
                <text:p>14.4302422723475</text:p>
              </table:table-cell>
              <table:table-cell office:value-type="float" office:value="16.2867456168427">
                <text:p>16.2867456168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4595959595959">
                <text:p>13.4595959595959</text:p>
              </table:table-cell>
              <table:table-cell office:value-type="float" office:value="16.1944444444444">
                <text:p>16.1944444444444</text:p>
              </table:table-cell>
              <table:table-cell office:value-type="float" office:value="11.9513888888889">
                <text:p>11.9513888888889</text:p>
              </table:table-cell>
              <table:table-cell office:value-type="float" office:value="20.8242424242424">
                <text:p>20.8242424242424</text:p>
              </table:table-cell>
              <table:table-cell office:value-type="float" office:value="17.2676226551226">
                <text:p>17.2676226551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3899225584157">
                <text:p>14.3899225584157</text:p>
              </table:table-cell>
              <table:table-cell office:value-type="float" office:value="17.152382285501">
                <text:p>17.152382285501</text:p>
              </table:table-cell>
              <table:table-cell office:value-type="float" office:value="16.8880471380471">
                <text:p>16.8880471380471</text:p>
              </table:table-cell>
              <table:table-cell office:value-type="float" office:value="21.9081632653061">
                <text:p>21.9081632653061</text:p>
              </table:table-cell>
              <table:table-cell office:value-type="float" office:value="22.3277804158662">
                <text:p>22.32778041586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1859114015977">
                <text:p>21.1859114015977</text:p>
              </table:table-cell>
              <table:table-cell office:value-type="float" office:value="14.15">
                <text:p>14.15</text:p>
              </table:table-cell>
              <table:table-cell office:value-type="float" office:value="15.0060837577816">
                <text:p>15.0060837577816</text:p>
              </table:table-cell>
              <table:table-cell office:value-type="float" office:value="20.1159090909091">
                <text:p>20.1159090909091</text:p>
              </table:table-cell>
              <table:table-cell office:value-type="float" office:value="23.8937031723259">
                <text:p>23.8937031723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1983065953654">
                <text:p>17.1983065953654</text:p>
              </table:table-cell>
              <table:table-cell office:value-type="float" office:value="29.6777777777778">
                <text:p>29.6777777777778</text:p>
              </table:table-cell>
              <table:table-cell office:value-type="float" office:value="18.625">
                <text:p>18.625</text:p>
              </table:table-cell>
              <table:table-cell office:value-type="float" office:value="27.3015873015873">
                <text:p>27.3015873015873</text:p>
              </table:table-cell>
              <table:table-cell office:value-type="float" office:value="20.9614280055457">
                <text:p>20.9614280055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8518518518519">
                <text:p>23.8518518518519</text:p>
              </table:table-cell>
              <table:table-cell office:value-type="float" office:value="18.3703703703704">
                <text:p>18.3703703703704</text:p>
              </table:table-cell>
              <table:table-cell office:value-type="float" office:value="21.6786616161616">
                <text:p>21.6786616161616</text:p>
              </table:table-cell>
              <table:table-cell office:value-type="float" office:value="25.25">
                <text:p>25.25</text:p>
              </table:table-cell>
              <table:table-cell office:value-type="float" office:value="25.2928934737445">
                <text:p>25.2928934737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5">
                <text:p>13.5</text:p>
              </table:table-cell>
              <table:table-cell office:value-type="float" office:value="15">
                <text:p>1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48">
                <text:p>48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6.2743506493506">
                <text:p>16.2743506493506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0.7683982683983">
                <text:p>10.7683982683983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4.5698051948052">
                <text:p>14.5698051948052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1325757575758">
                <text:p>10.1325757575758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8.2548701298701">
                <text:p>48.25487012987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7.1072319201995">
                <text:p>57.1072319201995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4.3969849246231">
                <text:p>54.3969849246231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4.1318477251625">
                <text:p>54.1318477251625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3.5380507343124">
                <text:p>53.5380507343124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4.6313428651528">
                <text:p>44.6313428651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009cm" svg:height="22.181cm" xlink:href=".." xlink:type="simple" chart:class="chart:bar" chart:style-name="ch1">
        <chart:title svg:x="19.108cm" svg:y="0.579cm" chart:style-name="ch2">
          <text:p>Lvl game ended on</text:p>
        </chart:title>
        <chart:plot-area chart:style-name="ch3" table:cell-range-address="Graph.V376:Graph.V396" svg:x="1.878cm" svg:y="2.687cm" svg:width="38.451cm" svg:height="18.043cm">
          <chartooo:coordinate-region svg:x="2.685cm" svg:y="2.899cm" svg:width="37.644cm" svg:height="17.158cm"/>
          <chart:axis chart:dimension="x" chart:name="primary-x" chart:style-name="ch4">
            <chart:title svg:x="20.662cm" svg:y="21.174cm" chart:style-name="ch5">
              <text:p>Level</text:p>
            </chart:title>
          </chart:axis>
          <chart:axis chart:dimension="y" chart:name="primary-y" chart:style-name="ch6">
            <chart:title svg:x="0.451cm" svg:y="12.308cm" chart:style-name="ch7">
              <text:p>Games</text:p>
            </chart:title>
            <chart:grid chart:style-name="ch8" chart:class="major"/>
          </chart:axis>
          <chart:series chart:style-name="ch9" chart:values-cell-range-address="Graph.V376:Graph.V396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6:Graph.V3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.666666666667">
                <text:p>112.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